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2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3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21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6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1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1"/>
      <style:map style:condition="cell-content()=0" style:apply-style-name="Accent" style:base-cell-address="Sheet1.A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1" style:base-cell-address="Sheet1.K112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013" table:default-cell-style-name="ce11"/>
        <table:table-column table:style-name="co12" table:default-cell-style-name="ce13"/>
        <table:table-row table:style-name="ro1"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XC</text:p>
          </table:table-cell>
          <table:table-cell table:style-name="ce5" office:value-type="string" calcext:value-type="string">
            <text:p>XGL</text:p>
          </table:table-cell>
          <table:table-cell table:style-name="ce5" office:value-type="string" calcext:value-type="string">
            <text:p>XGR</text:p>
          </table:table-cell>
          <table:table-cell table:style-name="ce5" office:value-type="string" calcext:value-type="string">
            <text:p>DXG</text:p>
          </table:table-cell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YC</text:p>
          </table:table-cell>
          <table:table-cell table:style-name="ce5" office:value-type="string" calcext:value-type="string">
            <text:p>YGB</text:p>
          </table:table-cell>
          <table:table-cell table:style-name="ce5" office:value-type="string" calcext:value-type="string">
            <text:p>YGT</text:p>
          </table:table-cell>
          <table:table-cell table:style-name="ce5" office:value-type="string" calcext:value-type="string">
            <text:p>DYG</text:p>
          </table:table-cell>
          <table:table-cell table:style-name="ce4" table:number-columns-repeated="101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88.5" calcext:value-type="float">
            <text:p>288.500</text:p>
          </table:table-cell>
          <table:table-cell table:style-name="ce6" office:value-type="float" office:value="288.333343505859" calcext:value-type="float">
            <text:p>288.333</text:p>
          </table:table-cell>
          <table:table-cell table:style-name="ce6" office:value-type="float" office:value="288.666656494141" calcext:value-type="float">
            <text:p>288.667</text:p>
          </table:table-cell>
          <table:table-cell table:style-name="ce6" table:formula="of:=[.D2]-[.C2]" office:value-type="float" office:value="0.333312988282046" calcext:value-type="float">
            <text:p>0.33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-59.8934211730957" calcext:value-type="float">
            <text:p>-59.893</text:p>
          </table:table-cell>
          <table:table-cell table:style-name="ce6" office:value-type="float" office:value="-59.9766006469727" calcext:value-type="float">
            <text:p>-59.977</text:p>
          </table:table-cell>
          <table:table-cell table:style-name="ce6" office:value-type="float" office:value="-59.8102416992188" calcext:value-type="float">
            <text:p>-59.810</text:p>
          </table:table-cell>
          <table:table-cell table:style-name="ce6" table:formula="of:=[.I2]-[.H2]" office:value-type="float" office:value="0.166358947753899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88.833343505859" calcext:value-type="float">
            <text:p>288.833</text:p>
          </table:table-cell>
          <table:table-cell table:style-name="ce6" office:value-type="float" office:value="288.666656494141" calcext:value-type="float">
            <text:p>288.667</text:p>
          </table:table-cell>
          <table:table-cell table:style-name="ce6" office:value-type="float" office:value="289" calcext:value-type="float">
            <text:p>289.000</text:p>
          </table:table-cell>
          <table:table-cell table:style-name="ce6" table:formula="of:=[.D3]-[.C3]" office:value-type="float" office:value="0.333343505858977" calcext:value-type="float">
            <text:p>0.33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-59.7266426086426" calcext:value-type="float">
            <text:p>-59.727</text:p>
          </table:table-cell>
          <table:table-cell table:style-name="ce6" office:value-type="float" office:value="-59.8102416992188" calcext:value-type="float">
            <text:p>-59.810</text:p>
          </table:table-cell>
          <table:table-cell table:style-name="ce6" office:value-type="float" office:value="-59.6430435180664" calcext:value-type="float">
            <text:p>-59.643</text:p>
          </table:table-cell>
          <table:table-cell table:style-name="ce6" table:formula="of:=[.I3]-[.H3]" office:value-type="float" office:value="0.167198181152401" calcext:value-type="float">
            <text:p>0.167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89.166656494141" calcext:value-type="float">
            <text:p>289.167</text:p>
          </table:table-cell>
          <table:table-cell table:style-name="ce6" office:value-type="float" office:value="289" calcext:value-type="float">
            <text:p>289.000</text:p>
          </table:table-cell>
          <table:table-cell table:style-name="ce6" office:value-type="float" office:value="289.333343505859" calcext:value-type="float">
            <text:p>289.333</text:p>
          </table:table-cell>
          <table:table-cell table:style-name="ce6" table:formula="of:=[.D4]-[.C4]" office:value-type="float" office:value="0.333343505858977" calcext:value-type="float">
            <text:p>0.33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-59.5590171813965" calcext:value-type="float">
            <text:p>-59.559</text:p>
          </table:table-cell>
          <table:table-cell table:style-name="ce6" office:value-type="float" office:value="-59.6430435180664" calcext:value-type="float">
            <text:p>-59.643</text:p>
          </table:table-cell>
          <table:table-cell table:style-name="ce6" office:value-type="float" office:value="-59.4749908447266" calcext:value-type="float">
            <text:p>-59.475</text:p>
          </table:table-cell>
          <table:table-cell table:style-name="ce6" table:formula="of:=[.I4]-[.H4]" office:value-type="float" office:value="0.168052673339801" calcext:value-type="float">
            <text:p>0.168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89.5" calcext:value-type="float">
            <text:p>289.500</text:p>
          </table:table-cell>
          <table:table-cell table:style-name="ce6" office:value-type="float" office:value="289.333343505859" calcext:value-type="float">
            <text:p>289.333</text:p>
          </table:table-cell>
          <table:table-cell table:style-name="ce6" office:value-type="float" office:value="289.666656494141" calcext:value-type="float">
            <text:p>289.667</text:p>
          </table:table-cell>
          <table:table-cell table:style-name="ce6" table:formula="of:=[.D5]-[.C5]" office:value-type="float" office:value="0.333312988282046" calcext:value-type="float">
            <text:p>0.33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-59.3905448913574" calcext:value-type="float">
            <text:p>-59.391</text:p>
          </table:table-cell>
          <table:table-cell table:style-name="ce6" office:value-type="float" office:value="-59.4749908447266" calcext:value-type="float">
            <text:p>-59.475</text:p>
          </table:table-cell>
          <table:table-cell table:style-name="ce6" office:value-type="float" office:value="-59.3061027526855" calcext:value-type="float">
            <text:p>-59.306</text:p>
          </table:table-cell>
          <table:table-cell table:style-name="ce6" table:formula="of:=[.I5]-[.H5]" office:value-type="float" office:value="0.168888092041101" calcext:value-type="float">
            <text:p>0.169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89.833343505859" calcext:value-type="float">
            <text:p>289.833</text:p>
          </table:table-cell>
          <table:table-cell table:style-name="ce6" office:value-type="float" office:value="289.666656494141" calcext:value-type="float">
            <text:p>289.667</text:p>
          </table:table-cell>
          <table:table-cell table:style-name="ce6" office:value-type="float" office:value="290" calcext:value-type="float">
            <text:p>290.000</text:p>
          </table:table-cell>
          <table:table-cell table:style-name="ce6" table:formula="of:=[.D6]-[.C6]" office:value-type="float" office:value="0.333343505858977" calcext:value-type="float">
            <text:p>0.33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-59.2212295532227" calcext:value-type="float">
            <text:p>-59.221</text:p>
          </table:table-cell>
          <table:table-cell table:style-name="ce6" office:value-type="float" office:value="-59.3061027526855" calcext:value-type="float">
            <text:p>-59.306</text:p>
          </table:table-cell>
          <table:table-cell table:style-name="ce6" office:value-type="float" office:value="-59.136360168457" calcext:value-type="float">
            <text:p>-59.136</text:p>
          </table:table-cell>
          <table:table-cell table:style-name="ce6" table:formula="of:=[.I6]-[.H6]" office:value-type="float" office:value="0.169742584228494" calcext:value-type="float">
            <text:p>0.170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90.166656494141" calcext:value-type="float">
            <text:p>290.167</text:p>
          </table:table-cell>
          <table:table-cell table:style-name="ce6" office:value-type="float" office:value="290" calcext:value-type="float">
            <text:p>290.000</text:p>
          </table:table-cell>
          <table:table-cell table:style-name="ce6" office:value-type="float" office:value="290.333343505859" calcext:value-type="float">
            <text:p>290.333</text:p>
          </table:table-cell>
          <table:table-cell table:style-name="ce6" table:formula="of:=[.D7]-[.C7]" office:value-type="float" office:value="0.333343505858977" calcext:value-type="float">
            <text:p>0.333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-59.0510635375977" calcext:value-type="float">
            <text:p>-59.051</text:p>
          </table:table-cell>
          <table:table-cell table:style-name="ce6" office:value-type="float" office:value="-59.136360168457" calcext:value-type="float">
            <text:p>-59.136</text:p>
          </table:table-cell>
          <table:table-cell table:style-name="ce6" office:value-type="float" office:value="-58.9657707214355" calcext:value-type="float">
            <text:p>-58.966</text:p>
          </table:table-cell>
          <table:table-cell table:style-name="ce6" table:formula="of:=[.I7]-[.H7]" office:value-type="float" office:value="0.170589447021506" calcext:value-type="float">
            <text:p>0.171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90.5" calcext:value-type="float">
            <text:p>290.500</text:p>
          </table:table-cell>
          <table:table-cell table:style-name="ce6" office:value-type="float" office:value="290.333343505859" calcext:value-type="float">
            <text:p>290.333</text:p>
          </table:table-cell>
          <table:table-cell table:style-name="ce6" office:value-type="float" office:value="290.666656494141" calcext:value-type="float">
            <text:p>290.667</text:p>
          </table:table-cell>
          <table:table-cell table:style-name="ce6" table:formula="of:=[.D8]-[.C8]" office:value-type="float" office:value="0.333312988282046" calcext:value-type="float">
            <text:p>0.333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-58.8800468444824" calcext:value-type="float">
            <text:p>-58.880</text:p>
          </table:table-cell>
          <table:table-cell table:style-name="ce6" office:value-type="float" office:value="-58.9657707214355" calcext:value-type="float">
            <text:p>-58.966</text:p>
          </table:table-cell>
          <table:table-cell table:style-name="ce6" office:value-type="float" office:value="-58.7943229675293" calcext:value-type="float">
            <text:p>-58.794</text:p>
          </table:table-cell>
          <table:table-cell table:style-name="ce6" table:formula="of:=[.I8]-[.H8]" office:value-type="float" office:value="0.1714477539062" calcext:value-type="float">
            <text:p>0.171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90.833343505859" calcext:value-type="float">
            <text:p>290.833</text:p>
          </table:table-cell>
          <table:table-cell table:style-name="ce6" office:value-type="float" office:value="290.666656494141" calcext:value-type="float">
            <text:p>290.667</text:p>
          </table:table-cell>
          <table:table-cell table:style-name="ce6" office:value-type="float" office:value="291" calcext:value-type="float">
            <text:p>291.000</text:p>
          </table:table-cell>
          <table:table-cell table:style-name="ce6" table:formula="of:=[.D9]-[.C9]" office:value-type="float" office:value="0.333343505858977" calcext:value-type="float">
            <text:p>0.333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-58.7081718444824" calcext:value-type="float">
            <text:p>-58.708</text:p>
          </table:table-cell>
          <table:table-cell table:style-name="ce6" office:value-type="float" office:value="-58.7943229675293" calcext:value-type="float">
            <text:p>-58.794</text:p>
          </table:table-cell>
          <table:table-cell table:style-name="ce6" office:value-type="float" office:value="-58.6220207214355" calcext:value-type="float">
            <text:p>-58.622</text:p>
          </table:table-cell>
          <table:table-cell table:style-name="ce6" table:formula="of:=[.I9]-[.H9]" office:value-type="float" office:value="0.1723022460938" calcext:value-type="float">
            <text:p>0.172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91.166656494141" calcext:value-type="float">
            <text:p>291.167</text:p>
          </table:table-cell>
          <table:table-cell table:style-name="ce6" office:value-type="float" office:value="291" calcext:value-type="float">
            <text:p>291.000</text:p>
          </table:table-cell>
          <table:table-cell table:style-name="ce6" office:value-type="float" office:value="291.333343505859" calcext:value-type="float">
            <text:p>291.333</text:p>
          </table:table-cell>
          <table:table-cell table:style-name="ce6" table:formula="of:=[.D10]-[.C10]" office:value-type="float" office:value="0.333343505858977" calcext:value-type="float">
            <text:p>0.333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-58.5354385375977" calcext:value-type="float">
            <text:p>-58.535</text:p>
          </table:table-cell>
          <table:table-cell table:style-name="ce6" office:value-type="float" office:value="-58.6220207214355" calcext:value-type="float">
            <text:p>-58.622</text:p>
          </table:table-cell>
          <table:table-cell table:style-name="ce6" office:value-type="float" office:value="-58.448860168457" calcext:value-type="float">
            <text:p>-58.449</text:p>
          </table:table-cell>
          <table:table-cell table:style-name="ce6" table:formula="of:=[.I10]-[.H10]" office:value-type="float" office:value="0.173160552978494" calcext:value-type="float">
            <text:p>0.173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91.5" calcext:value-type="float">
            <text:p>291.500</text:p>
          </table:table-cell>
          <table:table-cell table:style-name="ce6" office:value-type="float" office:value="291.333343505859" calcext:value-type="float">
            <text:p>291.333</text:p>
          </table:table-cell>
          <table:table-cell table:style-name="ce6" office:value-type="float" office:value="291.666656494141" calcext:value-type="float">
            <text:p>291.667</text:p>
          </table:table-cell>
          <table:table-cell table:style-name="ce6" table:formula="of:=[.D11]-[.C11]" office:value-type="float" office:value="0.333312988282046" calcext:value-type="float">
            <text:p>0.333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-58.3618469238281" calcext:value-type="float">
            <text:p>-58.362</text:p>
          </table:table-cell>
          <table:table-cell table:style-name="ce6" office:value-type="float" office:value="-58.448860168457" calcext:value-type="float">
            <text:p>-58.449</text:p>
          </table:table-cell>
          <table:table-cell table:style-name="ce6" office:value-type="float" office:value="-58.2748336791992" calcext:value-type="float">
            <text:p>-58.275</text:p>
          </table:table-cell>
          <table:table-cell table:style-name="ce6" table:formula="of:=[.I11]-[.H11]" office:value-type="float" office:value="0.174026489257805" calcext:value-type="float">
            <text:p>0.174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291.833343505859" calcext:value-type="float">
            <text:p>291.833</text:p>
          </table:table-cell>
          <table:table-cell table:style-name="ce6" office:value-type="float" office:value="291.666656494141" calcext:value-type="float">
            <text:p>291.667</text:p>
          </table:table-cell>
          <table:table-cell table:style-name="ce6" office:value-type="float" office:value="292" calcext:value-type="float">
            <text:p>292.000</text:p>
          </table:table-cell>
          <table:table-cell table:style-name="ce6" table:formula="of:=[.D12]-[.C12]" office:value-type="float" office:value="0.333343505858977" calcext:value-type="float">
            <text:p>0.333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-58.187385559082" calcext:value-type="float">
            <text:p>-58.187</text:p>
          </table:table-cell>
          <table:table-cell table:style-name="ce6" office:value-type="float" office:value="-58.2748336791992" calcext:value-type="float">
            <text:p>-58.275</text:p>
          </table:table-cell>
          <table:table-cell table:style-name="ce6" office:value-type="float" office:value="-58.0999412536621" calcext:value-type="float">
            <text:p>-58.100</text:p>
          </table:table-cell>
          <table:table-cell table:style-name="ce6" table:formula="of:=[.I12]-[.H12]" office:value-type="float" office:value="0.174892425537095" calcext:value-type="float">
            <text:p>0.175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292.166656494141" calcext:value-type="float">
            <text:p>292.167</text:p>
          </table:table-cell>
          <table:table-cell table:style-name="ce6" office:value-type="float" office:value="292" calcext:value-type="float">
            <text:p>292.000</text:p>
          </table:table-cell>
          <table:table-cell table:style-name="ce6" office:value-type="float" office:value="292.333343505859" calcext:value-type="float">
            <text:p>292.333</text:p>
          </table:table-cell>
          <table:table-cell table:style-name="ce6" table:formula="of:=[.D13]-[.C13]" office:value-type="float" office:value="0.333343505858977" calcext:value-type="float">
            <text:p>0.333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-58.0120620727539" calcext:value-type="float">
            <text:p>-58.012</text:p>
          </table:table-cell>
          <table:table-cell table:style-name="ce6" office:value-type="float" office:value="-58.0999412536621" calcext:value-type="float">
            <text:p>-58.100</text:p>
          </table:table-cell>
          <table:table-cell table:style-name="ce6" office:value-type="float" office:value="-57.9241828918457" calcext:value-type="float">
            <text:p>-57.924</text:p>
          </table:table-cell>
          <table:table-cell table:style-name="ce6" table:formula="of:=[.I13]-[.H13]" office:value-type="float" office:value="0.175758361816399" calcext:value-type="float">
            <text:p>0.176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92.5" calcext:value-type="float">
            <text:p>292.500</text:p>
          </table:table-cell>
          <table:table-cell table:style-name="ce6" office:value-type="float" office:value="292.333343505859" calcext:value-type="float">
            <text:p>292.333</text:p>
          </table:table-cell>
          <table:table-cell table:style-name="ce6" office:value-type="float" office:value="292.666656494141" calcext:value-type="float">
            <text:p>292.667</text:p>
          </table:table-cell>
          <table:table-cell table:style-name="ce6" table:formula="of:=[.D14]-[.C14]" office:value-type="float" office:value="0.333312988282046" calcext:value-type="float">
            <text:p>0.333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-57.835865020752" calcext:value-type="float">
            <text:p>-57.836</text:p>
          </table:table-cell>
          <table:table-cell table:style-name="ce6" office:value-type="float" office:value="-57.9241828918457" calcext:value-type="float">
            <text:p>-57.924</text:p>
          </table:table-cell>
          <table:table-cell table:style-name="ce6" office:value-type="float" office:value="-57.7475509643555" calcext:value-type="float">
            <text:p>-57.748</text:p>
          </table:table-cell>
          <table:table-cell table:style-name="ce6" table:formula="of:=[.I14]-[.H14]" office:value-type="float" office:value="0.176631927490206" calcext:value-type="float">
            <text:p>0.177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292.833343505859" calcext:value-type="float">
            <text:p>292.833</text:p>
          </table:table-cell>
          <table:table-cell table:style-name="ce6" office:value-type="float" office:value="292.666656494141" calcext:value-type="float">
            <text:p>292.667</text:p>
          </table:table-cell>
          <table:table-cell table:style-name="ce6" office:value-type="float" office:value="293" calcext:value-type="float">
            <text:p>293.000</text:p>
          </table:table-cell>
          <table:table-cell table:style-name="ce6" table:formula="of:=[.D15]-[.C15]" office:value-type="float" office:value="0.333343505858977" calcext:value-type="float">
            <text:p>0.333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-57.6588020324707" calcext:value-type="float">
            <text:p>-57.659</text:p>
          </table:table-cell>
          <table:table-cell table:style-name="ce6" office:value-type="float" office:value="-57.7475509643555" calcext:value-type="float">
            <text:p>-57.748</text:p>
          </table:table-cell>
          <table:table-cell table:style-name="ce6" office:value-type="float" office:value="-57.5700531005859" calcext:value-type="float">
            <text:p>-57.570</text:p>
          </table:table-cell>
          <table:table-cell table:style-name="ce6" table:formula="of:=[.I15]-[.H15]" office:value-type="float" office:value="0.177497863769595" calcext:value-type="float">
            <text:p>0.177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93.166656494141" calcext:value-type="float">
            <text:p>293.167</text:p>
          </table:table-cell>
          <table:table-cell table:style-name="ce6" office:value-type="float" office:value="293" calcext:value-type="float">
            <text:p>293.000</text:p>
          </table:table-cell>
          <table:table-cell table:style-name="ce6" office:value-type="float" office:value="293.333343505859" calcext:value-type="float">
            <text:p>293.333</text:p>
          </table:table-cell>
          <table:table-cell table:style-name="ce6" table:formula="of:=[.D16]-[.C16]" office:value-type="float" office:value="0.333343505858977" calcext:value-type="float">
            <text:p>0.333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-57.4808616638184" calcext:value-type="float">
            <text:p>-57.481</text:p>
          </table:table-cell>
          <table:table-cell table:style-name="ce6" office:value-type="float" office:value="-57.5700531005859" calcext:value-type="float">
            <text:p>-57.570</text:p>
          </table:table-cell>
          <table:table-cell table:style-name="ce6" office:value-type="float" office:value="-57.3916702270508" calcext:value-type="float">
            <text:p>-57.392</text:p>
          </table:table-cell>
          <table:table-cell table:style-name="ce6" table:formula="of:=[.I16]-[.H16]" office:value-type="float" office:value="0.178382873535099" calcext:value-type="float">
            <text:p>0.178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293.5" calcext:value-type="float">
            <text:p>293.500</text:p>
          </table:table-cell>
          <table:table-cell table:style-name="ce6" office:value-type="float" office:value="293.333343505859" calcext:value-type="float">
            <text:p>293.333</text:p>
          </table:table-cell>
          <table:table-cell table:style-name="ce6" office:value-type="float" office:value="293.666656494141" calcext:value-type="float">
            <text:p>293.667</text:p>
          </table:table-cell>
          <table:table-cell table:style-name="ce6" table:formula="of:=[.D17]-[.C17]" office:value-type="float" office:value="0.333312988282046" calcext:value-type="float">
            <text:p>0.333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-57.3020439147949" calcext:value-type="float">
            <text:p>-57.302</text:p>
          </table:table-cell>
          <table:table-cell table:style-name="ce6" office:value-type="float" office:value="-57.3916702270508" calcext:value-type="float">
            <text:p>-57.392</text:p>
          </table:table-cell>
          <table:table-cell table:style-name="ce6" office:value-type="float" office:value="-57.2124214172363" calcext:value-type="float">
            <text:p>-57.212</text:p>
          </table:table-cell>
          <table:table-cell table:style-name="ce6" table:formula="of:=[.I17]-[.H17]" office:value-type="float" office:value="0.179248809814503" calcext:value-type="float">
            <text:p>0.179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93.833343505859" calcext:value-type="float">
            <text:p>293.833</text:p>
          </table:table-cell>
          <table:table-cell table:style-name="ce6" office:value-type="float" office:value="293.666656494141" calcext:value-type="float">
            <text:p>293.667</text:p>
          </table:table-cell>
          <table:table-cell table:style-name="ce6" office:value-type="float" office:value="294" calcext:value-type="float">
            <text:p>294.000</text:p>
          </table:table-cell>
          <table:table-cell table:style-name="ce6" table:formula="of:=[.D18]-[.C18]" office:value-type="float" office:value="0.333343505858977" calcext:value-type="float">
            <text:p>0.333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-57.1223564147949" calcext:value-type="float">
            <text:p>-57.122</text:p>
          </table:table-cell>
          <table:table-cell table:style-name="ce6" office:value-type="float" office:value="-57.2124214172363" calcext:value-type="float">
            <text:p>-57.212</text:p>
          </table:table-cell>
          <table:table-cell table:style-name="ce6" office:value-type="float" office:value="-57.0322914123535" calcext:value-type="float">
            <text:p>-57.032</text:p>
          </table:table-cell>
          <table:table-cell table:style-name="ce6" table:formula="of:=[.I18]-[.H18]" office:value-type="float" office:value="0.180130004882798" calcext:value-type="float">
            <text:p>0.180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294.166656494141" calcext:value-type="float">
            <text:p>294.167</text:p>
          </table:table-cell>
          <table:table-cell table:style-name="ce6" office:value-type="float" office:value="294" calcext:value-type="float">
            <text:p>294.000</text:p>
          </table:table-cell>
          <table:table-cell table:style-name="ce6" office:value-type="float" office:value="294.333343505859" calcext:value-type="float">
            <text:p>294.333</text:p>
          </table:table-cell>
          <table:table-cell table:style-name="ce6" table:formula="of:=[.D19]-[.C19]" office:value-type="float" office:value="0.333343505858977" calcext:value-type="float">
            <text:p>0.333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-56.941780090332" calcext:value-type="float">
            <text:p>-56.942</text:p>
          </table:table-cell>
          <table:table-cell table:style-name="ce6" office:value-type="float" office:value="-57.0322914123535" calcext:value-type="float">
            <text:p>-57.032</text:p>
          </table:table-cell>
          <table:table-cell table:style-name="ce6" office:value-type="float" office:value="-56.8512725830078" calcext:value-type="float">
            <text:p>-56.851</text:p>
          </table:table-cell>
          <table:table-cell table:style-name="ce6" table:formula="of:=[.I19]-[.H19]" office:value-type="float" office:value="0.181018829345703" calcext:value-type="float">
            <text:p>0.181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294.5" calcext:value-type="float">
            <text:p>294.500</text:p>
          </table:table-cell>
          <table:table-cell table:style-name="ce6" office:value-type="float" office:value="294.333343505859" calcext:value-type="float">
            <text:p>294.333</text:p>
          </table:table-cell>
          <table:table-cell table:style-name="ce6" office:value-type="float" office:value="294.666656494141" calcext:value-type="float">
            <text:p>294.667</text:p>
          </table:table-cell>
          <table:table-cell table:style-name="ce6" table:formula="of:=[.D20]-[.C20]" office:value-type="float" office:value="0.333312988282046" calcext:value-type="float">
            <text:p>0.333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-56.7603225708008" calcext:value-type="float">
            <text:p>-56.760</text:p>
          </table:table-cell>
          <table:table-cell table:style-name="ce6" office:value-type="float" office:value="-56.8512725830078" calcext:value-type="float">
            <text:p>-56.851</text:p>
          </table:table-cell>
          <table:table-cell table:style-name="ce6" office:value-type="float" office:value="-56.6693725585938" calcext:value-type="float">
            <text:p>-56.669</text:p>
          </table:table-cell>
          <table:table-cell table:style-name="ce6" table:formula="of:=[.I20]-[.H20]" office:value-type="float" office:value="0.181900024413999" calcext:value-type="float">
            <text:p>0.182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294.833343505859" calcext:value-type="float">
            <text:p>294.833</text:p>
          </table:table-cell>
          <table:table-cell table:style-name="ce6" office:value-type="float" office:value="294.666656494141" calcext:value-type="float">
            <text:p>294.667</text:p>
          </table:table-cell>
          <table:table-cell table:style-name="ce6" office:value-type="float" office:value="295" calcext:value-type="float">
            <text:p>295.000</text:p>
          </table:table-cell>
          <table:table-cell table:style-name="ce6" table:formula="of:=[.D21]-[.C21]" office:value-type="float" office:value="0.333343505858977" calcext:value-type="float">
            <text:p>0.333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-56.5779762268066" calcext:value-type="float">
            <text:p>-56.578</text:p>
          </table:table-cell>
          <table:table-cell table:style-name="ce6" office:value-type="float" office:value="-56.6693725585938" calcext:value-type="float">
            <text:p>-56.669</text:p>
          </table:table-cell>
          <table:table-cell table:style-name="ce6" office:value-type="float" office:value="-56.4865837097168" calcext:value-type="float">
            <text:p>-56.487</text:p>
          </table:table-cell>
          <table:table-cell table:style-name="ce6" table:formula="of:=[.I21]-[.H21]" office:value-type="float" office:value="0.182788848877003" calcext:value-type="float">
            <text:p>0.183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295.166656494141" calcext:value-type="float">
            <text:p>295.167</text:p>
          </table:table-cell>
          <table:table-cell table:style-name="ce6" office:value-type="float" office:value="295" calcext:value-type="float">
            <text:p>295.000</text:p>
          </table:table-cell>
          <table:table-cell table:style-name="ce6" office:value-type="float" office:value="295.333343505859" calcext:value-type="float">
            <text:p>295.333</text:p>
          </table:table-cell>
          <table:table-cell table:style-name="ce6" table:formula="of:=[.D22]-[.C22]" office:value-type="float" office:value="0.333343505858977" calcext:value-type="float">
            <text:p>0.333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-56.3947410583496" calcext:value-type="float">
            <text:p>-56.395</text:p>
          </table:table-cell>
          <table:table-cell table:style-name="ce6" office:value-type="float" office:value="-56.4865837097168" calcext:value-type="float">
            <text:p>-56.487</text:p>
          </table:table-cell>
          <table:table-cell table:style-name="ce6" office:value-type="float" office:value="-56.3029022216797" calcext:value-type="float">
            <text:p>-56.303</text:p>
          </table:table-cell>
          <table:table-cell table:style-name="ce6" table:formula="of:=[.I22]-[.H22]" office:value-type="float" office:value="0.183681488037095" calcext:value-type="float">
            <text:p>0.184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295.5" calcext:value-type="float">
            <text:p>295.500</text:p>
          </table:table-cell>
          <table:table-cell table:style-name="ce6" office:value-type="float" office:value="295.333343505859" calcext:value-type="float">
            <text:p>295.333</text:p>
          </table:table-cell>
          <table:table-cell table:style-name="ce6" office:value-type="float" office:value="295.666656494141" calcext:value-type="float">
            <text:p>295.667</text:p>
          </table:table-cell>
          <table:table-cell table:style-name="ce6" table:formula="of:=[.D23]-[.C23]" office:value-type="float" office:value="0.333312988282046" calcext:value-type="float">
            <text:p>0.333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-56.2106170654297" calcext:value-type="float">
            <text:p>-56.211</text:p>
          </table:table-cell>
          <table:table-cell table:style-name="ce6" office:value-type="float" office:value="-56.3029022216797" calcext:value-type="float">
            <text:p>-56.303</text:p>
          </table:table-cell>
          <table:table-cell table:style-name="ce6" office:value-type="float" office:value="-56.1183319091797" calcext:value-type="float">
            <text:p>-56.118</text:p>
          </table:table-cell>
          <table:table-cell table:style-name="ce6" table:formula="of:=[.I23]-[.H23]" office:value-type="float" office:value="0.1845703125" calcext:value-type="float">
            <text:p>0.185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295.833343505859" calcext:value-type="float">
            <text:p>295.833</text:p>
          </table:table-cell>
          <table:table-cell table:style-name="ce6" office:value-type="float" office:value="295.666656494141" calcext:value-type="float">
            <text:p>295.667</text:p>
          </table:table-cell>
          <table:table-cell table:style-name="ce6" office:value-type="float" office:value="296" calcext:value-type="float">
            <text:p>296.000</text:p>
          </table:table-cell>
          <table:table-cell table:style-name="ce6" table:formula="of:=[.D24]-[.C24]" office:value-type="float" office:value="0.333343505858977" calcext:value-type="float">
            <text:p>0.333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-56.0255966186523" calcext:value-type="float">
            <text:p>-56.026</text:p>
          </table:table-cell>
          <table:table-cell table:style-name="ce6" office:value-type="float" office:value="-56.1183319091797" calcext:value-type="float">
            <text:p>-56.118</text:p>
          </table:table-cell>
          <table:table-cell table:style-name="ce6" office:value-type="float" office:value="-55.932861328125" calcext:value-type="float">
            <text:p>-55.933</text:p>
          </table:table-cell>
          <table:table-cell table:style-name="ce6" table:formula="of:=[.I24]-[.H24]" office:value-type="float" office:value="0.185470581054702" calcext:value-type="float">
            <text:p>0.185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296.166656494141" calcext:value-type="float">
            <text:p>296.167</text:p>
          </table:table-cell>
          <table:table-cell table:style-name="ce6" office:value-type="float" office:value="296" calcext:value-type="float">
            <text:p>296.000</text:p>
          </table:table-cell>
          <table:table-cell table:style-name="ce6" office:value-type="float" office:value="296.333343505859" calcext:value-type="float">
            <text:p>296.333</text:p>
          </table:table-cell>
          <table:table-cell table:style-name="ce6" table:formula="of:=[.D25]-[.C25]" office:value-type="float" office:value="0.333343505858977" calcext:value-type="float">
            <text:p>0.333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-55.8396759033203" calcext:value-type="float">
            <text:p>-55.840</text:p>
          </table:table-cell>
          <table:table-cell table:style-name="ce6" office:value-type="float" office:value="-55.932861328125" calcext:value-type="float">
            <text:p>-55.933</text:p>
          </table:table-cell>
          <table:table-cell table:style-name="ce6" office:value-type="float" office:value="-55.7464904785156" calcext:value-type="float">
            <text:p>-55.746</text:p>
          </table:table-cell>
          <table:table-cell table:style-name="ce6" table:formula="of:=[.I25]-[.H25]" office:value-type="float" office:value="0.186370849609403" calcext:value-type="float">
            <text:p>0.186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296.5" calcext:value-type="float">
            <text:p>296.500</text:p>
          </table:table-cell>
          <table:table-cell table:style-name="ce6" office:value-type="float" office:value="296.333343505859" calcext:value-type="float">
            <text:p>296.333</text:p>
          </table:table-cell>
          <table:table-cell table:style-name="ce6" office:value-type="float" office:value="296.666656494141" calcext:value-type="float">
            <text:p>296.667</text:p>
          </table:table-cell>
          <table:table-cell table:style-name="ce6" table:formula="of:=[.D26]-[.C26]" office:value-type="float" office:value="0.333312988282046" calcext:value-type="float">
            <text:p>0.333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-55.6528549194336" calcext:value-type="float">
            <text:p>-55.653</text:p>
          </table:table-cell>
          <table:table-cell table:style-name="ce6" office:value-type="float" office:value="-55.7464904785156" calcext:value-type="float">
            <text:p>-55.746</text:p>
          </table:table-cell>
          <table:table-cell table:style-name="ce6" office:value-type="float" office:value="-55.5592231750488" calcext:value-type="float">
            <text:p>-55.559</text:p>
          </table:table-cell>
          <table:table-cell table:style-name="ce6" table:formula="of:=[.I26]-[.H26]" office:value-type="float" office:value="0.187267303466797" calcext:value-type="float">
            <text:p>0.187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296.833343505859" calcext:value-type="float">
            <text:p>296.833</text:p>
          </table:table-cell>
          <table:table-cell table:style-name="ce6" office:value-type="float" office:value="296.666656494141" calcext:value-type="float">
            <text:p>296.667</text:p>
          </table:table-cell>
          <table:table-cell table:style-name="ce6" office:value-type="float" office:value="297" calcext:value-type="float">
            <text:p>297.000</text:p>
          </table:table-cell>
          <table:table-cell table:style-name="ce6" table:formula="of:=[.D27]-[.C27]" office:value-type="float" office:value="0.333343505858977" calcext:value-type="float">
            <text:p>0.333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-55.4651374816895" calcext:value-type="float">
            <text:p>-55.465</text:p>
          </table:table-cell>
          <table:table-cell table:style-name="ce6" office:value-type="float" office:value="-55.5592231750488" calcext:value-type="float">
            <text:p>-55.559</text:p>
          </table:table-cell>
          <table:table-cell table:style-name="ce6" office:value-type="float" office:value="-55.3710517883301" calcext:value-type="float">
            <text:p>-55.371</text:p>
          </table:table-cell>
          <table:table-cell table:style-name="ce6" table:formula="of:=[.I27]-[.H27]" office:value-type="float" office:value="0.1881713867187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297.166656494141" calcext:value-type="float">
            <text:p>297.167</text:p>
          </table:table-cell>
          <table:table-cell table:style-name="ce6" office:value-type="float" office:value="297" calcext:value-type="float">
            <text:p>297.000</text:p>
          </table:table-cell>
          <table:table-cell table:style-name="ce6" office:value-type="float" office:value="297.333343505859" calcext:value-type="float">
            <text:p>297.333</text:p>
          </table:table-cell>
          <table:table-cell table:style-name="ce6" table:formula="of:=[.D28]-[.C28]" office:value-type="float" office:value="0.333343505858977" calcext:value-type="float">
            <text:p>0.333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-55.2765121459961" calcext:value-type="float">
            <text:p>-55.277</text:p>
          </table:table-cell>
          <table:table-cell table:style-name="ce6" office:value-type="float" office:value="-55.3710517883301" calcext:value-type="float">
            <text:p>-55.371</text:p>
          </table:table-cell>
          <table:table-cell table:style-name="ce6" office:value-type="float" office:value="-55.1819725036621" calcext:value-type="float">
            <text:p>-55.182</text:p>
          </table:table-cell>
          <table:table-cell table:style-name="ce6" table:formula="of:=[.I28]-[.H28]" office:value-type="float" office:value="0.189079284667997" calcext:value-type="float">
            <text:p>0.189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297.5" calcext:value-type="float">
            <text:p>297.500</text:p>
          </table:table-cell>
          <table:table-cell table:style-name="ce6" office:value-type="float" office:value="297.333343505859" calcext:value-type="float">
            <text:p>297.333</text:p>
          </table:table-cell>
          <table:table-cell table:style-name="ce6" office:value-type="float" office:value="297.666656494141" calcext:value-type="float">
            <text:p>297.667</text:p>
          </table:table-cell>
          <table:table-cell table:style-name="ce6" table:formula="of:=[.D29]-[.C29]" office:value-type="float" office:value="0.333312988282046" calcext:value-type="float">
            <text:p>0.333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-55.0869827270508" calcext:value-type="float">
            <text:p>-55.087</text:p>
          </table:table-cell>
          <table:table-cell table:style-name="ce6" office:value-type="float" office:value="-55.1819725036621" calcext:value-type="float">
            <text:p>-55.182</text:p>
          </table:table-cell>
          <table:table-cell table:style-name="ce6" office:value-type="float" office:value="-54.9919929504395" calcext:value-type="float">
            <text:p>-54.992</text:p>
          </table:table-cell>
          <table:table-cell table:style-name="ce6" table:formula="of:=[.I29]-[.H29]" office:value-type="float" office:value="0.189979553222599" calcext:value-type="float">
            <text:p>0.190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297.833343505859" calcext:value-type="float">
            <text:p>297.833</text:p>
          </table:table-cell>
          <table:table-cell table:style-name="ce6" office:value-type="float" office:value="297.666656494141" calcext:value-type="float">
            <text:p>297.667</text:p>
          </table:table-cell>
          <table:table-cell table:style-name="ce6" office:value-type="float" office:value="298" calcext:value-type="float">
            <text:p>298.000</text:p>
          </table:table-cell>
          <table:table-cell table:style-name="ce6" table:formula="of:=[.D30]-[.C30]" office:value-type="float" office:value="0.333343505858977" calcext:value-type="float">
            <text:p>0.333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-54.8965454101562" calcext:value-type="float">
            <text:p>-54.897</text:p>
          </table:table-cell>
          <table:table-cell table:style-name="ce6" office:value-type="float" office:value="-54.9919929504395" calcext:value-type="float">
            <text:p>-54.992</text:p>
          </table:table-cell>
          <table:table-cell table:style-name="ce6" office:value-type="float" office:value="-54.8011016845703" calcext:value-type="float">
            <text:p>-54.801</text:p>
          </table:table-cell>
          <table:table-cell table:style-name="ce6" table:formula="of:=[.I30]-[.H30]" office:value-type="float" office:value="0.190891265869205" calcext:value-type="float">
            <text:p>0.191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298.166656494141" calcext:value-type="float">
            <text:p>298.167</text:p>
          </table:table-cell>
          <table:table-cell table:style-name="ce6" office:value-type="float" office:value="298" calcext:value-type="float">
            <text:p>298.000</text:p>
          </table:table-cell>
          <table:table-cell table:style-name="ce6" office:value-type="float" office:value="298.333343505859" calcext:value-type="float">
            <text:p>298.333</text:p>
          </table:table-cell>
          <table:table-cell table:style-name="ce6" table:formula="of:=[.D31]-[.C31]" office:value-type="float" office:value="0.333343505858977" calcext:value-type="float">
            <text:p>0.333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-54.7052001953125" calcext:value-type="float">
            <text:p>-54.705</text:p>
          </table:table-cell>
          <table:table-cell table:style-name="ce6" office:value-type="float" office:value="-54.8011016845703" calcext:value-type="float">
            <text:p>-54.801</text:p>
          </table:table-cell>
          <table:table-cell table:style-name="ce6" office:value-type="float" office:value="-54.609302520752" calcext:value-type="float">
            <text:p>-54.609</text:p>
          </table:table-cell>
          <table:table-cell table:style-name="ce6" table:formula="of:=[.I31]-[.H31]" office:value-type="float" office:value="0.191799163818295" calcext:value-type="float">
            <text:p>0.192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298.5" calcext:value-type="float">
            <text:p>298.500</text:p>
          </table:table-cell>
          <table:table-cell table:style-name="ce6" office:value-type="float" office:value="298.333343505859" calcext:value-type="float">
            <text:p>298.333</text:p>
          </table:table-cell>
          <table:table-cell table:style-name="ce6" office:value-type="float" office:value="298.666656494141" calcext:value-type="float">
            <text:p>298.667</text:p>
          </table:table-cell>
          <table:table-cell table:style-name="ce6" table:formula="of:=[.D32]-[.C32]" office:value-type="float" office:value="0.333312988282046" calcext:value-type="float">
            <text:p>0.333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-54.512939453125" calcext:value-type="float">
            <text:p>-54.513</text:p>
          </table:table-cell>
          <table:table-cell table:style-name="ce6" office:value-type="float" office:value="-54.609302520752" calcext:value-type="float">
            <text:p>-54.609</text:p>
          </table:table-cell>
          <table:table-cell table:style-name="ce6" office:value-type="float" office:value="-54.4165802001953" calcext:value-type="float">
            <text:p>-54.417</text:p>
          </table:table-cell>
          <table:table-cell table:style-name="ce6" table:formula="of:=[.I32]-[.H32]" office:value-type="float" office:value="0.192722320556705" calcext:value-type="float">
            <text:p>0.193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298.833343505859" calcext:value-type="float">
            <text:p>298.833</text:p>
          </table:table-cell>
          <table:table-cell table:style-name="ce6" office:value-type="float" office:value="298.666656494141" calcext:value-type="float">
            <text:p>298.667</text:p>
          </table:table-cell>
          <table:table-cell table:style-name="ce6" office:value-type="float" office:value="299" calcext:value-type="float">
            <text:p>299.000</text:p>
          </table:table-cell>
          <table:table-cell table:style-name="ce6" table:formula="of:=[.D33]-[.C33]" office:value-type="float" office:value="0.333343505858977" calcext:value-type="float">
            <text:p>0.333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-54.3197631835938" calcext:value-type="float">
            <text:p>-54.320</text:p>
          </table:table-cell>
          <table:table-cell table:style-name="ce6" office:value-type="float" office:value="-54.4165802001953" calcext:value-type="float">
            <text:p>-54.417</text:p>
          </table:table-cell>
          <table:table-cell table:style-name="ce6" office:value-type="float" office:value="-54.2229499816895" calcext:value-type="float">
            <text:p>-54.223</text:p>
          </table:table-cell>
          <table:table-cell table:style-name="ce6" table:formula="of:=[.I33]-[.H33]" office:value-type="float" office:value="0.193630218505795" calcext:value-type="float">
            <text:p>0.194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299.166656494141" calcext:value-type="float">
            <text:p>299.167</text:p>
          </table:table-cell>
          <table:table-cell table:style-name="ce6" office:value-type="float" office:value="299" calcext:value-type="float">
            <text:p>299.000</text:p>
          </table:table-cell>
          <table:table-cell table:style-name="ce6" office:value-type="float" office:value="299.333343505859" calcext:value-type="float">
            <text:p>299.333</text:p>
          </table:table-cell>
          <table:table-cell table:style-name="ce6" table:formula="of:=[.D34]-[.C34]" office:value-type="float" office:value="0.333343505858977" calcext:value-type="float">
            <text:p>0.333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-54.125675201416" calcext:value-type="float">
            <text:p>-54.126</text:p>
          </table:table-cell>
          <table:table-cell table:style-name="ce6" office:value-type="float" office:value="-54.2229499816895" calcext:value-type="float">
            <text:p>-54.223</text:p>
          </table:table-cell>
          <table:table-cell table:style-name="ce6" office:value-type="float" office:value="-54.0284004211426" calcext:value-type="float">
            <text:p>-54.028</text:p>
          </table:table-cell>
          <table:table-cell table:style-name="ce6" table:formula="of:=[.I34]-[.H34]" office:value-type="float" office:value="0.194549560546903" calcext:value-type="float">
            <text:p>0.195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299.5" calcext:value-type="float">
            <text:p>299.500</text:p>
          </table:table-cell>
          <table:table-cell table:style-name="ce6" office:value-type="float" office:value="299.333343505859" calcext:value-type="float">
            <text:p>299.333</text:p>
          </table:table-cell>
          <table:table-cell table:style-name="ce6" office:value-type="float" office:value="299.666656494141" calcext:value-type="float">
            <text:p>299.667</text:p>
          </table:table-cell>
          <table:table-cell table:style-name="ce6" table:formula="of:=[.D35]-[.C35]" office:value-type="float" office:value="0.333312988282046" calcext:value-type="float">
            <text:p>0.333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-53.9306640625" calcext:value-type="float">
            <text:p>-53.931</text:p>
          </table:table-cell>
          <table:table-cell table:style-name="ce6" office:value-type="float" office:value="-54.0284004211426" calcext:value-type="float">
            <text:p>-54.028</text:p>
          </table:table-cell>
          <table:table-cell table:style-name="ce6" office:value-type="float" office:value="-53.8329315185547" calcext:value-type="float">
            <text:p>-53.833</text:p>
          </table:table-cell>
          <table:table-cell table:style-name="ce6" table:formula="of:=[.I35]-[.H35]" office:value-type="float" office:value="0.195468902587898" calcext:value-type="float">
            <text:p>0.195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299.833343505859" calcext:value-type="float">
            <text:p>299.833</text:p>
          </table:table-cell>
          <table:table-cell table:style-name="ce6" office:value-type="float" office:value="299.666656494141" calcext:value-type="float">
            <text:p>299.667</text:p>
          </table:table-cell>
          <table:table-cell table:style-name="ce6" office:value-type="float" office:value="300" calcext:value-type="float">
            <text:p>300.000</text:p>
          </table:table-cell>
          <table:table-cell table:style-name="ce6" table:formula="of:=[.D36]-[.C36]" office:value-type="float" office:value="0.333343505858977" calcext:value-type="float">
            <text:p>0.333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-53.7347373962402" calcext:value-type="float">
            <text:p>-53.735</text:p>
          </table:table-cell>
          <table:table-cell table:style-name="ce6" office:value-type="float" office:value="-53.8329315185547" calcext:value-type="float">
            <text:p>-53.833</text:p>
          </table:table-cell>
          <table:table-cell table:style-name="ce6" office:value-type="float" office:value="-53.6365432739258" calcext:value-type="float">
            <text:p>-53.637</text:p>
          </table:table-cell>
          <table:table-cell table:style-name="ce6" table:formula="of:=[.I36]-[.H36]" office:value-type="float" office:value="0.196388244628899" calcext:value-type="float">
            <text:p>0.196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300.166656494141" calcext:value-type="float">
            <text:p>300.167</text:p>
          </table:table-cell>
          <table:table-cell table:style-name="ce6" office:value-type="float" office:value="300" calcext:value-type="float">
            <text:p>300.000</text:p>
          </table:table-cell>
          <table:table-cell table:style-name="ce6" office:value-type="float" office:value="300.333343505859" calcext:value-type="float">
            <text:p>300.333</text:p>
          </table:table-cell>
          <table:table-cell table:style-name="ce6" table:formula="of:=[.D37]-[.C37]" office:value-type="float" office:value="0.333343505858977" calcext:value-type="float">
            <text:p>0.333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-53.5378799438477" calcext:value-type="float">
            <text:p>-53.538</text:p>
          </table:table-cell>
          <table:table-cell table:style-name="ce6" office:value-type="float" office:value="-53.6365432739258" calcext:value-type="float">
            <text:p>-53.637</text:p>
          </table:table-cell>
          <table:table-cell table:style-name="ce6" office:value-type="float" office:value="-53.4392204284668" calcext:value-type="float">
            <text:p>-53.439</text:p>
          </table:table-cell>
          <table:table-cell table:style-name="ce6" table:formula="of:=[.I37]-[.H37]" office:value-type="float" office:value="0.197322845459006" calcext:value-type="float">
            <text:p>0.197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300.5" calcext:value-type="float">
            <text:p>300.500</text:p>
          </table:table-cell>
          <table:table-cell table:style-name="ce6" office:value-type="float" office:value="300.333343505859" calcext:value-type="float">
            <text:p>300.333</text:p>
          </table:table-cell>
          <table:table-cell table:style-name="ce6" office:value-type="float" office:value="300.666656494141" calcext:value-type="float">
            <text:p>300.667</text:p>
          </table:table-cell>
          <table:table-cell table:style-name="ce6" table:formula="of:=[.D38]-[.C38]" office:value-type="float" office:value="0.333312988282046" calcext:value-type="float">
            <text:p>0.333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-53.3400993347168" calcext:value-type="float">
            <text:p>-53.340</text:p>
          </table:table-cell>
          <table:table-cell table:style-name="ce6" office:value-type="float" office:value="-53.4392204284668" calcext:value-type="float">
            <text:p>-53.439</text:p>
          </table:table-cell>
          <table:table-cell table:style-name="ce6" office:value-type="float" office:value="-53.2409820556641" calcext:value-type="float">
            <text:p>-53.241</text:p>
          </table:table-cell>
          <table:table-cell table:style-name="ce6" table:formula="of:=[.I38]-[.H38]" office:value-type="float" office:value="0.198238372802699" calcext:value-type="float">
            <text:p>0.198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300.833343505859" calcext:value-type="float">
            <text:p>300.833</text:p>
          </table:table-cell>
          <table:table-cell table:style-name="ce6" office:value-type="float" office:value="300.666656494141" calcext:value-type="float">
            <text:p>300.667</text:p>
          </table:table-cell>
          <table:table-cell table:style-name="ce6" office:value-type="float" office:value="301" calcext:value-type="float">
            <text:p>301.000</text:p>
          </table:table-cell>
          <table:table-cell table:style-name="ce6" table:formula="of:=[.D39]-[.C39]" office:value-type="float" office:value="0.333343505858977" calcext:value-type="float">
            <text:p>0.333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-53.1413955688477" calcext:value-type="float">
            <text:p>-53.141</text:p>
          </table:table-cell>
          <table:table-cell table:style-name="ce6" office:value-type="float" office:value="-53.2409820556641" calcext:value-type="float">
            <text:p>-53.241</text:p>
          </table:table-cell>
          <table:table-cell table:style-name="ce6" office:value-type="float" office:value="-53.0418128967285" calcext:value-type="float">
            <text:p>-53.042</text:p>
          </table:table-cell>
          <table:table-cell table:style-name="ce6" table:formula="of:=[.I39]-[.H39]" office:value-type="float" office:value="0.199169158935597" calcext:value-type="float">
            <text:p>0.199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301.166656494141" calcext:value-type="float">
            <text:p>301.167</text:p>
          </table:table-cell>
          <table:table-cell table:style-name="ce6" office:value-type="float" office:value="301" calcext:value-type="float">
            <text:p>301.000</text:p>
          </table:table-cell>
          <table:table-cell table:style-name="ce6" office:value-type="float" office:value="301.333343505859" calcext:value-type="float">
            <text:p>301.333</text:p>
          </table:table-cell>
          <table:table-cell table:style-name="ce6" table:formula="of:=[.D40]-[.C40]" office:value-type="float" office:value="0.333343505858977" calcext:value-type="float">
            <text:p>0.333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-52.9417610168457" calcext:value-type="float">
            <text:p>-52.942</text:p>
          </table:table-cell>
          <table:table-cell table:style-name="ce6" office:value-type="float" office:value="-53.0418128967285" calcext:value-type="float">
            <text:p>-53.042</text:p>
          </table:table-cell>
          <table:table-cell table:style-name="ce6" office:value-type="float" office:value="-52.8417129516602" calcext:value-type="float">
            <text:p>-52.842</text:p>
          </table:table-cell>
          <table:table-cell table:style-name="ce6" table:formula="of:=[.I40]-[.H40]" office:value-type="float" office:value="0.200099945068303" calcext:value-type="float">
            <text:p>0.200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301.5" calcext:value-type="float">
            <text:p>301.500</text:p>
          </table:table-cell>
          <table:table-cell table:style-name="ce6" office:value-type="float" office:value="301.333343505859" calcext:value-type="float">
            <text:p>301.333</text:p>
          </table:table-cell>
          <table:table-cell table:style-name="ce6" office:value-type="float" office:value="301.666656494141" calcext:value-type="float">
            <text:p>301.667</text:p>
          </table:table-cell>
          <table:table-cell table:style-name="ce6" table:formula="of:=[.D41]-[.C41]" office:value-type="float" office:value="0.333312988282046" calcext:value-type="float">
            <text:p>0.333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-52.7411956787109" calcext:value-type="float">
            <text:p>-52.741</text:p>
          </table:table-cell>
          <table:table-cell table:style-name="ce6" office:value-type="float" office:value="-52.8417129516602" calcext:value-type="float">
            <text:p>-52.842</text:p>
          </table:table-cell>
          <table:table-cell table:style-name="ce6" office:value-type="float" office:value="-52.640682220459" calcext:value-type="float">
            <text:p>-52.641</text:p>
          </table:table-cell>
          <table:table-cell table:style-name="ce6" table:formula="of:=[.I41]-[.H41]" office:value-type="float" office:value="0.2010307312012" calcext:value-type="float">
            <text:p>0.201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301.833343505859" calcext:value-type="float">
            <text:p>301.833</text:p>
          </table:table-cell>
          <table:table-cell table:style-name="ce6" office:value-type="float" office:value="301.666656494141" calcext:value-type="float">
            <text:p>301.667</text:p>
          </table:table-cell>
          <table:table-cell table:style-name="ce6" office:value-type="float" office:value="302" calcext:value-type="float">
            <text:p>302.000</text:p>
          </table:table-cell>
          <table:table-cell table:style-name="ce6" table:formula="of:=[.D42]-[.C42]" office:value-type="float" office:value="0.333343505858977" calcext:value-type="float">
            <text:p>0.333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float" office:value="-52.5396957397461" calcext:value-type="float">
            <text:p>-52.540</text:p>
          </table:table-cell>
          <table:table-cell table:style-name="ce6" office:value-type="float" office:value="-52.640682220459" calcext:value-type="float">
            <text:p>-52.641</text:p>
          </table:table-cell>
          <table:table-cell table:style-name="ce6" office:value-type="float" office:value="-52.4387130737305" calcext:value-type="float">
            <text:p>-52.439</text:p>
          </table:table-cell>
          <table:table-cell table:style-name="ce6" table:formula="of:=[.I42]-[.H42]" office:value-type="float" office:value="0.201969146728501" calcext:value-type="float">
            <text:p>0.202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302.166656494141" calcext:value-type="float">
            <text:p>302.167</text:p>
          </table:table-cell>
          <table:table-cell table:style-name="ce6" office:value-type="float" office:value="302" calcext:value-type="float">
            <text:p>302.000</text:p>
          </table:table-cell>
          <table:table-cell table:style-name="ce6" office:value-type="float" office:value="302.333343505859" calcext:value-type="float">
            <text:p>302.333</text:p>
          </table:table-cell>
          <table:table-cell table:style-name="ce6" table:formula="of:=[.D43]-[.C43]" office:value-type="float" office:value="0.333343505858977" calcext:value-type="float">
            <text:p>0.333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-52.3372611999512" calcext:value-type="float">
            <text:p>-52.337</text:p>
          </table:table-cell>
          <table:table-cell table:style-name="ce6" office:value-type="float" office:value="-52.4387130737305" calcext:value-type="float">
            <text:p>-52.439</text:p>
          </table:table-cell>
          <table:table-cell table:style-name="ce6" office:value-type="float" office:value="-52.2358131408691" calcext:value-type="float">
            <text:p>-52.236</text:p>
          </table:table-cell>
          <table:table-cell table:style-name="ce6" table:formula="of:=[.I43]-[.H43]" office:value-type="float" office:value="0.202899932861399" calcext:value-type="float">
            <text:p>0.203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302.5" calcext:value-type="float">
            <text:p>302.500</text:p>
          </table:table-cell>
          <table:table-cell table:style-name="ce6" office:value-type="float" office:value="302.333343505859" calcext:value-type="float">
            <text:p>302.333</text:p>
          </table:table-cell>
          <table:table-cell table:style-name="ce6" office:value-type="float" office:value="302.666656494141" calcext:value-type="float">
            <text:p>302.667</text:p>
          </table:table-cell>
          <table:table-cell table:style-name="ce6" table:formula="of:=[.D44]-[.C44]" office:value-type="float" office:value="0.333312988282046" calcext:value-type="float">
            <text:p>0.333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-52.1338920593262" calcext:value-type="float">
            <text:p>-52.134</text:p>
          </table:table-cell>
          <table:table-cell table:style-name="ce6" office:value-type="float" office:value="-52.2358131408691" calcext:value-type="float">
            <text:p>-52.236</text:p>
          </table:table-cell>
          <table:table-cell table:style-name="ce6" office:value-type="float" office:value="-52.0319709777832" calcext:value-type="float">
            <text:p>-52.032</text:p>
          </table:table-cell>
          <table:table-cell table:style-name="ce6" table:formula="of:=[.I44]-[.H44]" office:value-type="float" office:value="0.203842163085895" calcext:value-type="float">
            <text:p>0.204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302.833343505859" calcext:value-type="float">
            <text:p>302.833</text:p>
          </table:table-cell>
          <table:table-cell table:style-name="ce6" office:value-type="float" office:value="302.666656494141" calcext:value-type="float">
            <text:p>302.667</text:p>
          </table:table-cell>
          <table:table-cell table:style-name="ce6" office:value-type="float" office:value="303" calcext:value-type="float">
            <text:p>303.000</text:p>
          </table:table-cell>
          <table:table-cell table:style-name="ce6" table:formula="of:=[.D45]-[.C45]" office:value-type="float" office:value="0.333343505858977" calcext:value-type="float">
            <text:p>0.333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-51.9295806884766" calcext:value-type="float">
            <text:p>-51.930</text:p>
          </table:table-cell>
          <table:table-cell table:style-name="ce6" office:value-type="float" office:value="-52.0319709777832" calcext:value-type="float">
            <text:p>-52.032</text:p>
          </table:table-cell>
          <table:table-cell table:style-name="ce6" office:value-type="float" office:value="-51.8271903991699" calcext:value-type="float">
            <text:p>-51.827</text:p>
          </table:table-cell>
          <table:table-cell table:style-name="ce6" table:formula="of:=[.I45]-[.H45]" office:value-type="float" office:value="0.204780578613303" calcext:value-type="float">
            <text:p>0.205</text:p>
          </table:table-cell>
          <table:table-cell table:number-columns-repeated="101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303.166656494141" calcext:value-type="float">
            <text:p>303.167</text:p>
          </table:table-cell>
          <table:table-cell table:style-name="ce6" office:value-type="float" office:value="303" calcext:value-type="float">
            <text:p>303.000</text:p>
          </table:table-cell>
          <table:table-cell table:style-name="ce6" office:value-type="float" office:value="303.333343505859" calcext:value-type="float">
            <text:p>303.333</text:p>
          </table:table-cell>
          <table:table-cell table:style-name="ce6" table:formula="of:=[.D46]-[.C46]" office:value-type="float" office:value="0.333343505858977" calcext:value-type="float">
            <text:p>0.333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-51.7243309020996" calcext:value-type="float">
            <text:p>-51.724</text:p>
          </table:table-cell>
          <table:table-cell table:style-name="ce6" office:value-type="float" office:value="-51.8271903991699" calcext:value-type="float">
            <text:p>-51.827</text:p>
          </table:table-cell>
          <table:table-cell table:style-name="ce6" office:value-type="float" office:value="-51.6214714050293" calcext:value-type="float">
            <text:p>-51.621</text:p>
          </table:table-cell>
          <table:table-cell table:style-name="ce6" table:formula="of:=[.I46]-[.H46]" office:value-type="float" office:value="0.205718994140604" calcext:value-type="float">
            <text:p>0.206</text:p>
          </table:table-cell>
          <table:table-cell table:number-columns-repeated="101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303.5" calcext:value-type="float">
            <text:p>303.500</text:p>
          </table:table-cell>
          <table:table-cell table:style-name="ce6" office:value-type="float" office:value="303.333343505859" calcext:value-type="float">
            <text:p>303.333</text:p>
          </table:table-cell>
          <table:table-cell table:style-name="ce6" office:value-type="float" office:value="303.666656494141" calcext:value-type="float">
            <text:p>303.667</text:p>
          </table:table-cell>
          <table:table-cell table:style-name="ce6" table:formula="of:=[.D47]-[.C47]" office:value-type="float" office:value="0.333312988282046" calcext:value-type="float">
            <text:p>0.333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-51.518138885498" calcext:value-type="float">
            <text:p>-51.518</text:p>
          </table:table-cell>
          <table:table-cell table:style-name="ce6" office:value-type="float" office:value="-51.6214714050293" calcext:value-type="float">
            <text:p>-51.621</text:p>
          </table:table-cell>
          <table:table-cell table:style-name="ce6" office:value-type="float" office:value="-51.4148101806641" calcext:value-type="float">
            <text:p>-51.415</text:p>
          </table:table-cell>
          <table:table-cell table:style-name="ce6" table:formula="of:=[.I47]-[.H47]" office:value-type="float" office:value="0.206661224365199" calcext:value-type="float">
            <text:p>0.207</text:p>
          </table:table-cell>
          <table:table-cell table:number-columns-repeated="101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303.833343505859" calcext:value-type="float">
            <text:p>303.833</text:p>
          </table:table-cell>
          <table:table-cell table:style-name="ce6" office:value-type="float" office:value="303.666656494141" calcext:value-type="float">
            <text:p>303.667</text:p>
          </table:table-cell>
          <table:table-cell table:style-name="ce6" office:value-type="float" office:value="304" calcext:value-type="float">
            <text:p>304.000</text:p>
          </table:table-cell>
          <table:table-cell table:style-name="ce6" table:formula="of:=[.D48]-[.C48]" office:value-type="float" office:value="0.333343505858977" calcext:value-type="float">
            <text:p>0.333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-51.3110046386719" calcext:value-type="float">
            <text:p>-51.311</text:p>
          </table:table-cell>
          <table:table-cell table:style-name="ce6" office:value-type="float" office:value="-51.4148101806641" calcext:value-type="float">
            <text:p>-51.415</text:p>
          </table:table-cell>
          <table:table-cell table:style-name="ce6" office:value-type="float" office:value="-51.207202911377" calcext:value-type="float">
            <text:p>-51.207</text:p>
          </table:table-cell>
          <table:table-cell table:style-name="ce6" table:formula="of:=[.I48]-[.H48]" office:value-type="float" office:value="0.207607269287095" calcext:value-type="float">
            <text:p>0.208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304.166656494141" calcext:value-type="float">
            <text:p>304.167</text:p>
          </table:table-cell>
          <table:table-cell table:style-name="ce6" office:value-type="float" office:value="304" calcext:value-type="float">
            <text:p>304.000</text:p>
          </table:table-cell>
          <table:table-cell table:style-name="ce6" office:value-type="float" office:value="304.333343505859" calcext:value-type="float">
            <text:p>304.333</text:p>
          </table:table-cell>
          <table:table-cell table:style-name="ce6" table:formula="of:=[.D49]-[.C49]" office:value-type="float" office:value="0.333343505858977" calcext:value-type="float">
            <text:p>0.333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-51.1029281616211" calcext:value-type="float">
            <text:p>-51.103</text:p>
          </table:table-cell>
          <table:table-cell table:style-name="ce6" office:value-type="float" office:value="-51.207202911377" calcext:value-type="float">
            <text:p>-51.207</text:p>
          </table:table-cell>
          <table:table-cell table:style-name="ce6" office:value-type="float" office:value="-50.9986534118652" calcext:value-type="float">
            <text:p>-50.999</text:p>
          </table:table-cell>
          <table:table-cell table:style-name="ce6" table:formula="of:=[.I49]-[.H49]" office:value-type="float" office:value="0.208549499511804" calcext:value-type="float">
            <text:p>0.209</text:p>
          </table:table-cell>
          <table:table-cell table:number-columns-repeated="101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304.5" calcext:value-type="float">
            <text:p>304.500</text:p>
          </table:table-cell>
          <table:table-cell table:style-name="ce6" office:value-type="float" office:value="304.333343505859" calcext:value-type="float">
            <text:p>304.333</text:p>
          </table:table-cell>
          <table:table-cell table:style-name="ce6" office:value-type="float" office:value="304.666656494141" calcext:value-type="float">
            <text:p>304.667</text:p>
          </table:table-cell>
          <table:table-cell table:style-name="ce6" table:formula="of:=[.D50]-[.C50]" office:value-type="float" office:value="0.333312988282046" calcext:value-type="float">
            <text:p>0.333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-50.8939018249512" calcext:value-type="float">
            <text:p>-50.894</text:p>
          </table:table-cell>
          <table:table-cell table:style-name="ce6" office:value-type="float" office:value="-50.9986534118652" calcext:value-type="float">
            <text:p>-50.999</text:p>
          </table:table-cell>
          <table:table-cell table:style-name="ce6" office:value-type="float" office:value="-50.7891502380371" calcext:value-type="float">
            <text:p>-50.789</text:p>
          </table:table-cell>
          <table:table-cell table:style-name="ce6" table:formula="of:=[.I50]-[.H50]" office:value-type="float" office:value="0.209503173828097" calcext:value-type="float">
            <text:p>0.210</text:p>
          </table:table-cell>
          <table:table-cell table:number-columns-repeated="10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304.833343505859" calcext:value-type="float">
            <text:p>304.833</text:p>
          </table:table-cell>
          <table:table-cell table:style-name="ce6" office:value-type="float" office:value="304.666656494141" calcext:value-type="float">
            <text:p>304.667</text:p>
          </table:table-cell>
          <table:table-cell table:style-name="ce6" office:value-type="float" office:value="305" calcext:value-type="float">
            <text:p>305.000</text:p>
          </table:table-cell>
          <table:table-cell table:style-name="ce6" table:formula="of:=[.D51]-[.C51]" office:value-type="float" office:value="0.333343505858977" calcext:value-type="float">
            <text:p>0.333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-50.6839256286621" calcext:value-type="float">
            <text:p>-50.684</text:p>
          </table:table-cell>
          <table:table-cell table:style-name="ce6" office:value-type="float" office:value="-50.7891502380371" calcext:value-type="float">
            <text:p>-50.789</text:p>
          </table:table-cell>
          <table:table-cell table:style-name="ce6" office:value-type="float" office:value="-50.5787010192871" calcext:value-type="float">
            <text:p>-50.579</text:p>
          </table:table-cell>
          <table:table-cell table:style-name="ce6" table:formula="of:=[.I51]-[.H51]" office:value-type="float" office:value="0.21044921875" calcext:value-type="float">
            <text:p>0.210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305.166656494141" calcext:value-type="float">
            <text:p>305.167</text:p>
          </table:table-cell>
          <table:table-cell table:style-name="ce6" office:value-type="float" office:value="305" calcext:value-type="float">
            <text:p>305.000</text:p>
          </table:table-cell>
          <table:table-cell table:style-name="ce6" office:value-type="float" office:value="305.333343505859" calcext:value-type="float">
            <text:p>305.333</text:p>
          </table:table-cell>
          <table:table-cell table:style-name="ce6" table:formula="of:=[.D52]-[.C52]" office:value-type="float" office:value="0.333343505858977" calcext:value-type="float">
            <text:p>0.333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-50.4729995727539" calcext:value-type="float">
            <text:p>-50.473</text:p>
          </table:table-cell>
          <table:table-cell table:style-name="ce6" office:value-type="float" office:value="-50.5787010192871" calcext:value-type="float">
            <text:p>-50.579</text:p>
          </table:table-cell>
          <table:table-cell table:style-name="ce6" office:value-type="float" office:value="-50.367301940918" calcext:value-type="float">
            <text:p>-50.367</text:p>
          </table:table-cell>
          <table:table-cell table:style-name="ce6" table:formula="of:=[.I52]-[.H52]" office:value-type="float" office:value="0.211399078369105" calcext:value-type="float">
            <text:p>0.211</text:p>
          </table:table-cell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305.5" calcext:value-type="float">
            <text:p>305.500</text:p>
          </table:table-cell>
          <table:table-cell table:style-name="ce6" office:value-type="float" office:value="305.333343505859" calcext:value-type="float">
            <text:p>305.333</text:p>
          </table:table-cell>
          <table:table-cell table:style-name="ce6" office:value-type="float" office:value="305.666656494141" calcext:value-type="float">
            <text:p>305.667</text:p>
          </table:table-cell>
          <table:table-cell table:style-name="ce6" table:formula="of:=[.D53]-[.C53]" office:value-type="float" office:value="0.333312988282046" calcext:value-type="float">
            <text:p>0.333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-50.2611274719238" calcext:value-type="float">
            <text:p>-50.261</text:p>
          </table:table-cell>
          <table:table-cell table:style-name="ce6" office:value-type="float" office:value="-50.367301940918" calcext:value-type="float">
            <text:p>-50.367</text:p>
          </table:table-cell>
          <table:table-cell table:style-name="ce6" office:value-type="float" office:value="-50.1549530029297" calcext:value-type="float">
            <text:p>-50.155</text:p>
          </table:table-cell>
          <table:table-cell table:style-name="ce6" table:formula="of:=[.I53]-[.H53]" office:value-type="float" office:value="0.212348937988295" calcext:value-type="float">
            <text:p>0.212</text:p>
          </table:table-cell>
          <table:table-cell table:number-columns-repeated="101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305.833343505859" calcext:value-type="float">
            <text:p>305.833</text:p>
          </table:table-cell>
          <table:table-cell table:style-name="ce6" office:value-type="float" office:value="305.666656494141" calcext:value-type="float">
            <text:p>305.667</text:p>
          </table:table-cell>
          <table:table-cell table:style-name="ce6" office:value-type="float" office:value="306" calcext:value-type="float">
            <text:p>306.000</text:p>
          </table:table-cell>
          <table:table-cell table:style-name="ce6" table:formula="of:=[.D54]-[.C54]" office:value-type="float" office:value="0.333343505858977" calcext:value-type="float">
            <text:p>0.333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-50.0483016967773" calcext:value-type="float">
            <text:p>-50.048</text:p>
          </table:table-cell>
          <table:table-cell table:style-name="ce6" office:value-type="float" office:value="-50.1549530029297" calcext:value-type="float">
            <text:p>-50.155</text:p>
          </table:table-cell>
          <table:table-cell table:style-name="ce6" office:value-type="float" office:value="-49.941650390625" calcext:value-type="float">
            <text:p>-49.942</text:p>
          </table:table-cell>
          <table:table-cell table:style-name="ce6" table:formula="of:=[.I54]-[.H54]" office:value-type="float" office:value="0.213302612304702" calcext:value-type="float">
            <text:p>0.213</text:p>
          </table:table-cell>
          <table:table-cell table:number-columns-repeated="101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306.166656494141" calcext:value-type="float">
            <text:p>306.167</text:p>
          </table:table-cell>
          <table:table-cell table:style-name="ce6" office:value-type="float" office:value="306" calcext:value-type="float">
            <text:p>306.000</text:p>
          </table:table-cell>
          <table:table-cell table:style-name="ce6" office:value-type="float" office:value="306.333343505859" calcext:value-type="float">
            <text:p>306.333</text:p>
          </table:table-cell>
          <table:table-cell table:style-name="ce6" table:formula="of:=[.D55]-[.C55]" office:value-type="float" office:value="0.333343505858977" calcext:value-type="float">
            <text:p>0.333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-49.8345184326172" calcext:value-type="float">
            <text:p>-49.835</text:p>
          </table:table-cell>
          <table:table-cell table:style-name="ce6" office:value-type="float" office:value="-49.941650390625" calcext:value-type="float">
            <text:p>-49.942</text:p>
          </table:table-cell>
          <table:table-cell table:style-name="ce6" office:value-type="float" office:value="-49.7273902893066" calcext:value-type="float">
            <text:p>-49.727</text:p>
          </table:table-cell>
          <table:table-cell table:style-name="ce6" table:formula="of:=[.I55]-[.H55]" office:value-type="float" office:value="0.214260101318402" calcext:value-type="float">
            <text:p>0.214</text:p>
          </table:table-cell>
          <table:table-cell table:number-columns-repeated="101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306.5" calcext:value-type="float">
            <text:p>306.500</text:p>
          </table:table-cell>
          <table:table-cell table:style-name="ce6" office:value-type="float" office:value="306.333343505859" calcext:value-type="float">
            <text:p>306.333</text:p>
          </table:table-cell>
          <table:table-cell table:style-name="ce6" office:value-type="float" office:value="306.666656494141" calcext:value-type="float">
            <text:p>306.667</text:p>
          </table:table-cell>
          <table:table-cell table:style-name="ce6" table:formula="of:=[.D56]-[.C56]" office:value-type="float" office:value="0.333312988282046" calcext:value-type="float">
            <text:p>0.333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-49.6197853088379" calcext:value-type="float">
            <text:p>-49.620</text:p>
          </table:table-cell>
          <table:table-cell table:style-name="ce6" office:value-type="float" office:value="-49.7273902893066" calcext:value-type="float">
            <text:p>-49.727</text:p>
          </table:table-cell>
          <table:table-cell table:style-name="ce6" office:value-type="float" office:value="-49.5121803283691" calcext:value-type="float">
            <text:p>-49.512</text:p>
          </table:table-cell>
          <table:table-cell table:style-name="ce6" table:formula="of:=[.I56]-[.H56]" office:value-type="float" office:value="0.2152099609375" calcext:value-type="float">
            <text:p>0.215</text:p>
          </table:table-cell>
          <table:table-cell table:number-columns-repeated="101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306.833343505859" calcext:value-type="float">
            <text:p>306.833</text:p>
          </table:table-cell>
          <table:table-cell table:style-name="ce6" office:value-type="float" office:value="306.666656494141" calcext:value-type="float">
            <text:p>306.667</text:p>
          </table:table-cell>
          <table:table-cell table:style-name="ce6" office:value-type="float" office:value="307" calcext:value-type="float">
            <text:p>307.000</text:p>
          </table:table-cell>
          <table:table-cell table:style-name="ce6" table:formula="of:=[.D57]-[.C57]" office:value-type="float" office:value="0.333343505858977" calcext:value-type="float">
            <text:p>0.333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-49.4040946960449" calcext:value-type="float">
            <text:p>-49.404</text:p>
          </table:table-cell>
          <table:table-cell table:style-name="ce6" office:value-type="float" office:value="-49.5121803283691" calcext:value-type="float">
            <text:p>-49.512</text:p>
          </table:table-cell>
          <table:table-cell table:style-name="ce6" office:value-type="float" office:value="-49.296012878418" calcext:value-type="float">
            <text:p>-49.296</text:p>
          </table:table-cell>
          <table:table-cell table:style-name="ce6" table:formula="of:=[.I57]-[.H57]" office:value-type="float" office:value="0.216167449951101" calcext:value-type="float">
            <text:p>0.216</text:p>
          </table:table-cell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307.166656494141" calcext:value-type="float">
            <text:p>307.167</text:p>
          </table:table-cell>
          <table:table-cell table:style-name="ce6" office:value-type="float" office:value="307" calcext:value-type="float">
            <text:p>307.000</text:p>
          </table:table-cell>
          <table:table-cell table:style-name="ce6" office:value-type="float" office:value="307.333343505859" calcext:value-type="float">
            <text:p>307.333</text:p>
          </table:table-cell>
          <table:table-cell table:style-name="ce6" table:formula="of:=[.D58]-[.C58]" office:value-type="float" office:value="0.333343505858977" calcext:value-type="float">
            <text:p>0.333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-49.1874465942383" calcext:value-type="float">
            <text:p>-49.187</text:p>
          </table:table-cell>
          <table:table-cell table:style-name="ce6" office:value-type="float" office:value="-49.296012878418" calcext:value-type="float">
            <text:p>-49.296</text:p>
          </table:table-cell>
          <table:table-cell table:style-name="ce6" office:value-type="float" office:value="-49.0788803100586" calcext:value-type="float">
            <text:p>-49.079</text:p>
          </table:table-cell>
          <table:table-cell table:style-name="ce6" table:formula="of:=[.I58]-[.H58]" office:value-type="float" office:value="0.217132568359396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307.5" calcext:value-type="float">
            <text:p>307.500</text:p>
          </table:table-cell>
          <table:table-cell table:style-name="ce6" office:value-type="float" office:value="307.333343505859" calcext:value-type="float">
            <text:p>307.333</text:p>
          </table:table-cell>
          <table:table-cell table:style-name="ce6" office:value-type="float" office:value="307.666656494141" calcext:value-type="float">
            <text:p>307.667</text:p>
          </table:table-cell>
          <table:table-cell table:style-name="ce6" table:formula="of:=[.D59]-[.C59]" office:value-type="float" office:value="0.333312988282046" calcext:value-type="float">
            <text:p>0.333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-48.9698333740234" calcext:value-type="float">
            <text:p>-48.970</text:p>
          </table:table-cell>
          <table:table-cell table:style-name="ce6" office:value-type="float" office:value="-49.0788803100586" calcext:value-type="float">
            <text:p>-49.079</text:p>
          </table:table-cell>
          <table:table-cell table:style-name="ce6" office:value-type="float" office:value="-48.8607902526855" calcext:value-type="float">
            <text:p>-48.861</text:p>
          </table:table-cell>
          <table:table-cell table:style-name="ce6" table:formula="of:=[.I59]-[.H59]" office:value-type="float" office:value="0.218090057373104" calcext:value-type="float">
            <text:p>0.218</text:p>
          </table:table-cell>
          <table:table-cell table:number-columns-repeated="101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307.833343505859" calcext:value-type="float">
            <text:p>307.833</text:p>
          </table:table-cell>
          <table:table-cell table:style-name="ce6" office:value-type="float" office:value="307.666656494141" calcext:value-type="float">
            <text:p>307.667</text:p>
          </table:table-cell>
          <table:table-cell table:style-name="ce6" office:value-type="float" office:value="308" calcext:value-type="float">
            <text:p>308.000</text:p>
          </table:table-cell>
          <table:table-cell table:style-name="ce6" table:formula="of:=[.D60]-[.C60]" office:value-type="float" office:value="0.333343505858977" calcext:value-type="float">
            <text:p>0.333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-48.7512664794922" calcext:value-type="float">
            <text:p>-48.751</text:p>
          </table:table-cell>
          <table:table-cell table:style-name="ce6" office:value-type="float" office:value="-48.8607902526855" calcext:value-type="float">
            <text:p>-48.861</text:p>
          </table:table-cell>
          <table:table-cell table:style-name="ce6" office:value-type="float" office:value="-48.6417427062988" calcext:value-type="float">
            <text:p>-48.642</text:p>
          </table:table-cell>
          <table:table-cell table:style-name="ce6" table:formula="of:=[.I60]-[.H60]" office:value-type="float" office:value="0.219047546386697" calcext:value-type="float">
            <text:p>0.219</text:p>
          </table:table-cell>
          <table:table-cell table:number-columns-repeated="101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308.166656494141" calcext:value-type="float">
            <text:p>308.167</text:p>
          </table:table-cell>
          <table:table-cell table:style-name="ce6" office:value-type="float" office:value="308" calcext:value-type="float">
            <text:p>308.000</text:p>
          </table:table-cell>
          <table:table-cell table:style-name="ce6" office:value-type="float" office:value="308.333343505859" calcext:value-type="float">
            <text:p>308.333</text:p>
          </table:table-cell>
          <table:table-cell table:style-name="ce6" table:formula="of:=[.D61]-[.C61]" office:value-type="float" office:value="0.333343505858977" calcext:value-type="float">
            <text:p>0.333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-48.5317344665527" calcext:value-type="float">
            <text:p>-48.532</text:p>
          </table:table-cell>
          <table:table-cell table:style-name="ce6" office:value-type="float" office:value="-48.6417427062988" calcext:value-type="float">
            <text:p>-48.642</text:p>
          </table:table-cell>
          <table:table-cell table:style-name="ce6" office:value-type="float" office:value="-48.4217300415039" calcext:value-type="float">
            <text:p>-48.422</text:p>
          </table:table-cell>
          <table:table-cell table:style-name="ce6" table:formula="of:=[.I61]-[.H61]" office:value-type="float" office:value="0.220012664794901" calcext:value-type="float">
            <text:p>0.220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308.5" calcext:value-type="float">
            <text:p>308.500</text:p>
          </table:table-cell>
          <table:table-cell table:style-name="ce6" office:value-type="float" office:value="308.333343505859" calcext:value-type="float">
            <text:p>308.333</text:p>
          </table:table-cell>
          <table:table-cell table:style-name="ce6" office:value-type="float" office:value="308.666656494141" calcext:value-type="float">
            <text:p>308.667</text:p>
          </table:table-cell>
          <table:table-cell table:style-name="ce6" table:formula="of:=[.D62]-[.C62]" office:value-type="float" office:value="0.333312988282046" calcext:value-type="float">
            <text:p>0.333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-48.3112449645996" calcext:value-type="float">
            <text:p>-48.311</text:p>
          </table:table-cell>
          <table:table-cell table:style-name="ce6" office:value-type="float" office:value="-48.4217300415039" calcext:value-type="float">
            <text:p>-48.422</text:p>
          </table:table-cell>
          <table:table-cell table:style-name="ce6" office:value-type="float" office:value="-48.2007637023926" calcext:value-type="float">
            <text:p>-48.201</text:p>
          </table:table-cell>
          <table:table-cell table:style-name="ce6" table:formula="of:=[.I62]-[.H62]" office:value-type="float" office:value="0.2209663391113" calcext:value-type="float">
            <text:p>0.221</text:p>
          </table:table-cell>
          <table:table-cell table:number-columns-repeated="101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308.833343505859" calcext:value-type="float">
            <text:p>308.833</text:p>
          </table:table-cell>
          <table:table-cell table:style-name="ce6" office:value-type="float" office:value="308.666656494141" calcext:value-type="float">
            <text:p>308.667</text:p>
          </table:table-cell>
          <table:table-cell table:style-name="ce6" office:value-type="float" office:value="309" calcext:value-type="float">
            <text:p>309.000</text:p>
          </table:table-cell>
          <table:table-cell table:style-name="ce6" table:formula="of:=[.D63]-[.C63]" office:value-type="float" office:value="0.333343505858977" calcext:value-type="float">
            <text:p>0.333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-48.0897979736328" calcext:value-type="float">
            <text:p>-48.090</text:p>
          </table:table-cell>
          <table:table-cell table:style-name="ce6" office:value-type="float" office:value="-48.2007637023926" calcext:value-type="float">
            <text:p>-48.201</text:p>
          </table:table-cell>
          <table:table-cell table:style-name="ce6" office:value-type="float" office:value="-47.978832244873" calcext:value-type="float">
            <text:p>-47.979</text:p>
          </table:table-cell>
          <table:table-cell table:style-name="ce6" table:formula="of:=[.I63]-[.H63]" office:value-type="float" office:value="0.221931457519602" calcext:value-type="float">
            <text:p>0.222</text:p>
          </table:table-cell>
          <table:table-cell table:number-columns-repeated="101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309.166656494141" calcext:value-type="float">
            <text:p>309.167</text:p>
          </table:table-cell>
          <table:table-cell table:style-name="ce6" office:value-type="float" office:value="309" calcext:value-type="float">
            <text:p>309.000</text:p>
          </table:table-cell>
          <table:table-cell table:style-name="ce6" office:value-type="float" office:value="309.333343505859" calcext:value-type="float">
            <text:p>309.333</text:p>
          </table:table-cell>
          <table:table-cell table:style-name="ce6" table:formula="of:=[.D64]-[.C64]" office:value-type="float" office:value="0.333343505858977" calcext:value-type="float">
            <text:p>0.333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-47.8673820495605" calcext:value-type="float">
            <text:p>-47.867</text:p>
          </table:table-cell>
          <table:table-cell table:style-name="ce6" office:value-type="float" office:value="-47.978832244873" calcext:value-type="float">
            <text:p>-47.979</text:p>
          </table:table-cell>
          <table:table-cell table:style-name="ce6" office:value-type="float" office:value="-47.755931854248" calcext:value-type="float">
            <text:p>-47.756</text:p>
          </table:table-cell>
          <table:table-cell table:style-name="ce6" table:formula="of:=[.I64]-[.H64]" office:value-type="float" office:value="0.222900390625" calcext:value-type="float">
            <text:p>0.223</text:p>
          </table:table-cell>
          <table:table-cell table:number-columns-repeated="101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309.5" calcext:value-type="float">
            <text:p>309.500</text:p>
          </table:table-cell>
          <table:table-cell table:style-name="ce6" office:value-type="float" office:value="309.333343505859" calcext:value-type="float">
            <text:p>309.333</text:p>
          </table:table-cell>
          <table:table-cell table:style-name="ce6" office:value-type="float" office:value="309.666656494141" calcext:value-type="float">
            <text:p>309.667</text:p>
          </table:table-cell>
          <table:table-cell table:style-name="ce6" table:formula="of:=[.D65]-[.C65]" office:value-type="float" office:value="0.333312988282046" calcext:value-type="float">
            <text:p>0.333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-47.6440010070801" calcext:value-type="float">
            <text:p>-47.644</text:p>
          </table:table-cell>
          <table:table-cell table:style-name="ce6" office:value-type="float" office:value="-47.755931854248" calcext:value-type="float">
            <text:p>-47.756</text:p>
          </table:table-cell>
          <table:table-cell table:style-name="ce6" office:value-type="float" office:value="-47.5320701599121" calcext:value-type="float">
            <text:p>-47.532</text:p>
          </table:table-cell>
          <table:table-cell table:style-name="ce6" table:formula="of:=[.I65]-[.H65]" office:value-type="float" office:value="0.223861694335895" calcext:value-type="float">
            <text:p>0.224</text:p>
          </table:table-cell>
          <table:table-cell table:number-columns-repeated="101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309.833343505859" calcext:value-type="float">
            <text:p>309.833</text:p>
          </table:table-cell>
          <table:table-cell table:style-name="ce6" office:value-type="float" office:value="309.666656494141" calcext:value-type="float">
            <text:p>309.667</text:p>
          </table:table-cell>
          <table:table-cell table:style-name="ce6" office:value-type="float" office:value="310" calcext:value-type="float">
            <text:p>310.000</text:p>
          </table:table-cell>
          <table:table-cell table:style-name="ce6" table:formula="of:=[.D66]-[.C66]" office:value-type="float" office:value="0.333343505858977" calcext:value-type="float">
            <text:p>0.333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-47.4196548461914" calcext:value-type="float">
            <text:p>-47.420</text:p>
          </table:table-cell>
          <table:table-cell table:style-name="ce6" office:value-type="float" office:value="-47.5320701599121" calcext:value-type="float">
            <text:p>-47.532</text:p>
          </table:table-cell>
          <table:table-cell table:style-name="ce6" office:value-type="float" office:value="-47.307243347168" calcext:value-type="float">
            <text:p>-47.307</text:p>
          </table:table-cell>
          <table:table-cell table:style-name="ce6" table:formula="of:=[.I66]-[.H66]" office:value-type="float" office:value="0.224826812744105" calcext:value-type="float">
            <text:p>0.225</text:p>
          </table:table-cell>
          <table:table-cell table:number-columns-repeated="101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310.166656494141" calcext:value-type="float">
            <text:p>310.167</text:p>
          </table:table-cell>
          <table:table-cell table:style-name="ce6" office:value-type="float" office:value="310" calcext:value-type="float">
            <text:p>310.000</text:p>
          </table:table-cell>
          <table:table-cell table:style-name="ce6" office:value-type="float" office:value="310.333343505859" calcext:value-type="float">
            <text:p>310.333</text:p>
          </table:table-cell>
          <table:table-cell table:style-name="ce6" table:formula="of:=[.D67]-[.C67]" office:value-type="float" office:value="0.333343505858977" calcext:value-type="float">
            <text:p>0.333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-47.1943473815918" calcext:value-type="float">
            <text:p>-47.194</text:p>
          </table:table-cell>
          <table:table-cell table:style-name="ce6" office:value-type="float" office:value="-47.307243347168" calcext:value-type="float">
            <text:p>-47.307</text:p>
          </table:table-cell>
          <table:table-cell table:style-name="ce6" office:value-type="float" office:value="-47.0814514160156" calcext:value-type="float">
            <text:p>-47.081</text:p>
          </table:table-cell>
          <table:table-cell table:style-name="ce6" table:formula="of:=[.I67]-[.H67]" office:value-type="float" office:value="0.225791931152401" calcext:value-type="float">
            <text:p>0.226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310.5" calcext:value-type="float">
            <text:p>310.500</text:p>
          </table:table-cell>
          <table:table-cell table:style-name="ce6" office:value-type="float" office:value="310.333343505859" calcext:value-type="float">
            <text:p>310.333</text:p>
          </table:table-cell>
          <table:table-cell table:style-name="ce6" office:value-type="float" office:value="310.666656494141" calcext:value-type="float">
            <text:p>310.667</text:p>
          </table:table-cell>
          <table:table-cell table:style-name="ce6" table:formula="of:=[.D68]-[.C68]" office:value-type="float" office:value="0.333312988282046" calcext:value-type="float">
            <text:p>0.333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-46.9680709838867" calcext:value-type="float">
            <text:p>-46.968</text:p>
          </table:table-cell>
          <table:table-cell table:style-name="ce6" office:value-type="float" office:value="-47.0814514160156" calcext:value-type="float">
            <text:p>-47.081</text:p>
          </table:table-cell>
          <table:table-cell table:style-name="ce6" office:value-type="float" office:value="-46.8546905517578" calcext:value-type="float">
            <text:p>-46.855</text:p>
          </table:table-cell>
          <table:table-cell table:style-name="ce6" table:formula="of:=[.I68]-[.H68]" office:value-type="float" office:value="0.226760864257798" calcext:value-type="float">
            <text:p>0.227</text:p>
          </table:table-cell>
          <table:table-cell table:number-columns-repeated="101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310.833343505859" calcext:value-type="float">
            <text:p>310.833</text:p>
          </table:table-cell>
          <table:table-cell table:style-name="ce6" office:value-type="float" office:value="310.666656494141" calcext:value-type="float">
            <text:p>310.667</text:p>
          </table:table-cell>
          <table:table-cell table:style-name="ce6" office:value-type="float" office:value="311" calcext:value-type="float">
            <text:p>311.000</text:p>
          </table:table-cell>
          <table:table-cell table:style-name="ce6" table:formula="of:=[.D69]-[.C69]" office:value-type="float" office:value="0.333343505858977" calcext:value-type="float">
            <text:p>0.333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-46.7408256530762" calcext:value-type="float">
            <text:p>-46.741</text:p>
          </table:table-cell>
          <table:table-cell table:style-name="ce6" office:value-type="float" office:value="-46.8546905517578" calcext:value-type="float">
            <text:p>-46.855</text:p>
          </table:table-cell>
          <table:table-cell table:style-name="ce6" office:value-type="float" office:value="-46.6269607543945" calcext:value-type="float">
            <text:p>-46.627</text:p>
          </table:table-cell>
          <table:table-cell table:style-name="ce6" table:formula="of:=[.I69]-[.H69]" office:value-type="float" office:value="0.227729797363295" calcext:value-type="float">
            <text:p>0.228</text:p>
          </table:table-cell>
          <table:table-cell table:number-columns-repeated="101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311.166656494141" calcext:value-type="float">
            <text:p>311.167</text:p>
          </table:table-cell>
          <table:table-cell table:style-name="ce6" office:value-type="float" office:value="311" calcext:value-type="float">
            <text:p>311.000</text:p>
          </table:table-cell>
          <table:table-cell table:style-name="ce6" office:value-type="float" office:value="311.333343505859" calcext:value-type="float">
            <text:p>311.333</text:p>
          </table:table-cell>
          <table:table-cell table:style-name="ce6" table:formula="of:=[.D70]-[.C70]" office:value-type="float" office:value="0.333343505858977" calcext:value-type="float">
            <text:p>0.333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-46.5126152038574" calcext:value-type="float">
            <text:p>-46.513</text:p>
          </table:table-cell>
          <table:table-cell table:style-name="ce6" office:value-type="float" office:value="-46.6269607543945" calcext:value-type="float">
            <text:p>-46.627</text:p>
          </table:table-cell>
          <table:table-cell table:style-name="ce6" office:value-type="float" office:value="-46.3982734680176" calcext:value-type="float">
            <text:p>-46.398</text:p>
          </table:table-cell>
          <table:table-cell table:style-name="ce6" table:formula="of:=[.I70]-[.H70]" office:value-type="float" office:value="0.228687286376903" calcext:value-type="float">
            <text:p>0.229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311.5" calcext:value-type="float">
            <text:p>311.500</text:p>
          </table:table-cell>
          <table:table-cell table:style-name="ce6" office:value-type="float" office:value="311.333343505859" calcext:value-type="float">
            <text:p>311.333</text:p>
          </table:table-cell>
          <table:table-cell table:style-name="ce6" office:value-type="float" office:value="311.666656494141" calcext:value-type="float">
            <text:p>311.667</text:p>
          </table:table-cell>
          <table:table-cell table:style-name="ce6" table:formula="of:=[.D71]-[.C71]" office:value-type="float" office:value="0.333312988282046" calcext:value-type="float">
            <text:p>0.333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-46.2834434509277" calcext:value-type="float">
            <text:p>-46.283</text:p>
          </table:table-cell>
          <table:table-cell table:style-name="ce6" office:value-type="float" office:value="-46.3982734680176" calcext:value-type="float">
            <text:p>-46.398</text:p>
          </table:table-cell>
          <table:table-cell table:style-name="ce6" office:value-type="float" office:value="-46.1686134338379" calcext:value-type="float">
            <text:p>-46.169</text:p>
          </table:table-cell>
          <table:table-cell table:style-name="ce6" table:formula="of:=[.I71]-[.H71]" office:value-type="float" office:value="0.229660034179702" calcext:value-type="float">
            <text:p>0.230</text:p>
          </table:table-cell>
          <table:table-cell table:number-columns-repeated="101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311.833343505859" calcext:value-type="float">
            <text:p>311.833</text:p>
          </table:table-cell>
          <table:table-cell table:style-name="ce6" office:value-type="float" office:value="311.666656494141" calcext:value-type="float">
            <text:p>311.667</text:p>
          </table:table-cell>
          <table:table-cell table:style-name="ce6" office:value-type="float" office:value="312" calcext:value-type="float">
            <text:p>312.000</text:p>
          </table:table-cell>
          <table:table-cell table:style-name="ce6" table:formula="of:=[.D72]-[.C72]" office:value-type="float" office:value="0.333343505858977" calcext:value-type="float">
            <text:p>0.333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-46.053295135498" calcext:value-type="float">
            <text:p>-46.053</text:p>
          </table:table-cell>
          <table:table-cell table:style-name="ce6" office:value-type="float" office:value="-46.1686134338379" calcext:value-type="float">
            <text:p>-46.169</text:p>
          </table:table-cell>
          <table:table-cell table:style-name="ce6" office:value-type="float" office:value="-45.9379806518555" calcext:value-type="float">
            <text:p>-45.938</text:p>
          </table:table-cell>
          <table:table-cell table:style-name="ce6" table:formula="of:=[.I72]-[.H72]" office:value-type="float" office:value="0.230632781982401" calcext:value-type="float">
            <text:p>0.231</text:p>
          </table:table-cell>
          <table:table-cell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312.166656494141" calcext:value-type="float">
            <text:p>312.167</text:p>
          </table:table-cell>
          <table:table-cell table:style-name="ce6" office:value-type="float" office:value="312" calcext:value-type="float">
            <text:p>312.000</text:p>
          </table:table-cell>
          <table:table-cell table:style-name="ce6" office:value-type="float" office:value="312.333343505859" calcext:value-type="float">
            <text:p>312.333</text:p>
          </table:table-cell>
          <table:table-cell table:style-name="ce6" table:formula="of:=[.D73]-[.C73]" office:value-type="float" office:value="0.333343505858977" calcext:value-type="float">
            <text:p>0.333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float" office:value="-45.8221817016602" calcext:value-type="float">
            <text:p>-45.822</text:p>
          </table:table-cell>
          <table:table-cell table:style-name="ce6" office:value-type="float" office:value="-45.9379806518555" calcext:value-type="float">
            <text:p>-45.938</text:p>
          </table:table-cell>
          <table:table-cell table:style-name="ce6" office:value-type="float" office:value="-45.7063827514648" calcext:value-type="float">
            <text:p>-45.706</text:p>
          </table:table-cell>
          <table:table-cell table:style-name="ce6" table:formula="of:=[.I73]-[.H73]" office:value-type="float" office:value="0.231597900390696" calcext:value-type="float">
            <text:p>0.232</text:p>
          </table:table-cell>
          <table:table-cell table:number-columns-repeated="101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312.5" calcext:value-type="float">
            <text:p>312.500</text:p>
          </table:table-cell>
          <table:table-cell table:style-name="ce6" office:value-type="float" office:value="312.333343505859" calcext:value-type="float">
            <text:p>312.333</text:p>
          </table:table-cell>
          <table:table-cell table:style-name="ce6" office:value-type="float" office:value="312.666656494141" calcext:value-type="float">
            <text:p>312.667</text:p>
          </table:table-cell>
          <table:table-cell table:style-name="ce6" table:formula="of:=[.D74]-[.C74]" office:value-type="float" office:value="0.333312988282046" calcext:value-type="float">
            <text:p>0.333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-45.5900955200195" calcext:value-type="float">
            <text:p>-45.590</text:p>
          </table:table-cell>
          <table:table-cell table:style-name="ce6" office:value-type="float" office:value="-45.7063827514648" calcext:value-type="float">
            <text:p>-45.706</text:p>
          </table:table-cell>
          <table:table-cell table:style-name="ce6" office:value-type="float" office:value="-45.4738121032715" calcext:value-type="float">
            <text:p>-45.474</text:p>
          </table:table-cell>
          <table:table-cell table:style-name="ce6" table:formula="of:=[.I74]-[.H74]" office:value-type="float" office:value="0.232570648193303" calcext:value-type="float">
            <text:p>0.233</text:p>
          </table:table-cell>
          <table:table-cell table:number-columns-repeated="101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312.833343505859" calcext:value-type="float">
            <text:p>312.833</text:p>
          </table:table-cell>
          <table:table-cell table:style-name="ce6" office:value-type="float" office:value="312.666656494141" calcext:value-type="float">
            <text:p>312.667</text:p>
          </table:table-cell>
          <table:table-cell table:style-name="ce6" office:value-type="float" office:value="313" calcext:value-type="float">
            <text:p>313.000</text:p>
          </table:table-cell>
          <table:table-cell table:style-name="ce6" table:formula="of:=[.D75]-[.C75]" office:value-type="float" office:value="0.333343505858977" calcext:value-type="float">
            <text:p>0.333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-45.3570404052734" calcext:value-type="float">
            <text:p>-45.357</text:p>
          </table:table-cell>
          <table:table-cell table:style-name="ce6" office:value-type="float" office:value="-45.4738121032715" calcext:value-type="float">
            <text:p>-45.474</text:p>
          </table:table-cell>
          <table:table-cell table:style-name="ce6" office:value-type="float" office:value="-45.2402725219727" calcext:value-type="float">
            <text:p>-45.240</text:p>
          </table:table-cell>
          <table:table-cell table:style-name="ce6" table:formula="of:=[.I75]-[.H75]" office:value-type="float" office:value="0.2335395812988" calcext:value-type="float">
            <text:p>0.234</text:p>
          </table:table-cell>
          <table:table-cell table:number-columns-repeated="101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313.166656494141" calcext:value-type="float">
            <text:p>313.167</text:p>
          </table:table-cell>
          <table:table-cell table:style-name="ce6" office:value-type="float" office:value="313" calcext:value-type="float">
            <text:p>313.000</text:p>
          </table:table-cell>
          <table:table-cell table:style-name="ce6" office:value-type="float" office:value="313.333343505859" calcext:value-type="float">
            <text:p>313.333</text:p>
          </table:table-cell>
          <table:table-cell table:style-name="ce6" table:formula="of:=[.D76]-[.C76]" office:value-type="float" office:value="0.333343505858977" calcext:value-type="float">
            <text:p>0.333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-45.1230163574219" calcext:value-type="float">
            <text:p>-45.123</text:p>
          </table:table-cell>
          <table:table-cell table:style-name="ce6" office:value-type="float" office:value="-45.2402725219727" calcext:value-type="float">
            <text:p>-45.240</text:p>
          </table:table-cell>
          <table:table-cell table:style-name="ce6" office:value-type="float" office:value="-45.0057601928711" calcext:value-type="float">
            <text:p>-45.006</text:p>
          </table:table-cell>
          <table:table-cell table:style-name="ce6" table:formula="of:=[.I76]-[.H76]" office:value-type="float" office:value="0.234512329101598" calcext:value-type="float">
            <text:p>0.235</text:p>
          </table:table-cell>
          <table:table-cell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313.5" calcext:value-type="float">
            <text:p>313.500</text:p>
          </table:table-cell>
          <table:table-cell table:style-name="ce6" office:value-type="float" office:value="313.333343505859" calcext:value-type="float">
            <text:p>313.333</text:p>
          </table:table-cell>
          <table:table-cell table:style-name="ce6" office:value-type="float" office:value="313.666656494141" calcext:value-type="float">
            <text:p>313.667</text:p>
          </table:table-cell>
          <table:table-cell table:style-name="ce6" table:formula="of:=[.D77]-[.C77]" office:value-type="float" office:value="0.333312988282046" calcext:value-type="float">
            <text:p>0.333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-44.8880195617676" calcext:value-type="float">
            <text:p>-44.888</text:p>
          </table:table-cell>
          <table:table-cell table:style-name="ce6" office:value-type="float" office:value="-45.0057601928711" calcext:value-type="float">
            <text:p>-45.006</text:p>
          </table:table-cell>
          <table:table-cell table:style-name="ce6" office:value-type="float" office:value="-44.7702827453613" calcext:value-type="float">
            <text:p>-44.770</text:p>
          </table:table-cell>
          <table:table-cell table:style-name="ce6" table:formula="of:=[.I77]-[.H77]" office:value-type="float" office:value="0.235477447509801" calcext:value-type="float">
            <text:p>0.235</text:p>
          </table:table-cell>
          <table:table-cell table:number-columns-repeated="101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313.833343505859" calcext:value-type="float">
            <text:p>313.833</text:p>
          </table:table-cell>
          <table:table-cell table:style-name="ce6" office:value-type="float" office:value="313.666656494141" calcext:value-type="float">
            <text:p>313.667</text:p>
          </table:table-cell>
          <table:table-cell table:style-name="ce6" office:value-type="float" office:value="314" calcext:value-type="float">
            <text:p>314.000</text:p>
          </table:table-cell>
          <table:table-cell table:style-name="ce6" table:formula="of:=[.D78]-[.C78]" office:value-type="float" office:value="0.333343505858977" calcext:value-type="float">
            <text:p>0.333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-44.6520576477051" calcext:value-type="float">
            <text:p>-44.652</text:p>
          </table:table-cell>
          <table:table-cell table:style-name="ce6" office:value-type="float" office:value="-44.7702827453613" calcext:value-type="float">
            <text:p>-44.770</text:p>
          </table:table-cell>
          <table:table-cell table:style-name="ce6" office:value-type="float" office:value="-44.5338325500488" calcext:value-type="float">
            <text:p>-44.534</text:p>
          </table:table-cell>
          <table:table-cell table:style-name="ce6" table:formula="of:=[.I78]-[.H78]" office:value-type="float" office:value="0.2364501953125" calcext:value-type="float">
            <text:p>0.236</text:p>
          </table:table-cell>
          <table:table-cell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314.166656494141" calcext:value-type="float">
            <text:p>314.167</text:p>
          </table:table-cell>
          <table:table-cell table:style-name="ce6" office:value-type="float" office:value="314" calcext:value-type="float">
            <text:p>314.000</text:p>
          </table:table-cell>
          <table:table-cell table:style-name="ce6" office:value-type="float" office:value="314.333343505859" calcext:value-type="float">
            <text:p>314.333</text:p>
          </table:table-cell>
          <table:table-cell table:style-name="ce6" table:formula="of:=[.D79]-[.C79]" office:value-type="float" office:value="0.333343505858977" calcext:value-type="float">
            <text:p>0.333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-44.4151229858398" calcext:value-type="float">
            <text:p>-44.415</text:p>
          </table:table-cell>
          <table:table-cell table:style-name="ce6" office:value-type="float" office:value="-44.5338325500488" calcext:value-type="float">
            <text:p>-44.534</text:p>
          </table:table-cell>
          <table:table-cell table:style-name="ce6" office:value-type="float" office:value="-44.2964134216309" calcext:value-type="float">
            <text:p>-44.296</text:p>
          </table:table-cell>
          <table:table-cell table:style-name="ce6" table:formula="of:=[.I79]-[.H79]" office:value-type="float" office:value="0.237419128417898" calcext:value-type="float">
            <text:p>0.237</text:p>
          </table:table-cell>
          <table:table-cell table:number-columns-repeated="101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314.5" calcext:value-type="float">
            <text:p>314.500</text:p>
          </table:table-cell>
          <table:table-cell table:style-name="ce6" office:value-type="float" office:value="314.333343505859" calcext:value-type="float">
            <text:p>314.333</text:p>
          </table:table-cell>
          <table:table-cell table:style-name="ce6" office:value-type="float" office:value="314.666656494141" calcext:value-type="float">
            <text:p>314.667</text:p>
          </table:table-cell>
          <table:table-cell table:style-name="ce6" table:formula="of:=[.D80]-[.C80]" office:value-type="float" office:value="0.333312988282046" calcext:value-type="float">
            <text:p>0.333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-44.1772155761719" calcext:value-type="float">
            <text:p>-44.177</text:p>
          </table:table-cell>
          <table:table-cell table:style-name="ce6" office:value-type="float" office:value="-44.2964134216309" calcext:value-type="float">
            <text:p>-44.296</text:p>
          </table:table-cell>
          <table:table-cell table:style-name="ce6" office:value-type="float" office:value="-44.0580215454102" calcext:value-type="float">
            <text:p>-44.058</text:p>
          </table:table-cell>
          <table:table-cell table:style-name="ce6" table:formula="of:=[.I80]-[.H80]" office:value-type="float" office:value="0.238391876220703" calcext:value-type="float">
            <text:p>0.238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314.833343505859" calcext:value-type="float">
            <text:p>314.833</text:p>
          </table:table-cell>
          <table:table-cell table:style-name="ce6" office:value-type="float" office:value="314.666656494141" calcext:value-type="float">
            <text:p>314.667</text:p>
          </table:table-cell>
          <table:table-cell table:style-name="ce6" office:value-type="float" office:value="315" calcext:value-type="float">
            <text:p>315.000</text:p>
          </table:table-cell>
          <table:table-cell table:style-name="ce6" table:formula="of:=[.D81]-[.C81]" office:value-type="float" office:value="0.333343505858977" calcext:value-type="float">
            <text:p>0.333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-43.9383392333984" calcext:value-type="float">
            <text:p>-43.938</text:p>
          </table:table-cell>
          <table:table-cell table:style-name="ce6" office:value-type="float" office:value="-44.0580215454102" calcext:value-type="float">
            <text:p>-44.058</text:p>
          </table:table-cell>
          <table:table-cell table:style-name="ce6" office:value-type="float" office:value="-43.818660736084" calcext:value-type="float">
            <text:p>-43.819</text:p>
          </table:table-cell>
          <table:table-cell table:style-name="ce6" table:formula="of:=[.I81]-[.H81]" office:value-type="float" office:value="0.2393608093262" calcext:value-type="float">
            <text:p>0.239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315.166656494141" calcext:value-type="float">
            <text:p>315.167</text:p>
          </table:table-cell>
          <table:table-cell table:style-name="ce6" office:value-type="float" office:value="315" calcext:value-type="float">
            <text:p>315.000</text:p>
          </table:table-cell>
          <table:table-cell table:style-name="ce6" office:value-type="float" office:value="315.333343505859" calcext:value-type="float">
            <text:p>315.333</text:p>
          </table:table-cell>
          <table:table-cell table:style-name="ce6" table:formula="of:=[.D82]-[.C82]" office:value-type="float" office:value="0.333343505858977" calcext:value-type="float">
            <text:p>0.333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-43.6985015869141" calcext:value-type="float">
            <text:p>-43.699</text:p>
          </table:table-cell>
          <table:table-cell table:style-name="ce6" office:value-type="float" office:value="-43.818660736084" calcext:value-type="float">
            <text:p>-43.819</text:p>
          </table:table-cell>
          <table:table-cell table:style-name="ce6" office:value-type="float" office:value="-43.5783424377441" calcext:value-type="float">
            <text:p>-43.578</text:p>
          </table:table-cell>
          <table:table-cell table:style-name="ce6" table:formula="of:=[.I82]-[.H82]" office:value-type="float" office:value="0.240318298339901" calcext:value-type="float">
            <text:p>0.240</text:p>
          </table:table-cell>
          <table:table-cell table:number-columns-repeated="101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315.5" calcext:value-type="float">
            <text:p>315.500</text:p>
          </table:table-cell>
          <table:table-cell table:style-name="ce6" office:value-type="float" office:value="315.333343505859" calcext:value-type="float">
            <text:p>315.333</text:p>
          </table:table-cell>
          <table:table-cell table:style-name="ce6" office:value-type="float" office:value="315.666656494141" calcext:value-type="float">
            <text:p>315.667</text:p>
          </table:table-cell>
          <table:table-cell table:style-name="ce6" table:formula="of:=[.D83]-[.C83]" office:value-type="float" office:value="0.333312988282046" calcext:value-type="float">
            <text:p>0.333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-43.4576950073242" calcext:value-type="float">
            <text:p>-43.458</text:p>
          </table:table-cell>
          <table:table-cell table:style-name="ce6" office:value-type="float" office:value="-43.5783424377441" calcext:value-type="float">
            <text:p>-43.578</text:p>
          </table:table-cell>
          <table:table-cell table:style-name="ce6" office:value-type="float" office:value="-43.3370513916016" calcext:value-type="float">
            <text:p>-43.337</text:p>
          </table:table-cell>
          <table:table-cell table:style-name="ce6" table:formula="of:=[.I83]-[.H83]" office:value-type="float" office:value="0.2412910461425" calcext:value-type="float">
            <text:p>0.241</text:p>
          </table:table-cell>
          <table:table-cell table:number-columns-repeated="101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315.833343505859" calcext:value-type="float">
            <text:p>315.833</text:p>
          </table:table-cell>
          <table:table-cell table:style-name="ce6" office:value-type="float" office:value="315.666656494141" calcext:value-type="float">
            <text:p>315.667</text:p>
          </table:table-cell>
          <table:table-cell table:style-name="ce6" office:value-type="float" office:value="316" calcext:value-type="float">
            <text:p>316.000</text:p>
          </table:table-cell>
          <table:table-cell table:style-name="ce6" table:formula="of:=[.D84]-[.C84]" office:value-type="float" office:value="0.333343505858977" calcext:value-type="float">
            <text:p>0.333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-43.2159194946289" calcext:value-type="float">
            <text:p>-43.216</text:p>
          </table:table-cell>
          <table:table-cell table:style-name="ce6" office:value-type="float" office:value="-43.3370513916016" calcext:value-type="float">
            <text:p>-43.337</text:p>
          </table:table-cell>
          <table:table-cell table:style-name="ce6" office:value-type="float" office:value="-43.0947914123535" calcext:value-type="float">
            <text:p>-43.095</text:p>
          </table:table-cell>
          <table:table-cell table:style-name="ce6" table:formula="of:=[.I84]-[.H84]" office:value-type="float" office:value="0.242259979248097" calcext:value-type="float">
            <text:p>0.242</text:p>
          </table:table-cell>
          <table:table-cell table:number-columns-repeated="101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316.166656494141" calcext:value-type="float">
            <text:p>316.167</text:p>
          </table:table-cell>
          <table:table-cell table:style-name="ce6" office:value-type="float" office:value="316" calcext:value-type="float">
            <text:p>316.000</text:p>
          </table:table-cell>
          <table:table-cell table:style-name="ce6" office:value-type="float" office:value="316.333343505859" calcext:value-type="float">
            <text:p>316.333</text:p>
          </table:table-cell>
          <table:table-cell table:style-name="ce6" table:formula="of:=[.D85]-[.C85]" office:value-type="float" office:value="0.333343505858977" calcext:value-type="float">
            <text:p>0.333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-42.9731750488281" calcext:value-type="float">
            <text:p>-42.973</text:p>
          </table:table-cell>
          <table:table-cell table:style-name="ce6" office:value-type="float" office:value="-43.0947914123535" calcext:value-type="float">
            <text:p>-43.095</text:p>
          </table:table-cell>
          <table:table-cell table:style-name="ce6" office:value-type="float" office:value="-42.8515625" calcext:value-type="float">
            <text:p>-42.852</text:p>
          </table:table-cell>
          <table:table-cell table:style-name="ce6" table:formula="of:=[.I85]-[.H85]" office:value-type="float" office:value="0.243228912353501" calcext:value-type="float">
            <text:p>0.243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316.5" calcext:value-type="float">
            <text:p>316.500</text:p>
          </table:table-cell>
          <table:table-cell table:style-name="ce6" office:value-type="float" office:value="316.333343505859" calcext:value-type="float">
            <text:p>316.333</text:p>
          </table:table-cell>
          <table:table-cell table:style-name="ce6" office:value-type="float" office:value="316.666656494141" calcext:value-type="float">
            <text:p>316.667</text:p>
          </table:table-cell>
          <table:table-cell table:style-name="ce6" table:formula="of:=[.D86]-[.C86]" office:value-type="float" office:value="0.333312988282046" calcext:value-type="float">
            <text:p>0.333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-42.7294616699219" calcext:value-type="float">
            <text:p>-42.729</text:p>
          </table:table-cell>
          <table:table-cell table:style-name="ce6" office:value-type="float" office:value="-42.8515625" calcext:value-type="float">
            <text:p>-42.852</text:p>
          </table:table-cell>
          <table:table-cell table:style-name="ce6" office:value-type="float" office:value="-42.6073608398438" calcext:value-type="float">
            <text:p>-42.607</text:p>
          </table:table-cell>
          <table:table-cell table:style-name="ce6" table:formula="of:=[.I86]-[.H86]" office:value-type="float" office:value="0.2442016601562" calcext:value-type="float">
            <text:p>0.244</text:p>
          </table:table-cell>
          <table:table-cell table:number-columns-repeated="101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316.833343505859" calcext:value-type="float">
            <text:p>316.833</text:p>
          </table:table-cell>
          <table:table-cell table:style-name="ce6" office:value-type="float" office:value="316.666656494141" calcext:value-type="float">
            <text:p>316.667</text:p>
          </table:table-cell>
          <table:table-cell table:style-name="ce6" office:value-type="float" office:value="317" calcext:value-type="float">
            <text:p>317.000</text:p>
          </table:table-cell>
          <table:table-cell table:style-name="ce6" table:formula="of:=[.D87]-[.C87]" office:value-type="float" office:value="0.333343505858977" calcext:value-type="float">
            <text:p>0.333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-42.4847793579102" calcext:value-type="float">
            <text:p>-42.485</text:p>
          </table:table-cell>
          <table:table-cell table:style-name="ce6" office:value-type="float" office:value="-42.6073608398438" calcext:value-type="float">
            <text:p>-42.607</text:p>
          </table:table-cell>
          <table:table-cell table:style-name="ce6" office:value-type="float" office:value="-42.3622016906738" calcext:value-type="float">
            <text:p>-42.362</text:p>
          </table:table-cell>
          <table:table-cell table:style-name="ce6" table:formula="of:=[.I87]-[.H87]" office:value-type="float" office:value="0.24515914917" calcext:value-type="float">
            <text:p>0.245</text:p>
          </table:table-cell>
          <table:table-cell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317.166656494141" calcext:value-type="float">
            <text:p>317.167</text:p>
          </table:table-cell>
          <table:table-cell table:style-name="ce6" office:value-type="float" office:value="317" calcext:value-type="float">
            <text:p>317.000</text:p>
          </table:table-cell>
          <table:table-cell table:style-name="ce6" office:value-type="float" office:value="317.333343505859" calcext:value-type="float">
            <text:p>317.333</text:p>
          </table:table-cell>
          <table:table-cell table:style-name="ce6" table:formula="of:=[.D88]-[.C88]" office:value-type="float" office:value="0.333343505858977" calcext:value-type="float">
            <text:p>0.333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-42.2391357421875" calcext:value-type="float">
            <text:p>-42.239</text:p>
          </table:table-cell>
          <table:table-cell table:style-name="ce6" office:value-type="float" office:value="-42.3622016906738" calcext:value-type="float">
            <text:p>-42.362</text:p>
          </table:table-cell>
          <table:table-cell table:style-name="ce6" office:value-type="float" office:value="-42.1160736083984" calcext:value-type="float">
            <text:p>-42.116</text:p>
          </table:table-cell>
          <table:table-cell table:style-name="ce6" table:formula="of:=[.I88]-[.H88]" office:value-type="float" office:value="0.246128082275398" calcext:value-type="float">
            <text:p>0.246</text:p>
          </table:table-cell>
          <table:table-cell table:number-columns-repeated="101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317.5" calcext:value-type="float">
            <text:p>317.500</text:p>
          </table:table-cell>
          <table:table-cell table:style-name="ce6" office:value-type="float" office:value="317.333343505859" calcext:value-type="float">
            <text:p>317.333</text:p>
          </table:table-cell>
          <table:table-cell table:style-name="ce6" office:value-type="float" office:value="317.666656494141" calcext:value-type="float">
            <text:p>317.667</text:p>
          </table:table-cell>
          <table:table-cell table:style-name="ce6" table:formula="of:=[.D89]-[.C89]" office:value-type="float" office:value="0.333312988282046" calcext:value-type="float">
            <text:p>0.333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-41.9925231933594" calcext:value-type="float">
            <text:p>-41.993</text:p>
          </table:table-cell>
          <table:table-cell table:style-name="ce6" office:value-type="float" office:value="-42.1160736083984" calcext:value-type="float">
            <text:p>-42.116</text:p>
          </table:table-cell>
          <table:table-cell table:style-name="ce6" office:value-type="float" office:value="-41.8689727783203" calcext:value-type="float">
            <text:p>-41.869</text:p>
          </table:table-cell>
          <table:table-cell table:style-name="ce6" table:formula="of:=[.I89]-[.H89]" office:value-type="float" office:value="0.247100830078104" calcext:value-type="float">
            <text:p>0.247</text:p>
          </table:table-cell>
          <table:table-cell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317.833343505859" calcext:value-type="float">
            <text:p>317.833</text:p>
          </table:table-cell>
          <table:table-cell table:style-name="ce6" office:value-type="float" office:value="317.666656494141" calcext:value-type="float">
            <text:p>317.667</text:p>
          </table:table-cell>
          <table:table-cell table:style-name="ce6" office:value-type="float" office:value="318" calcext:value-type="float">
            <text:p>318.000</text:p>
          </table:table-cell>
          <table:table-cell table:style-name="ce6" table:formula="of:=[.D90]-[.C90]" office:value-type="float" office:value="0.333343505858977" calcext:value-type="float">
            <text:p>0.333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-41.7449417114258" calcext:value-type="float">
            <text:p>-41.745</text:p>
          </table:table-cell>
          <table:table-cell table:style-name="ce6" office:value-type="float" office:value="-41.8689727783203" calcext:value-type="float">
            <text:p>-41.869</text:p>
          </table:table-cell>
          <table:table-cell table:style-name="ce6" office:value-type="float" office:value="-41.6209106445312" calcext:value-type="float">
            <text:p>-41.621</text:p>
          </table:table-cell>
          <table:table-cell table:style-name="ce6" table:formula="of:=[.I90]-[.H90]" office:value-type="float" office:value="0.248062133789098" calcext:value-type="float">
            <text:p>0.248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318.166656494141" calcext:value-type="float">
            <text:p>318.167</text:p>
          </table:table-cell>
          <table:table-cell table:style-name="ce6" office:value-type="float" office:value="318" calcext:value-type="float">
            <text:p>318.000</text:p>
          </table:table-cell>
          <table:table-cell table:style-name="ce6" office:value-type="float" office:value="318.333343505859" calcext:value-type="float">
            <text:p>318.333</text:p>
          </table:table-cell>
          <table:table-cell table:style-name="ce6" table:formula="of:=[.D91]-[.C91]" office:value-type="float" office:value="0.333343505858977" calcext:value-type="float">
            <text:p>0.333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-41.4963989257812" calcext:value-type="float">
            <text:p>-41.496</text:p>
          </table:table-cell>
          <table:table-cell table:style-name="ce6" office:value-type="float" office:value="-41.6209106445312" calcext:value-type="float">
            <text:p>-41.621</text:p>
          </table:table-cell>
          <table:table-cell table:style-name="ce6" office:value-type="float" office:value="-41.3718910217285" calcext:value-type="float">
            <text:p>-41.372</text:p>
          </table:table-cell>
          <table:table-cell table:style-name="ce6" table:formula="of:=[.I91]-[.H91]" office:value-type="float" office:value="0.249019622802699" calcext:value-type="float">
            <text:p>0.249</text:p>
          </table:table-cell>
          <table:table-cell table:number-columns-repeated="101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318.5" calcext:value-type="float">
            <text:p>318.500</text:p>
          </table:table-cell>
          <table:table-cell table:style-name="ce6" office:value-type="float" office:value="318.333343505859" calcext:value-type="float">
            <text:p>318.333</text:p>
          </table:table-cell>
          <table:table-cell table:style-name="ce6" office:value-type="float" office:value="318.666656494141" calcext:value-type="float">
            <text:p>318.667</text:p>
          </table:table-cell>
          <table:table-cell table:style-name="ce6" table:formula="of:=[.D92]-[.C92]" office:value-type="float" office:value="0.333312988282046" calcext:value-type="float">
            <text:p>0.333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-41.2468948364258" calcext:value-type="float">
            <text:p>-41.247</text:p>
          </table:table-cell>
          <table:table-cell table:style-name="ce6" office:value-type="float" office:value="-41.3718910217285" calcext:value-type="float">
            <text:p>-41.372</text:p>
          </table:table-cell>
          <table:table-cell table:style-name="ce6" office:value-type="float" office:value="-41.1219024658203" calcext:value-type="float">
            <text:p>-41.122</text:p>
          </table:table-cell>
          <table:table-cell table:style-name="ce6" table:formula="of:=[.I92]-[.H92]" office:value-type="float" office:value="0.249988555908203" calcext:value-type="float">
            <text:p>0.250</text:p>
          </table:table-cell>
          <table:table-cell table:number-columns-repeated="101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318.833343505859" calcext:value-type="float">
            <text:p>318.833</text:p>
          </table:table-cell>
          <table:table-cell table:style-name="ce6" office:value-type="float" office:value="318.666656494141" calcext:value-type="float">
            <text:p>318.667</text:p>
          </table:table-cell>
          <table:table-cell table:style-name="ce6" office:value-type="float" office:value="319" calcext:value-type="float">
            <text:p>319.000</text:p>
          </table:table-cell>
          <table:table-cell table:style-name="ce6" table:formula="of:=[.D93]-[.C93]" office:value-type="float" office:value="0.333343505858977" calcext:value-type="float">
            <text:p>0.333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-40.9964256286621" calcext:value-type="float">
            <text:p>-40.996</text:p>
          </table:table-cell>
          <table:table-cell table:style-name="ce6" office:value-type="float" office:value="-41.1219024658203" calcext:value-type="float">
            <text:p>-41.122</text:p>
          </table:table-cell>
          <table:table-cell table:style-name="ce6" office:value-type="float" office:value="-40.8709526062012" calcext:value-type="float">
            <text:p>-40.871</text:p>
          </table:table-cell>
          <table:table-cell table:style-name="ce6" table:formula="of:=[.I93]-[.H93]" office:value-type="float" office:value="0.250949859619098" calcext:value-type="float">
            <text:p>0.251</text:p>
          </table:table-cell>
          <table:table-cell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319.166656494141" calcext:value-type="float">
            <text:p>319.167</text:p>
          </table:table-cell>
          <table:table-cell table:style-name="ce6" office:value-type="float" office:value="319" calcext:value-type="float">
            <text:p>319.000</text:p>
          </table:table-cell>
          <table:table-cell table:style-name="ce6" office:value-type="float" office:value="319.333343505859" calcext:value-type="float">
            <text:p>319.333</text:p>
          </table:table-cell>
          <table:table-cell table:style-name="ce6" table:formula="of:=[.D94]-[.C94]" office:value-type="float" office:value="0.333343505858977" calcext:value-type="float">
            <text:p>0.333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-40.7449951171875" calcext:value-type="float">
            <text:p>-40.745</text:p>
          </table:table-cell>
          <table:table-cell table:style-name="ce6" office:value-type="float" office:value="-40.8709526062012" calcext:value-type="float">
            <text:p>-40.871</text:p>
          </table:table-cell>
          <table:table-cell table:style-name="ce6" office:value-type="float" office:value="-40.6190414428711" calcext:value-type="float">
            <text:p>-40.619</text:p>
          </table:table-cell>
          <table:table-cell table:style-name="ce6" table:formula="of:=[.I94]-[.H94]" office:value-type="float" office:value="0.251911163330099" calcext:value-type="float">
            <text:p>0.252</text:p>
          </table:table-cell>
          <table:table-cell table:number-columns-repeated="101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319.5" calcext:value-type="float">
            <text:p>319.500</text:p>
          </table:table-cell>
          <table:table-cell table:style-name="ce6" office:value-type="float" office:value="319.333343505859" calcext:value-type="float">
            <text:p>319.333</text:p>
          </table:table-cell>
          <table:table-cell table:style-name="ce6" office:value-type="float" office:value="319.666656494141" calcext:value-type="float">
            <text:p>319.667</text:p>
          </table:table-cell>
          <table:table-cell table:style-name="ce6" table:formula="of:=[.D95]-[.C95]" office:value-type="float" office:value="0.333312988282046" calcext:value-type="float">
            <text:p>0.333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-40.4926071166992" calcext:value-type="float">
            <text:p>-40.493</text:p>
          </table:table-cell>
          <table:table-cell table:style-name="ce6" office:value-type="float" office:value="-40.6190414428711" calcext:value-type="float">
            <text:p>-40.619</text:p>
          </table:table-cell>
          <table:table-cell table:style-name="ce6" office:value-type="float" office:value="-40.3661727905273" calcext:value-type="float">
            <text:p>-40.366</text:p>
          </table:table-cell>
          <table:table-cell table:style-name="ce6" table:formula="of:=[.I95]-[.H95]" office:value-type="float" office:value="0.2528686523438" calcext:value-type="float">
            <text:p>0.253</text:p>
          </table:table-cell>
          <table:table-cell table:number-columns-repeated="101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319.833343505859" calcext:value-type="float">
            <text:p>319.833</text:p>
          </table:table-cell>
          <table:table-cell table:style-name="ce6" office:value-type="float" office:value="319.666656494141" calcext:value-type="float">
            <text:p>319.667</text:p>
          </table:table-cell>
          <table:table-cell table:style-name="ce6" office:value-type="float" office:value="320" calcext:value-type="float">
            <text:p>320.000</text:p>
          </table:table-cell>
          <table:table-cell table:style-name="ce6" table:formula="of:=[.D96]-[.C96]" office:value-type="float" office:value="0.333343505858977" calcext:value-type="float">
            <text:p>0.333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-40.2392616271973" calcext:value-type="float">
            <text:p>-40.239</text:p>
          </table:table-cell>
          <table:table-cell table:style-name="ce6" office:value-type="float" office:value="-40.3661727905273" calcext:value-type="float">
            <text:p>-40.366</text:p>
          </table:table-cell>
          <table:table-cell table:style-name="ce6" office:value-type="float" office:value="-40.1123504638672" calcext:value-type="float">
            <text:p>-40.112</text:p>
          </table:table-cell>
          <table:table-cell table:style-name="ce6" table:formula="of:=[.I96]-[.H96]" office:value-type="float" office:value="0.253822326660099" calcext:value-type="float">
            <text:p>0.254</text:p>
          </table:table-cell>
          <table:table-cell table:number-columns-repeated="101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320.166656494141" calcext:value-type="float">
            <text:p>320.167</text:p>
          </table:table-cell>
          <table:table-cell table:style-name="ce6" office:value-type="float" office:value="320" calcext:value-type="float">
            <text:p>320.000</text:p>
          </table:table-cell>
          <table:table-cell table:style-name="ce6" office:value-type="float" office:value="320.333343505859" calcext:value-type="float">
            <text:p>320.333</text:p>
          </table:table-cell>
          <table:table-cell table:style-name="ce6" table:formula="of:=[.D97]-[.C97]" office:value-type="float" office:value="0.333343505858977" calcext:value-type="float">
            <text:p>0.333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-39.9849586486816" calcext:value-type="float">
            <text:p>-39.985</text:p>
          </table:table-cell>
          <table:table-cell table:style-name="ce6" office:value-type="float" office:value="-40.1123504638672" calcext:value-type="float">
            <text:p>-40.112</text:p>
          </table:table-cell>
          <table:table-cell table:style-name="ce6" office:value-type="float" office:value="-39.8575706481934" calcext:value-type="float">
            <text:p>-39.858</text:p>
          </table:table-cell>
          <table:table-cell table:style-name="ce6" table:formula="of:=[.I97]-[.H97]" office:value-type="float" office:value="0.2547798156738" calcext:value-type="float">
            <text:p>0.255</text:p>
          </table:table-cell>
          <table:table-cell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320.5" calcext:value-type="float">
            <text:p>320.500</text:p>
          </table:table-cell>
          <table:table-cell table:style-name="ce6" office:value-type="float" office:value="320.333343505859" calcext:value-type="float">
            <text:p>320.333</text:p>
          </table:table-cell>
          <table:table-cell table:style-name="ce6" office:value-type="float" office:value="320.666656494141" calcext:value-type="float">
            <text:p>320.667</text:p>
          </table:table-cell>
          <table:table-cell table:style-name="ce6" table:formula="of:=[.D98]-[.C98]" office:value-type="float" office:value="0.333312988282046" calcext:value-type="float">
            <text:p>0.333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-39.7297019958496" calcext:value-type="float">
            <text:p>-39.730</text:p>
          </table:table-cell>
          <table:table-cell table:style-name="ce6" office:value-type="float" office:value="-39.8575706481934" calcext:value-type="float">
            <text:p>-39.858</text:p>
          </table:table-cell>
          <table:table-cell table:style-name="ce6" office:value-type="float" office:value="-39.6018333435059" calcext:value-type="float">
            <text:p>-39.602</text:p>
          </table:table-cell>
          <table:table-cell table:style-name="ce6" table:formula="of:=[.I98]-[.H98]" office:value-type="float" office:value="0.2557373046875" calcext:value-type="float">
            <text:p>0.256</text:p>
          </table:table-cell>
          <table:table-cell table:number-columns-repeated="101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320.833343505859" calcext:value-type="float">
            <text:p>320.833</text:p>
          </table:table-cell>
          <table:table-cell table:style-name="ce6" office:value-type="float" office:value="320.666656494141" calcext:value-type="float">
            <text:p>320.667</text:p>
          </table:table-cell>
          <table:table-cell table:style-name="ce6" office:value-type="float" office:value="321" calcext:value-type="float">
            <text:p>321.000</text:p>
          </table:table-cell>
          <table:table-cell table:style-name="ce6" table:formula="of:=[.D99]-[.C99]" office:value-type="float" office:value="0.333343505858977" calcext:value-type="float">
            <text:p>0.333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-39.4734878540039" calcext:value-type="float">
            <text:p>-39.473</text:p>
          </table:table-cell>
          <table:table-cell table:style-name="ce6" office:value-type="float" office:value="-39.6018333435059" calcext:value-type="float">
            <text:p>-39.602</text:p>
          </table:table-cell>
          <table:table-cell table:style-name="ce6" office:value-type="float" office:value="-39.345142364502" calcext:value-type="float">
            <text:p>-39.345</text:p>
          </table:table-cell>
          <table:table-cell table:style-name="ce6" table:formula="of:=[.I99]-[.H99]" office:value-type="float" office:value="0.256690979003899" calcext:value-type="float">
            <text:p>0.257</text:p>
          </table:table-cell>
          <table:table-cell table:number-columns-repeated="101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321.166656494141" calcext:value-type="float">
            <text:p>321.167</text:p>
          </table:table-cell>
          <table:table-cell table:style-name="ce6" office:value-type="float" office:value="321" calcext:value-type="float">
            <text:p>321.000</text:p>
          </table:table-cell>
          <table:table-cell table:style-name="ce6" office:value-type="float" office:value="321.333343505859" calcext:value-type="float">
            <text:p>321.333</text:p>
          </table:table-cell>
          <table:table-cell table:style-name="ce6" table:formula="of:=[.D100]-[.C100]" office:value-type="float" office:value="0.333343505858977" calcext:value-type="float">
            <text:p>0.333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-39.2163200378418" calcext:value-type="float">
            <text:p>-39.216</text:p>
          </table:table-cell>
          <table:table-cell table:style-name="ce6" office:value-type="float" office:value="-39.345142364502" calcext:value-type="float">
            <text:p>-39.345</text:p>
          </table:table-cell>
          <table:table-cell table:style-name="ce6" office:value-type="float" office:value="-39.0875015258789" calcext:value-type="float">
            <text:p>-39.088</text:p>
          </table:table-cell>
          <table:table-cell table:style-name="ce6" table:formula="of:=[.I100]-[.H100]" office:value-type="float" office:value="0.257640838623104" calcext:value-type="float">
            <text:p>0.258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21.5" calcext:value-type="float">
            <text:p>321.500</text:p>
          </table:table-cell>
          <table:table-cell table:style-name="ce6" office:value-type="float" office:value="321.333343505859" calcext:value-type="float">
            <text:p>321.333</text:p>
          </table:table-cell>
          <table:table-cell table:style-name="ce6" office:value-type="float" office:value="321.666656494141" calcext:value-type="float">
            <text:p>321.667</text:p>
          </table:table-cell>
          <table:table-cell table:style-name="ce6" table:formula="of:=[.D101]-[.C101]" office:value-type="float" office:value="0.333312988282046" calcext:value-type="float">
            <text:p>0.33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-38.9582061767578" calcext:value-type="float">
            <text:p>-38.958</text:p>
          </table:table-cell>
          <table:table-cell table:style-name="ce6" office:value-type="float" office:value="-39.0875015258789" calcext:value-type="float">
            <text:p>-39.088</text:p>
          </table:table-cell>
          <table:table-cell table:style-name="ce6" office:value-type="float" office:value="-38.8289108276367" calcext:value-type="float">
            <text:p>-38.829</text:p>
          </table:table-cell>
          <table:table-cell table:style-name="ce6" table:formula="of:=[.I101]-[.H101]" office:value-type="float" office:value="0.258590698242202" calcext:value-type="float">
            <text:p>0.259</text:p>
          </table:table-cell>
          <table:table-cell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321.833343505859" calcext:value-type="float">
            <text:p>321.833</text:p>
          </table:table-cell>
          <table:table-cell table:style-name="ce6" office:value-type="float" office:value="321.666656494141" calcext:value-type="float">
            <text:p>321.667</text:p>
          </table:table-cell>
          <table:table-cell table:style-name="ce6" office:value-type="float" office:value="322" calcext:value-type="float">
            <text:p>322.000</text:p>
          </table:table-cell>
          <table:table-cell table:style-name="ce6" table:formula="of:=[.D102]-[.C102]" office:value-type="float" office:value="0.333343505858977" calcext:value-type="float">
            <text:p>0.333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-38.6991386413574" calcext:value-type="float">
            <text:p>-38.699</text:p>
          </table:table-cell>
          <table:table-cell table:style-name="ce6" office:value-type="float" office:value="-38.8289108276367" calcext:value-type="float">
            <text:p>-38.829</text:p>
          </table:table-cell>
          <table:table-cell table:style-name="ce6" office:value-type="float" office:value="-38.5693702697754" calcext:value-type="float">
            <text:p>-38.569</text:p>
          </table:table-cell>
          <table:table-cell table:style-name="ce6" table:formula="of:=[.I102]-[.H102]" office:value-type="float" office:value="0.2595405578613" calcext:value-type="float">
            <text:p>0.260</text:p>
          </table:table-cell>
          <table:table-cell table:number-columns-repeated="101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322.166656494141" calcext:value-type="float">
            <text:p>322.167</text:p>
          </table:table-cell>
          <table:table-cell table:style-name="ce6" office:value-type="float" office:value="322" calcext:value-type="float">
            <text:p>322.000</text:p>
          </table:table-cell>
          <table:table-cell table:style-name="ce6" office:value-type="float" office:value="322.333343505859" calcext:value-type="float">
            <text:p>322.333</text:p>
          </table:table-cell>
          <table:table-cell table:style-name="ce6" table:formula="of:=[.D103]-[.C103]" office:value-type="float" office:value="0.333343505858977" calcext:value-type="float">
            <text:p>0.333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-38.4391250610352" calcext:value-type="float">
            <text:p>-38.439</text:p>
          </table:table-cell>
          <table:table-cell table:style-name="ce6" office:value-type="float" office:value="-38.5693702697754" calcext:value-type="float">
            <text:p>-38.569</text:p>
          </table:table-cell>
          <table:table-cell table:style-name="ce6" office:value-type="float" office:value="-38.3088836669922" calcext:value-type="float">
            <text:p>-38.309</text:p>
          </table:table-cell>
          <table:table-cell table:style-name="ce6" table:formula="of:=[.I103]-[.H103]" office:value-type="float" office:value="0.260486602783196" calcext:value-type="float">
            <text:p>0.260</text:p>
          </table:table-cell>
          <table:table-cell table:number-columns-repeated="101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322.5" calcext:value-type="float">
            <text:p>322.500</text:p>
          </table:table-cell>
          <table:table-cell table:style-name="ce6" office:value-type="float" office:value="322.333343505859" calcext:value-type="float">
            <text:p>322.333</text:p>
          </table:table-cell>
          <table:table-cell table:style-name="ce6" office:value-type="float" office:value="322.666656494141" calcext:value-type="float">
            <text:p>322.667</text:p>
          </table:table-cell>
          <table:table-cell table:style-name="ce6" table:formula="of:=[.D104]-[.C104]" office:value-type="float" office:value="0.333312988282046" calcext:value-type="float">
            <text:p>0.333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-38.178165435791" calcext:value-type="float">
            <text:p>-38.178</text:p>
          </table:table-cell>
          <table:table-cell table:style-name="ce6" office:value-type="float" office:value="-38.3088836669922" calcext:value-type="float">
            <text:p>-38.309</text:p>
          </table:table-cell>
          <table:table-cell table:style-name="ce6" office:value-type="float" office:value="-38.0474510192871" calcext:value-type="float">
            <text:p>-38.047</text:p>
          </table:table-cell>
          <table:table-cell table:style-name="ce6" table:formula="of:=[.I104]-[.H104]" office:value-type="float" office:value="0.261432647705099" calcext:value-type="float">
            <text:p>0.261</text:p>
          </table:table-cell>
          <table:table-cell table:number-columns-repeated="101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322.833343505859" calcext:value-type="float">
            <text:p>322.833</text:p>
          </table:table-cell>
          <table:table-cell table:style-name="ce6" office:value-type="float" office:value="322.666656494141" calcext:value-type="float">
            <text:p>322.667</text:p>
          </table:table-cell>
          <table:table-cell table:style-name="ce6" office:value-type="float" office:value="323" calcext:value-type="float">
            <text:p>323.000</text:p>
          </table:table-cell>
          <table:table-cell table:style-name="ce6" table:formula="of:=[.D105]-[.C105]" office:value-type="float" office:value="0.333343505858977" calcext:value-type="float">
            <text:p>0.333</text:p>
          </table:table-cell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-37.9162673950195" calcext:value-type="float">
            <text:p>-37.916</text:p>
          </table:table-cell>
          <table:table-cell table:style-name="ce6" office:value-type="float" office:value="-38.0474510192871" calcext:value-type="float">
            <text:p>-38.047</text:p>
          </table:table-cell>
          <table:table-cell table:style-name="ce6" office:value-type="float" office:value="-37.785083770752" calcext:value-type="float">
            <text:p>-37.785</text:p>
          </table:table-cell>
          <table:table-cell table:style-name="ce6" table:formula="of:=[.I105]-[.H105]" office:value-type="float" office:value="0.262367248535099" calcext:value-type="float">
            <text:p>0.262</text:p>
          </table:table-cell>
          <table:table-cell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323.166656494141" calcext:value-type="float">
            <text:p>323.167</text:p>
          </table:table-cell>
          <table:table-cell table:style-name="ce6" office:value-type="float" office:value="323" calcext:value-type="float">
            <text:p>323.000</text:p>
          </table:table-cell>
          <table:table-cell table:style-name="ce6" office:value-type="float" office:value="323.333343505859" calcext:value-type="float">
            <text:p>323.333</text:p>
          </table:table-cell>
          <table:table-cell table:style-name="ce6" table:formula="of:=[.D106]-[.C106]" office:value-type="float" office:value="0.333343505858977" calcext:value-type="float">
            <text:p>0.333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-37.6534271240234" calcext:value-type="float">
            <text:p>-37.653</text:p>
          </table:table-cell>
          <table:table-cell table:style-name="ce6" office:value-type="float" office:value="-37.785083770752" calcext:value-type="float">
            <text:p>-37.785</text:p>
          </table:table-cell>
          <table:table-cell table:style-name="ce6" office:value-type="float" office:value="-37.5217704772949" calcext:value-type="float">
            <text:p>-37.522</text:p>
          </table:table-cell>
          <table:table-cell table:style-name="ce6" table:formula="of:=[.I106]-[.H106]" office:value-type="float" office:value="0.263313293457102" calcext:value-type="float">
            <text:p>0.263</text:p>
          </table:table-cell>
          <table:table-cell table:number-columns-repeated="101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323.5" calcext:value-type="float">
            <text:p>323.500</text:p>
          </table:table-cell>
          <table:table-cell table:style-name="ce6" office:value-type="float" office:value="323.333343505859" calcext:value-type="float">
            <text:p>323.333</text:p>
          </table:table-cell>
          <table:table-cell table:style-name="ce6" office:value-type="float" office:value="323.666656494141" calcext:value-type="float">
            <text:p>323.667</text:p>
          </table:table-cell>
          <table:table-cell table:style-name="ce6" table:formula="of:=[.D107]-[.C107]" office:value-type="float" office:value="0.333312988282046" calcext:value-type="float">
            <text:p>0.333</text:p>
          </table:table-cell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-37.3896446228027" calcext:value-type="float">
            <text:p>-37.390</text:p>
          </table:table-cell>
          <table:table-cell table:style-name="ce6" office:value-type="float" office:value="-37.5217704772949" calcext:value-type="float">
            <text:p>-37.522</text:p>
          </table:table-cell>
          <table:table-cell table:style-name="ce6" office:value-type="float" office:value="-37.2575225830078" calcext:value-type="float">
            <text:p>-37.258</text:p>
          </table:table-cell>
          <table:table-cell table:style-name="ce6" table:formula="of:=[.I107]-[.H107]" office:value-type="float" office:value="0.264247894287102" calcext:value-type="float">
            <text:p>0.264</text:p>
          </table:table-cell>
          <table:table-cell table:number-columns-repeated="101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323.833343505859" calcext:value-type="float">
            <text:p>323.833</text:p>
          </table:table-cell>
          <table:table-cell table:style-name="ce6" office:value-type="float" office:value="323.666656494141" calcext:value-type="float">
            <text:p>323.667</text:p>
          </table:table-cell>
          <table:table-cell table:style-name="ce6" office:value-type="float" office:value="324" calcext:value-type="float">
            <text:p>324.000</text:p>
          </table:table-cell>
          <table:table-cell table:style-name="ce6" table:formula="of:=[.D108]-[.C108]" office:value-type="float" office:value="0.333343505858977" calcext:value-type="float">
            <text:p>0.333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-37.124927520752" calcext:value-type="float">
            <text:p>-37.125</text:p>
          </table:table-cell>
          <table:table-cell table:style-name="ce6" office:value-type="float" office:value="-37.2575225830078" calcext:value-type="float">
            <text:p>-37.258</text:p>
          </table:table-cell>
          <table:table-cell table:style-name="ce6" office:value-type="float" office:value="-36.9923324584961" calcext:value-type="float">
            <text:p>-36.992</text:p>
          </table:table-cell>
          <table:table-cell table:style-name="ce6" table:formula="of:=[.I108]-[.H108]" office:value-type="float" office:value="0.265190124511697" calcext:value-type="float">
            <text:p>0.265</text:p>
          </table:table-cell>
          <table:table-cell table:number-columns-repeated="101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324.166656494141" calcext:value-type="float">
            <text:p>324.167</text:p>
          </table:table-cell>
          <table:table-cell table:style-name="ce6" office:value-type="float" office:value="324" calcext:value-type="float">
            <text:p>324.000</text:p>
          </table:table-cell>
          <table:table-cell table:style-name="ce6" office:value-type="float" office:value="324.333343505859" calcext:value-type="float">
            <text:p>324.333</text:p>
          </table:table-cell>
          <table:table-cell table:style-name="ce6" table:formula="of:=[.D109]-[.C109]" office:value-type="float" office:value="0.333343505858977" calcext:value-type="float">
            <text:p>0.333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-36.8592720031738" calcext:value-type="float">
            <text:p>-36.859</text:p>
          </table:table-cell>
          <table:table-cell table:style-name="ce6" office:value-type="float" office:value="-36.9923324584961" calcext:value-type="float">
            <text:p>-36.992</text:p>
          </table:table-cell>
          <table:table-cell table:style-name="ce6" office:value-type="float" office:value="-36.7262115478516" calcext:value-type="float">
            <text:p>-36.726</text:p>
          </table:table-cell>
          <table:table-cell table:style-name="ce6" table:formula="of:=[.I109]-[.H109]" office:value-type="float" office:value="0.266120910644503" calcext:value-type="float">
            <text:p>0.266</text:p>
          </table:table-cell>
          <table:table-cell table:number-columns-repeated="101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324.5" calcext:value-type="float">
            <text:p>324.500</text:p>
          </table:table-cell>
          <table:table-cell table:style-name="ce6" office:value-type="float" office:value="324.333343505859" calcext:value-type="float">
            <text:p>324.333</text:p>
          </table:table-cell>
          <table:table-cell table:style-name="ce6" office:value-type="float" office:value="324.666656494141" calcext:value-type="float">
            <text:p>324.667</text:p>
          </table:table-cell>
          <table:table-cell table:style-name="ce6" table:formula="of:=[.D110]-[.C110]" office:value-type="float" office:value="0.333312988282046" calcext:value-type="float">
            <text:p>0.333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-36.5926856994629" calcext:value-type="float">
            <text:p>-36.593</text:p>
          </table:table-cell>
          <table:table-cell table:style-name="ce6" office:value-type="float" office:value="-36.7262115478516" calcext:value-type="float">
            <text:p>-36.726</text:p>
          </table:table-cell>
          <table:table-cell table:style-name="ce6" office:value-type="float" office:value="-36.4591636657715" calcext:value-type="float">
            <text:p>-36.459</text:p>
          </table:table-cell>
          <table:table-cell table:style-name="ce6" table:formula="of:=[.I110]-[.H110]" office:value-type="float" office:value="0.267047882080099" calcext:value-type="float">
            <text:p>0.267</text:p>
          </table:table-cell>
          <table:table-cell table:number-columns-repeated="101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324.833343505859" calcext:value-type="float">
            <text:p>324.833</text:p>
          </table:table-cell>
          <table:table-cell table:style-name="ce6" office:value-type="float" office:value="324.666656494141" calcext:value-type="float">
            <text:p>324.667</text:p>
          </table:table-cell>
          <table:table-cell table:style-name="ce6" office:value-type="float" office:value="325" calcext:value-type="float">
            <text:p>325.000</text:p>
          </table:table-cell>
          <table:table-cell table:style-name="ce6" table:formula="of:=[.D111]-[.C111]" office:value-type="float" office:value="0.333343505858977" calcext:value-type="float">
            <text:p>0.333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-36.3251724243164" calcext:value-type="float">
            <text:p>-36.325</text:p>
          </table:table-cell>
          <table:table-cell table:style-name="ce6" office:value-type="float" office:value="-36.4591636657715" calcext:value-type="float">
            <text:p>-36.459</text:p>
          </table:table-cell>
          <table:table-cell table:style-name="ce6" office:value-type="float" office:value="-36.1911811828613" calcext:value-type="float">
            <text:p>-36.191</text:p>
          </table:table-cell>
          <table:table-cell table:style-name="ce6" table:formula="of:=[.I111]-[.H111]" office:value-type="float" office:value="0.267982482910199" calcext:value-type="float">
            <text:p>0.268</text:p>
          </table:table-cell>
          <table:table-cell table:number-columns-repeated="101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325.166656494141" calcext:value-type="float">
            <text:p>325.167</text:p>
          </table:table-cell>
          <table:table-cell table:style-name="ce6" office:value-type="float" office:value="325" calcext:value-type="float">
            <text:p>325.000</text:p>
          </table:table-cell>
          <table:table-cell table:style-name="ce6" office:value-type="float" office:value="325.333343505859" calcext:value-type="float">
            <text:p>325.333</text:p>
          </table:table-cell>
          <table:table-cell table:style-name="ce6" table:formula="of:=[.D112]-[.C112]" office:value-type="float" office:value="0.333343505858977" calcext:value-type="float">
            <text:p>0.333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-36.0567245483398" calcext:value-type="float">
            <text:p>-36.057</text:p>
          </table:table-cell>
          <table:table-cell table:style-name="ce6" office:value-type="float" office:value="-36.1911811828613" calcext:value-type="float">
            <text:p>-36.191</text:p>
          </table:table-cell>
          <table:table-cell table:style-name="ce6" office:value-type="float" office:value="-35.9222717285156" calcext:value-type="float">
            <text:p>-35.922</text:p>
          </table:table-cell>
          <table:table-cell table:style-name="ce6" table:formula="of:=[.I112]-[.H112]" office:value-type="float" office:value="0.268909454345703" calcext:value-type="float">
            <text:p>0.269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325.5" calcext:value-type="float">
            <text:p>325.500</text:p>
          </table:table-cell>
          <table:table-cell table:style-name="ce6" office:value-type="float" office:value="325.333343505859" calcext:value-type="float">
            <text:p>325.333</text:p>
          </table:table-cell>
          <table:table-cell table:style-name="ce6" office:value-type="float" office:value="325.666656494141" calcext:value-type="float">
            <text:p>325.667</text:p>
          </table:table-cell>
          <table:table-cell table:style-name="ce6" table:formula="of:=[.D113]-[.C113]" office:value-type="float" office:value="0.333312988282046" calcext:value-type="float">
            <text:p>0.333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-35.7873573303223" calcext:value-type="float">
            <text:p>-35.787</text:p>
          </table:table-cell>
          <table:table-cell table:style-name="ce6" office:value-type="float" office:value="-35.9222717285156" calcext:value-type="float">
            <text:p>-35.922</text:p>
          </table:table-cell>
          <table:table-cell table:style-name="ce6" office:value-type="float" office:value="-35.6524429321289" calcext:value-type="float">
            <text:p>-35.652</text:p>
          </table:table-cell>
          <table:table-cell table:style-name="ce6" table:formula="of:=[.I113]-[.H113]" office:value-type="float" office:value="0.269828796386697" calcext:value-type="float">
            <text:p>0.270</text:p>
          </table:table-cell>
          <table:table-cell table:number-columns-repeated="101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325.833343505859" calcext:value-type="float">
            <text:p>325.833</text:p>
          </table:table-cell>
          <table:table-cell table:style-name="ce6" office:value-type="float" office:value="325.666656494141" calcext:value-type="float">
            <text:p>325.667</text:p>
          </table:table-cell>
          <table:table-cell table:style-name="ce6" office:value-type="float" office:value="326" calcext:value-type="float">
            <text:p>326.000</text:p>
          </table:table-cell>
          <table:table-cell table:style-name="ce6" table:formula="of:=[.D114]-[.C114]" office:value-type="float" office:value="0.333343505858977" calcext:value-type="float">
            <text:p>0.333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-35.5170669555664" calcext:value-type="float">
            <text:p>-35.517</text:p>
          </table:table-cell>
          <table:table-cell table:style-name="ce6" office:value-type="float" office:value="-35.6524429321289" calcext:value-type="float">
            <text:p>-35.652</text:p>
          </table:table-cell>
          <table:table-cell table:style-name="ce6" office:value-type="float" office:value="-35.3816909790039" calcext:value-type="float">
            <text:p>-35.382</text:p>
          </table:table-cell>
          <table:table-cell table:style-name="ce6" table:formula="of:=[.I114]-[.H114]" office:value-type="float" office:value="0.270751953125" calcext:value-type="float">
            <text:p>0.271</text:p>
          </table:table-cell>
          <table:table-cell table:number-columns-repeated="101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326.166656494141" calcext:value-type="float">
            <text:p>326.167</text:p>
          </table:table-cell>
          <table:table-cell table:style-name="ce6" office:value-type="float" office:value="326" calcext:value-type="float">
            <text:p>326.000</text:p>
          </table:table-cell>
          <table:table-cell table:style-name="ce6" office:value-type="float" office:value="326.333343505859" calcext:value-type="float">
            <text:p>326.333</text:p>
          </table:table-cell>
          <table:table-cell table:style-name="ce6" table:formula="of:=[.D115]-[.C115]" office:value-type="float" office:value="0.333343505858977" calcext:value-type="float">
            <text:p>0.333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-35.2458572387695" calcext:value-type="float">
            <text:p>-35.246</text:p>
          </table:table-cell>
          <table:table-cell table:style-name="ce6" office:value-type="float" office:value="-35.3816909790039" calcext:value-type="float">
            <text:p>-35.382</text:p>
          </table:table-cell>
          <table:table-cell table:style-name="ce6" office:value-type="float" office:value="-35.1100234985352" calcext:value-type="float">
            <text:p>-35.110</text:p>
          </table:table-cell>
          <table:table-cell table:style-name="ce6" table:formula="of:=[.I115]-[.H115]" office:value-type="float" office:value="0.2716674804687" calcext:value-type="float">
            <text:p>0.272</text:p>
          </table:table-cell>
          <table:table-cell table:number-columns-repeated="101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326.5" calcext:value-type="float">
            <text:p>326.500</text:p>
          </table:table-cell>
          <table:table-cell table:style-name="ce6" office:value-type="float" office:value="326.333343505859" calcext:value-type="float">
            <text:p>326.333</text:p>
          </table:table-cell>
          <table:table-cell table:style-name="ce6" office:value-type="float" office:value="326.666656494141" calcext:value-type="float">
            <text:p>326.667</text:p>
          </table:table-cell>
          <table:table-cell table:style-name="ce6" table:formula="of:=[.D116]-[.C116]" office:value-type="float" office:value="0.333312988282046" calcext:value-type="float">
            <text:p>0.333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-34.9737319946289" calcext:value-type="float">
            <text:p>-34.974</text:p>
          </table:table-cell>
          <table:table-cell table:style-name="ce6" office:value-type="float" office:value="-35.1100234985352" calcext:value-type="float">
            <text:p>-35.110</text:p>
          </table:table-cell>
          <table:table-cell table:style-name="ce6" office:value-type="float" office:value="-34.8374404907227" calcext:value-type="float">
            <text:p>-34.837</text:p>
          </table:table-cell>
          <table:table-cell table:style-name="ce6" table:formula="of:=[.I116]-[.H116]" office:value-type="float" office:value="0.2725830078125" calcext:value-type="float">
            <text:p>0.273</text:p>
          </table:table-cell>
          <table:table-cell table:number-columns-repeated="101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326.833343505859" calcext:value-type="float">
            <text:p>326.833</text:p>
          </table:table-cell>
          <table:table-cell table:style-name="ce6" office:value-type="float" office:value="326.666656494141" calcext:value-type="float">
            <text:p>326.667</text:p>
          </table:table-cell>
          <table:table-cell table:style-name="ce6" office:value-type="float" office:value="327" calcext:value-type="float">
            <text:p>327.000</text:p>
          </table:table-cell>
          <table:table-cell table:style-name="ce6" table:formula="of:=[.D117]-[.C117]" office:value-type="float" office:value="0.333343505858977" calcext:value-type="float">
            <text:p>0.333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-34.7006950378418" calcext:value-type="float">
            <text:p>-34.701</text:p>
          </table:table-cell>
          <table:table-cell table:style-name="ce6" office:value-type="float" office:value="-34.8374404907227" calcext:value-type="float">
            <text:p>-34.837</text:p>
          </table:table-cell>
          <table:table-cell table:style-name="ce6" office:value-type="float" office:value="-34.5639533996582" calcext:value-type="float">
            <text:p>-34.564</text:p>
          </table:table-cell>
          <table:table-cell table:style-name="ce6" table:formula="of:=[.I117]-[.H117]" office:value-type="float" office:value="0.273487091064496" calcext:value-type="float">
            <text:p>0.273</text:p>
          </table:table-cell>
          <table:table-cell table:number-columns-repeated="101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327.166656494141" calcext:value-type="float">
            <text:p>327.167</text:p>
          </table:table-cell>
          <table:table-cell table:style-name="ce6" office:value-type="float" office:value="327" calcext:value-type="float">
            <text:p>327.000</text:p>
          </table:table-cell>
          <table:table-cell table:style-name="ce6" office:value-type="float" office:value="327.333343505859" calcext:value-type="float">
            <text:p>327.333</text:p>
          </table:table-cell>
          <table:table-cell table:style-name="ce6" table:formula="of:=[.D118]-[.C118]" office:value-type="float" office:value="0.333343505858977" calcext:value-type="float">
            <text:p>0.333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-34.4267501831055" calcext:value-type="float">
            <text:p>-34.427</text:p>
          </table:table-cell>
          <table:table-cell table:style-name="ce6" office:value-type="float" office:value="-34.5639533996582" calcext:value-type="float">
            <text:p>-34.564</text:p>
          </table:table-cell>
          <table:table-cell table:style-name="ce6" office:value-type="float" office:value="-34.28955078125" calcext:value-type="float">
            <text:p>-34.290</text:p>
          </table:table-cell>
          <table:table-cell table:style-name="ce6" table:formula="of:=[.I118]-[.H118]" office:value-type="float" office:value="0.274402618408203" calcext:value-type="float">
            <text:p>0.274</text:p>
          </table:table-cell>
          <table:table-cell table:number-columns-repeated="101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327.5" calcext:value-type="float">
            <text:p>327.500</text:p>
          </table:table-cell>
          <table:table-cell table:style-name="ce6" office:value-type="float" office:value="327.333343505859" calcext:value-type="float">
            <text:p>327.333</text:p>
          </table:table-cell>
          <table:table-cell table:style-name="ce6" office:value-type="float" office:value="327.666656494141" calcext:value-type="float">
            <text:p>327.667</text:p>
          </table:table-cell>
          <table:table-cell table:style-name="ce6" table:formula="of:=[.D119]-[.C119]" office:value-type="float" office:value="0.333312988282046" calcext:value-type="float">
            <text:p>0.333</text:p>
          </table:table-cell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-34.1518936157227" calcext:value-type="float">
            <text:p>-34.152</text:p>
          </table:table-cell>
          <table:table-cell table:style-name="ce6" office:value-type="float" office:value="-34.28955078125" calcext:value-type="float">
            <text:p>-34.290</text:p>
          </table:table-cell>
          <table:table-cell table:style-name="ce6" office:value-type="float" office:value="-34.0142402648926" calcext:value-type="float">
            <text:p>-34.014</text:p>
          </table:table-cell>
          <table:table-cell table:style-name="ce6" table:formula="of:=[.I119]-[.H119]" office:value-type="float" office:value="0.275310516357401" calcext:value-type="float">
            <text:p>0.275</text:p>
          </table:table-cell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327.833343505859" calcext:value-type="float">
            <text:p>327.833</text:p>
          </table:table-cell>
          <table:table-cell table:style-name="ce6" office:value-type="float" office:value="327.666656494141" calcext:value-type="float">
            <text:p>327.667</text:p>
          </table:table-cell>
          <table:table-cell table:style-name="ce6" office:value-type="float" office:value="328" calcext:value-type="float">
            <text:p>328.000</text:p>
          </table:table-cell>
          <table:table-cell table:style-name="ce6" table:formula="of:=[.D120]-[.C120]" office:value-type="float" office:value="0.333343505858977" calcext:value-type="float">
            <text:p>0.333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-33.8761367797852" calcext:value-type="float">
            <text:p>-33.876</text:p>
          </table:table-cell>
          <table:table-cell table:style-name="ce6" office:value-type="float" office:value="-34.0142402648926" calcext:value-type="float">
            <text:p>-34.014</text:p>
          </table:table-cell>
          <table:table-cell table:style-name="ce6" office:value-type="float" office:value="-33.7380332946777" calcext:value-type="float">
            <text:p>-33.738</text:p>
          </table:table-cell>
          <table:table-cell table:style-name="ce6" table:formula="of:=[.I120]-[.H120]" office:value-type="float" office:value="0.276206970214901" calcext:value-type="float">
            <text:p>0.276</text:p>
          </table:table-cell>
          <table:table-cell table:number-columns-repeated="101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328.166656494141" calcext:value-type="float">
            <text:p>328.167</text:p>
          </table:table-cell>
          <table:table-cell table:style-name="ce6" office:value-type="float" office:value="328" calcext:value-type="float">
            <text:p>328.000</text:p>
          </table:table-cell>
          <table:table-cell table:style-name="ce6" office:value-type="float" office:value="328.333343505859" calcext:value-type="float">
            <text:p>328.333</text:p>
          </table:table-cell>
          <table:table-cell table:style-name="ce6" table:formula="of:=[.D121]-[.C121]" office:value-type="float" office:value="0.333343505858977" calcext:value-type="float">
            <text:p>0.333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-33.5994834899902" calcext:value-type="float">
            <text:p>-33.599</text:p>
          </table:table-cell>
          <table:table-cell table:style-name="ce6" office:value-type="float" office:value="-33.7380332946777" calcext:value-type="float">
            <text:p>-33.738</text:p>
          </table:table-cell>
          <table:table-cell table:style-name="ce6" office:value-type="float" office:value="-33.4609336853027" calcext:value-type="float">
            <text:p>-33.461</text:p>
          </table:table-cell>
          <table:table-cell table:style-name="ce6" table:formula="of:=[.I121]-[.H121]" office:value-type="float" office:value="0.277099609375" calcext:value-type="float">
            <text:p>0.277</text:p>
          </table:table-cell>
          <table:table-cell table:number-columns-repeated="101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328.5" calcext:value-type="float">
            <text:p>328.500</text:p>
          </table:table-cell>
          <table:table-cell table:style-name="ce6" office:value-type="float" office:value="328.333343505859" calcext:value-type="float">
            <text:p>328.333</text:p>
          </table:table-cell>
          <table:table-cell table:style-name="ce6" office:value-type="float" office:value="328.666656494141" calcext:value-type="float">
            <text:p>328.667</text:p>
          </table:table-cell>
          <table:table-cell table:style-name="ce6" table:formula="of:=[.D122]-[.C122]" office:value-type="float" office:value="0.333312988282046" calcext:value-type="float">
            <text:p>0.333</text:p>
          </table:table-cell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-33.3219299316406" calcext:value-type="float">
            <text:p>-33.322</text:p>
          </table:table-cell>
          <table:table-cell table:style-name="ce6" office:value-type="float" office:value="-33.4609336853027" calcext:value-type="float">
            <text:p>-33.461</text:p>
          </table:table-cell>
          <table:table-cell table:style-name="ce6" office:value-type="float" office:value="-33.1829299926758" calcext:value-type="float">
            <text:p>-33.183</text:p>
          </table:table-cell>
          <table:table-cell table:style-name="ce6" table:formula="of:=[.I122]-[.H122]" office:value-type="float" office:value="0.278003692626896" calcext:value-type="float">
            <text:p>0.278</text:p>
          </table:table-cell>
          <table:table-cell table:number-columns-repeated="101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328.833343505859" calcext:value-type="float">
            <text:p>328.833</text:p>
          </table:table-cell>
          <table:table-cell table:style-name="ce6" office:value-type="float" office:value="328.666656494141" calcext:value-type="float">
            <text:p>328.667</text:p>
          </table:table-cell>
          <table:table-cell table:style-name="ce6" office:value-type="float" office:value="329" calcext:value-type="float">
            <text:p>329.000</text:p>
          </table:table-cell>
          <table:table-cell table:style-name="ce6" table:formula="of:=[.D123]-[.C123]" office:value-type="float" office:value="0.333343505858977" calcext:value-type="float">
            <text:p>0.333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-33.0434837341309" calcext:value-type="float">
            <text:p>-33.043</text:p>
          </table:table-cell>
          <table:table-cell table:style-name="ce6" office:value-type="float" office:value="-33.1829299926758" calcext:value-type="float">
            <text:p>-33.183</text:p>
          </table:table-cell>
          <table:table-cell table:style-name="ce6" office:value-type="float" office:value="-32.9040412902832" calcext:value-type="float">
            <text:p>-32.904</text:p>
          </table:table-cell>
          <table:table-cell table:style-name="ce6" table:formula="of:=[.I123]-[.H123]" office:value-type="float" office:value="0.278888702392599" calcext:value-type="float">
            <text:p>0.279</text:p>
          </table:table-cell>
          <table:table-cell table:number-columns-repeated="101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329.166656494141" calcext:value-type="float">
            <text:p>329.167</text:p>
          </table:table-cell>
          <table:table-cell table:style-name="ce6" office:value-type="float" office:value="329" calcext:value-type="float">
            <text:p>329.000</text:p>
          </table:table-cell>
          <table:table-cell table:style-name="ce6" office:value-type="float" office:value="329.333343505859" calcext:value-type="float">
            <text:p>329.333</text:p>
          </table:table-cell>
          <table:table-cell table:style-name="ce6" table:formula="of:=[.D124]-[.C124]" office:value-type="float" office:value="0.333343505858977" calcext:value-type="float">
            <text:p>0.333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-32.7641525268555" calcext:value-type="float">
            <text:p>-32.764</text:p>
          </table:table-cell>
          <table:table-cell table:style-name="ce6" office:value-type="float" office:value="-32.9040412902832" calcext:value-type="float">
            <text:p>-32.904</text:p>
          </table:table-cell>
          <table:table-cell table:style-name="ce6" office:value-type="float" office:value="-32.6242637634277" calcext:value-type="float">
            <text:p>-32.624</text:p>
          </table:table-cell>
          <table:table-cell table:style-name="ce6" table:formula="of:=[.I124]-[.H124]" office:value-type="float" office:value="0.279777526855504" calcext:value-type="float">
            <text:p>0.280</text:p>
          </table:table-cell>
          <table:table-cell table:number-columns-repeated="101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329.5" calcext:value-type="float">
            <text:p>329.500</text:p>
          </table:table-cell>
          <table:table-cell table:style-name="ce6" office:value-type="float" office:value="329.333343505859" calcext:value-type="float">
            <text:p>329.333</text:p>
          </table:table-cell>
          <table:table-cell table:style-name="ce6" office:value-type="float" office:value="329.666656494141" calcext:value-type="float">
            <text:p>329.667</text:p>
          </table:table-cell>
          <table:table-cell table:style-name="ce6" table:formula="of:=[.D125]-[.C125]" office:value-type="float" office:value="0.333312988282046" calcext:value-type="float">
            <text:p>0.333</text:p>
          </table:table-cell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-32.4839324951172" calcext:value-type="float">
            <text:p>-32.484</text:p>
          </table:table-cell>
          <table:table-cell table:style-name="ce6" office:value-type="float" office:value="-32.6242637634277" calcext:value-type="float">
            <text:p>-32.624</text:p>
          </table:table-cell>
          <table:table-cell table:style-name="ce6" office:value-type="float" office:value="-32.3436012268066" calcext:value-type="float">
            <text:p>-32.344</text:p>
          </table:table-cell>
          <table:table-cell table:style-name="ce6" table:formula="of:=[.I125]-[.H125]" office:value-type="float" office:value="0.280662536621101" calcext:value-type="float">
            <text:p>0.281</text:p>
          </table:table-cell>
          <table:table-cell table:number-columns-repeated="101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329.833343505859" calcext:value-type="float">
            <text:p>329.833</text:p>
          </table:table-cell>
          <table:table-cell table:style-name="ce6" office:value-type="float" office:value="329.666656494141" calcext:value-type="float">
            <text:p>329.667</text:p>
          </table:table-cell>
          <table:table-cell table:style-name="ce6" office:value-type="float" office:value="330" calcext:value-type="float">
            <text:p>330.000</text:p>
          </table:table-cell>
          <table:table-cell table:style-name="ce6" table:formula="of:=[.D126]-[.C126]" office:value-type="float" office:value="0.333343505858977" calcext:value-type="float">
            <text:p>0.333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-32.2028312683105" calcext:value-type="float">
            <text:p>-32.203</text:p>
          </table:table-cell>
          <table:table-cell table:style-name="ce6" office:value-type="float" office:value="-32.3436012268066" calcext:value-type="float">
            <text:p>-32.344</text:p>
          </table:table-cell>
          <table:table-cell table:style-name="ce6" office:value-type="float" office:value="-32.0620613098145" calcext:value-type="float">
            <text:p>-32.062</text:p>
          </table:table-cell>
          <table:table-cell table:style-name="ce6" table:formula="of:=[.I126]-[.H126]" office:value-type="float" office:value="0.281539916992095" calcext:value-type="float">
            <text:p>0.282</text:p>
          </table:table-cell>
          <table:table-cell table:number-columns-repeated="101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330.166656494141" calcext:value-type="float">
            <text:p>330.167</text:p>
          </table:table-cell>
          <table:table-cell table:style-name="ce6" office:value-type="float" office:value="330" calcext:value-type="float">
            <text:p>330.000</text:p>
          </table:table-cell>
          <table:table-cell table:style-name="ce6" office:value-type="float" office:value="330.333343505859" calcext:value-type="float">
            <text:p>330.333</text:p>
          </table:table-cell>
          <table:table-cell table:style-name="ce6" table:formula="of:=[.D127]-[.C127]" office:value-type="float" office:value="0.333343505858977" calcext:value-type="float">
            <text:p>0.333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-31.9208564758301" calcext:value-type="float">
            <text:p>-31.921</text:p>
          </table:table-cell>
          <table:table-cell table:style-name="ce6" office:value-type="float" office:value="-32.0620613098145" calcext:value-type="float">
            <text:p>-32.062</text:p>
          </table:table-cell>
          <table:table-cell table:style-name="ce6" office:value-type="float" office:value="-31.7796516418457" calcext:value-type="float">
            <text:p>-31.780</text:p>
          </table:table-cell>
          <table:table-cell table:style-name="ce6" table:formula="of:=[.I127]-[.H127]" office:value-type="float" office:value="0.282409667968803" calcext:value-type="float">
            <text:p>0.282</text:p>
          </table:table-cell>
          <table:table-cell table:number-columns-repeated="101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330.5" calcext:value-type="float">
            <text:p>330.500</text:p>
          </table:table-cell>
          <table:table-cell table:style-name="ce6" office:value-type="float" office:value="330.333343505859" calcext:value-type="float">
            <text:p>330.333</text:p>
          </table:table-cell>
          <table:table-cell table:style-name="ce6" office:value-type="float" office:value="330.666656494141" calcext:value-type="float">
            <text:p>330.667</text:p>
          </table:table-cell>
          <table:table-cell table:style-name="ce6" table:formula="of:=[.D128]-[.C128]" office:value-type="float" office:value="0.333312988282046" calcext:value-type="float">
            <text:p>0.333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-31.638011932373" calcext:value-type="float">
            <text:p>-31.638</text:p>
          </table:table-cell>
          <table:table-cell table:style-name="ce6" office:value-type="float" office:value="-31.7796516418457" calcext:value-type="float">
            <text:p>-31.780</text:p>
          </table:table-cell>
          <table:table-cell table:style-name="ce6" office:value-type="float" office:value="-31.4963722229004" calcext:value-type="float">
            <text:p>-31.496</text:p>
          </table:table-cell>
          <table:table-cell table:style-name="ce6" table:formula="of:=[.I128]-[.H128]" office:value-type="float" office:value="0.283279418945298" calcext:value-type="float">
            <text:p>0.283</text:p>
          </table:table-cell>
          <table:table-cell table:number-columns-repeated="101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330.833343505859" calcext:value-type="float">
            <text:p>330.833</text:p>
          </table:table-cell>
          <table:table-cell table:style-name="ce6" office:value-type="float" office:value="330.666656494141" calcext:value-type="float">
            <text:p>330.667</text:p>
          </table:table-cell>
          <table:table-cell table:style-name="ce6" office:value-type="float" office:value="331" calcext:value-type="float">
            <text:p>331.000</text:p>
          </table:table-cell>
          <table:table-cell table:style-name="ce6" table:formula="of:=[.D129]-[.C129]" office:value-type="float" office:value="0.333343505858977" calcext:value-type="float">
            <text:p>0.333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-31.3542957305908" calcext:value-type="float">
            <text:p>-31.354</text:p>
          </table:table-cell>
          <table:table-cell table:style-name="ce6" office:value-type="float" office:value="-31.4963722229004" calcext:value-type="float">
            <text:p>-31.496</text:p>
          </table:table-cell>
          <table:table-cell table:style-name="ce6" office:value-type="float" office:value="-31.2122211456299" calcext:value-type="float">
            <text:p>-31.212</text:p>
          </table:table-cell>
          <table:table-cell table:style-name="ce6" table:formula="of:=[.I129]-[.H129]" office:value-type="float" office:value="0.284151077270501" calcext:value-type="float">
            <text:p>0.284</text:p>
          </table:table-cell>
          <table:table-cell table:number-columns-repeated="101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331.166656494141" calcext:value-type="float">
            <text:p>331.167</text:p>
          </table:table-cell>
          <table:table-cell table:style-name="ce6" office:value-type="float" office:value="331" calcext:value-type="float">
            <text:p>331.000</text:p>
          </table:table-cell>
          <table:table-cell table:style-name="ce6" office:value-type="float" office:value="331.333343505859" calcext:value-type="float">
            <text:p>331.333</text:p>
          </table:table-cell>
          <table:table-cell table:style-name="ce6" table:formula="of:=[.D130]-[.C130]" office:value-type="float" office:value="0.333343505858977" calcext:value-type="float">
            <text:p>0.333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-31.0697154998779" calcext:value-type="float">
            <text:p>-31.070</text:p>
          </table:table-cell>
          <table:table-cell table:style-name="ce6" office:value-type="float" office:value="-31.2122211456299" calcext:value-type="float">
            <text:p>-31.212</text:p>
          </table:table-cell>
          <table:table-cell table:style-name="ce6" office:value-type="float" office:value="-30.9272117614746" calcext:value-type="float">
            <text:p>-30.927</text:p>
          </table:table-cell>
          <table:table-cell table:style-name="ce6" table:formula="of:=[.I130]-[.H130]" office:value-type="float" office:value="0.285009384155302" calcext:value-type="float">
            <text:p>0.285</text:p>
          </table:table-cell>
          <table:table-cell table:number-columns-repeated="101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331.5" calcext:value-type="float">
            <text:p>331.500</text:p>
          </table:table-cell>
          <table:table-cell table:style-name="ce6" office:value-type="float" office:value="331.333343505859" calcext:value-type="float">
            <text:p>331.333</text:p>
          </table:table-cell>
          <table:table-cell table:style-name="ce6" office:value-type="float" office:value="331.666656494141" calcext:value-type="float">
            <text:p>331.667</text:p>
          </table:table-cell>
          <table:table-cell table:style-name="ce6" table:formula="of:=[.D131]-[.C131]" office:value-type="float" office:value="0.333312988282046" calcext:value-type="float">
            <text:p>0.33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-30.7842769622803" calcext:value-type="float">
            <text:p>-30.784</text:p>
          </table:table-cell>
          <table:table-cell table:style-name="ce6" office:value-type="float" office:value="-30.9272117614746" calcext:value-type="float">
            <text:p>-30.927</text:p>
          </table:table-cell>
          <table:table-cell table:style-name="ce6" office:value-type="float" office:value="-30.6413421630859" calcext:value-type="float">
            <text:p>-30.641</text:p>
          </table:table-cell>
          <table:table-cell table:style-name="ce6" table:formula="of:=[.I131]-[.H131]" office:value-type="float" office:value="0.2858695983887" calcext:value-type="float">
            <text:p>0.286</text:p>
          </table:table-cell>
          <table:table-cell table:number-columns-repeated="101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331.833343505859" calcext:value-type="float">
            <text:p>331.833</text:p>
          </table:table-cell>
          <table:table-cell table:style-name="ce6" office:value-type="float" office:value="331.666656494141" calcext:value-type="float">
            <text:p>331.667</text:p>
          </table:table-cell>
          <table:table-cell table:style-name="ce6" office:value-type="float" office:value="332" calcext:value-type="float">
            <text:p>332.000</text:p>
          </table:table-cell>
          <table:table-cell table:style-name="ce6" table:formula="of:=[.D132]-[.C132]" office:value-type="float" office:value="0.333343505858977" calcext:value-type="float">
            <text:p>0.333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-30.4979820251465" calcext:value-type="float">
            <text:p>-30.498</text:p>
          </table:table-cell>
          <table:table-cell table:style-name="ce6" office:value-type="float" office:value="-30.6413421630859" calcext:value-type="float">
            <text:p>-30.641</text:p>
          </table:table-cell>
          <table:table-cell table:style-name="ce6" office:value-type="float" office:value="-30.354621887207" calcext:value-type="float">
            <text:p>-30.355</text:p>
          </table:table-cell>
          <table:table-cell table:style-name="ce6" table:formula="of:=[.I132]-[.H132]" office:value-type="float" office:value="0.286720275878899" calcext:value-type="float">
            <text:p>0.287</text:p>
          </table:table-cell>
          <table:table-cell table:number-columns-repeated="101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332.166656494141" calcext:value-type="float">
            <text:p>332.167</text:p>
          </table:table-cell>
          <table:table-cell table:style-name="ce6" office:value-type="float" office:value="332" calcext:value-type="float">
            <text:p>332.000</text:p>
          </table:table-cell>
          <table:table-cell table:style-name="ce6" office:value-type="float" office:value="332.333343505859" calcext:value-type="float">
            <text:p>332.333</text:p>
          </table:table-cell>
          <table:table-cell table:style-name="ce6" table:formula="of:=[.D133]-[.C133]" office:value-type="float" office:value="0.333343505858977" calcext:value-type="float">
            <text:p>0.333</text:p>
          </table:table-cell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-30.2108364105225" calcext:value-type="float">
            <text:p>-30.211</text:p>
          </table:table-cell>
          <table:table-cell table:style-name="ce6" office:value-type="float" office:value="-30.354621887207" calcext:value-type="float">
            <text:p>-30.355</text:p>
          </table:table-cell>
          <table:table-cell table:style-name="ce6" office:value-type="float" office:value="-30.06722189" calcext:value-type="float">
            <text:p>-30.067</text:p>
          </table:table-cell>
          <table:table-cell table:style-name="ce6" table:formula="of:=[.I133]-[.H133]" office:value-type="float" office:value="0.287399997207" calcext:value-type="float">
            <text:p>0.287</text:p>
          </table:table-cell>
          <table:table-cell table:number-columns-repeated="1014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7" office:value-type="float" office:value="332.5" calcext:value-type="float">
            <text:p>332.500</text:p>
          </table:table-cell>
          <table:table-cell table:style-name="ce7" office:value-type="float" office:value="332.333343505859" calcext:value-type="float">
            <text:p>332.333</text:p>
          </table:table-cell>
          <table:table-cell table:style-name="ce7" office:value-type="float" office:value="332.666656494141" calcext:value-type="float">
            <text:p>332.667</text:p>
          </table:table-cell>
          <table:table-cell table:style-name="ce7" table:formula="of:=[.D134]-[.C134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7" office:value-type="float" office:value="332.833343505859" calcext:value-type="float">
            <text:p>332.833</text:p>
          </table:table-cell>
          <table:table-cell table:style-name="ce7" office:value-type="float" office:value="332.666656494141" calcext:value-type="float">
            <text:p>332.667</text:p>
          </table:table-cell>
          <table:table-cell table:style-name="ce7" office:value-type="float" office:value="333" calcext:value-type="float">
            <text:p>333.000</text:p>
          </table:table-cell>
          <table:table-cell table:style-name="ce7" table:formula="of:=[.D135]-[.C135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7" office:value-type="float" office:value="333.166656494141" calcext:value-type="float">
            <text:p>333.167</text:p>
          </table:table-cell>
          <table:table-cell table:style-name="ce7" office:value-type="float" office:value="333" calcext:value-type="float">
            <text:p>333.000</text:p>
          </table:table-cell>
          <table:table-cell table:style-name="ce7" office:value-type="float" office:value="333.333343505859" calcext:value-type="float">
            <text:p>333.333</text:p>
          </table:table-cell>
          <table:table-cell table:style-name="ce7" table:formula="of:=[.D136]-[.C136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7" office:value-type="float" office:value="333.5" calcext:value-type="float">
            <text:p>333.500</text:p>
          </table:table-cell>
          <table:table-cell table:style-name="ce7" office:value-type="float" office:value="333.333343505859" calcext:value-type="float">
            <text:p>333.333</text:p>
          </table:table-cell>
          <table:table-cell table:style-name="ce7" office:value-type="float" office:value="333.666656494141" calcext:value-type="float">
            <text:p>333.667</text:p>
          </table:table-cell>
          <table:table-cell table:style-name="ce7" table:formula="of:=[.D137]-[.C137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7" office:value-type="float" office:value="333.833343505859" calcext:value-type="float">
            <text:p>333.833</text:p>
          </table:table-cell>
          <table:table-cell table:style-name="ce7" office:value-type="float" office:value="333.666656494141" calcext:value-type="float">
            <text:p>333.667</text:p>
          </table:table-cell>
          <table:table-cell table:style-name="ce7" office:value-type="float" office:value="334" calcext:value-type="float">
            <text:p>334.000</text:p>
          </table:table-cell>
          <table:table-cell table:style-name="ce7" table:formula="of:=[.D138]-[.C138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7" office:value-type="float" office:value="334.166656494141" calcext:value-type="float">
            <text:p>334.167</text:p>
          </table:table-cell>
          <table:table-cell table:style-name="ce7" office:value-type="float" office:value="334" calcext:value-type="float">
            <text:p>334.000</text:p>
          </table:table-cell>
          <table:table-cell table:style-name="ce7" office:value-type="float" office:value="334.333343505859" calcext:value-type="float">
            <text:p>334.333</text:p>
          </table:table-cell>
          <table:table-cell table:style-name="ce7" table:formula="of:=[.D139]-[.C139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7" office:value-type="float" office:value="334.5" calcext:value-type="float">
            <text:p>334.500</text:p>
          </table:table-cell>
          <table:table-cell table:style-name="ce7" office:value-type="float" office:value="334.333343505859" calcext:value-type="float">
            <text:p>334.333</text:p>
          </table:table-cell>
          <table:table-cell table:style-name="ce7" office:value-type="float" office:value="334.666656494141" calcext:value-type="float">
            <text:p>334.667</text:p>
          </table:table-cell>
          <table:table-cell table:style-name="ce7" table:formula="of:=[.D140]-[.C140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7" office:value-type="float" office:value="334.833343505859" calcext:value-type="float">
            <text:p>334.833</text:p>
          </table:table-cell>
          <table:table-cell table:style-name="ce7" office:value-type="float" office:value="334.666656494141" calcext:value-type="float">
            <text:p>334.667</text:p>
          </table:table-cell>
          <table:table-cell table:style-name="ce7" office:value-type="float" office:value="335" calcext:value-type="float">
            <text:p>335.000</text:p>
          </table:table-cell>
          <table:table-cell table:style-name="ce7" table:formula="of:=[.D141]-[.C141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7" office:value-type="float" office:value="335.166656494141" calcext:value-type="float">
            <text:p>335.167</text:p>
          </table:table-cell>
          <table:table-cell table:style-name="ce7" office:value-type="float" office:value="335" calcext:value-type="float">
            <text:p>335.000</text:p>
          </table:table-cell>
          <table:table-cell table:style-name="ce7" office:value-type="float" office:value="335.333343505859" calcext:value-type="float">
            <text:p>335.333</text:p>
          </table:table-cell>
          <table:table-cell table:style-name="ce7" table:formula="of:=[.D142]-[.C142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7" office:value-type="float" office:value="335.5" calcext:value-type="float">
            <text:p>335.500</text:p>
          </table:table-cell>
          <table:table-cell table:style-name="ce7" office:value-type="float" office:value="335.333343505859" calcext:value-type="float">
            <text:p>335.333</text:p>
          </table:table-cell>
          <table:table-cell table:style-name="ce7" office:value-type="float" office:value="335.666656494141" calcext:value-type="float">
            <text:p>335.667</text:p>
          </table:table-cell>
          <table:table-cell table:style-name="ce7" table:formula="of:=[.D143]-[.C143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7" office:value-type="float" office:value="335.833343505859" calcext:value-type="float">
            <text:p>335.833</text:p>
          </table:table-cell>
          <table:table-cell table:style-name="ce7" office:value-type="float" office:value="335.666656494141" calcext:value-type="float">
            <text:p>335.667</text:p>
          </table:table-cell>
          <table:table-cell table:style-name="ce7" office:value-type="float" office:value="336" calcext:value-type="float">
            <text:p>336.000</text:p>
          </table:table-cell>
          <table:table-cell table:style-name="ce7" table:formula="of:=[.D144]-[.C144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336.166656494141" calcext:value-type="float">
            <text:p>336.167</text:p>
          </table:table-cell>
          <table:table-cell table:style-name="ce7" office:value-type="float" office:value="336" calcext:value-type="float">
            <text:p>336.000</text:p>
          </table:table-cell>
          <table:table-cell table:style-name="ce7" office:value-type="float" office:value="336.333343505859" calcext:value-type="float">
            <text:p>336.333</text:p>
          </table:table-cell>
          <table:table-cell table:style-name="ce7" table:formula="of:=[.D145]-[.C145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7" office:value-type="float" office:value="336.5" calcext:value-type="float">
            <text:p>336.500</text:p>
          </table:table-cell>
          <table:table-cell table:style-name="ce7" office:value-type="float" office:value="336.333343505859" calcext:value-type="float">
            <text:p>336.333</text:p>
          </table:table-cell>
          <table:table-cell table:style-name="ce7" office:value-type="float" office:value="336.666656494141" calcext:value-type="float">
            <text:p>336.667</text:p>
          </table:table-cell>
          <table:table-cell table:style-name="ce7" table:formula="of:=[.D146]-[.C146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7" office:value-type="float" office:value="336.833343505859" calcext:value-type="float">
            <text:p>336.833</text:p>
          </table:table-cell>
          <table:table-cell table:style-name="ce7" office:value-type="float" office:value="336.666656494141" calcext:value-type="float">
            <text:p>336.667</text:p>
          </table:table-cell>
          <table:table-cell table:style-name="ce7" office:value-type="float" office:value="337" calcext:value-type="float">
            <text:p>337.000</text:p>
          </table:table-cell>
          <table:table-cell table:style-name="ce7" table:formula="of:=[.D147]-[.C147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337.166656494141" calcext:value-type="float">
            <text:p>337.167</text:p>
          </table:table-cell>
          <table:table-cell table:style-name="ce7" office:value-type="float" office:value="337" calcext:value-type="float">
            <text:p>337.000</text:p>
          </table:table-cell>
          <table:table-cell table:style-name="ce7" office:value-type="float" office:value="337.333343505859" calcext:value-type="float">
            <text:p>337.333</text:p>
          </table:table-cell>
          <table:table-cell table:style-name="ce7" table:formula="of:=[.D148]-[.C148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7" office:value-type="float" office:value="337.5" calcext:value-type="float">
            <text:p>337.500</text:p>
          </table:table-cell>
          <table:table-cell table:style-name="ce7" office:value-type="float" office:value="337.333343505859" calcext:value-type="float">
            <text:p>337.333</text:p>
          </table:table-cell>
          <table:table-cell table:style-name="ce7" office:value-type="float" office:value="337.666656494141" calcext:value-type="float">
            <text:p>337.667</text:p>
          </table:table-cell>
          <table:table-cell table:style-name="ce7" table:formula="of:=[.D149]-[.C149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7" office:value-type="float" office:value="337.833343505859" calcext:value-type="float">
            <text:p>337.833</text:p>
          </table:table-cell>
          <table:table-cell table:style-name="ce7" office:value-type="float" office:value="337.666656494141" calcext:value-type="float">
            <text:p>337.667</text:p>
          </table:table-cell>
          <table:table-cell table:style-name="ce7" office:value-type="float" office:value="338" calcext:value-type="float">
            <text:p>338.000</text:p>
          </table:table-cell>
          <table:table-cell table:style-name="ce7" table:formula="of:=[.D150]-[.C150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7" office:value-type="float" office:value="338.166656494141" calcext:value-type="float">
            <text:p>338.167</text:p>
          </table:table-cell>
          <table:table-cell table:style-name="ce7" office:value-type="float" office:value="338" calcext:value-type="float">
            <text:p>338.000</text:p>
          </table:table-cell>
          <table:table-cell table:style-name="ce7" office:value-type="float" office:value="338.333343505859" calcext:value-type="float">
            <text:p>338.333</text:p>
          </table:table-cell>
          <table:table-cell table:style-name="ce7" table:formula="of:=[.D151]-[.C151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7" office:value-type="float" office:value="338.5" calcext:value-type="float">
            <text:p>338.500</text:p>
          </table:table-cell>
          <table:table-cell table:style-name="ce7" office:value-type="float" office:value="338.333343505859" calcext:value-type="float">
            <text:p>338.333</text:p>
          </table:table-cell>
          <table:table-cell table:style-name="ce7" office:value-type="float" office:value="338.666656494141" calcext:value-type="float">
            <text:p>338.667</text:p>
          </table:table-cell>
          <table:table-cell table:style-name="ce7" table:formula="of:=[.D152]-[.C152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7" office:value-type="float" office:value="338.833343505859" calcext:value-type="float">
            <text:p>338.833</text:p>
          </table:table-cell>
          <table:table-cell table:style-name="ce7" office:value-type="float" office:value="338.666656494141" calcext:value-type="float">
            <text:p>338.667</text:p>
          </table:table-cell>
          <table:table-cell table:style-name="ce7" office:value-type="float" office:value="339" calcext:value-type="float">
            <text:p>339.000</text:p>
          </table:table-cell>
          <table:table-cell table:style-name="ce7" table:formula="of:=[.D153]-[.C153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7" office:value-type="float" office:value="339.166656494141" calcext:value-type="float">
            <text:p>339.167</text:p>
          </table:table-cell>
          <table:table-cell table:style-name="ce7" office:value-type="float" office:value="339" calcext:value-type="float">
            <text:p>339.000</text:p>
          </table:table-cell>
          <table:table-cell table:style-name="ce7" office:value-type="float" office:value="339.333343505859" calcext:value-type="float">
            <text:p>339.333</text:p>
          </table:table-cell>
          <table:table-cell table:style-name="ce7" table:formula="of:=[.D154]-[.C154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7" office:value-type="float" office:value="339.5" calcext:value-type="float">
            <text:p>339.500</text:p>
          </table:table-cell>
          <table:table-cell table:style-name="ce7" office:value-type="float" office:value="339.333343505859" calcext:value-type="float">
            <text:p>339.333</text:p>
          </table:table-cell>
          <table:table-cell table:style-name="ce7" office:value-type="float" office:value="339.666656494141" calcext:value-type="float">
            <text:p>339.667</text:p>
          </table:table-cell>
          <table:table-cell table:style-name="ce7" table:formula="of:=[.D155]-[.C155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7" office:value-type="float" office:value="339.833343505859" calcext:value-type="float">
            <text:p>339.833</text:p>
          </table:table-cell>
          <table:table-cell table:style-name="ce7" office:value-type="float" office:value="339.666656494141" calcext:value-type="float">
            <text:p>339.667</text:p>
          </table:table-cell>
          <table:table-cell table:style-name="ce7" office:value-type="float" office:value="340" calcext:value-type="float">
            <text:p>340.000</text:p>
          </table:table-cell>
          <table:table-cell table:style-name="ce7" table:formula="of:=[.D156]-[.C156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340.166656494141" calcext:value-type="float">
            <text:p>340.167</text:p>
          </table:table-cell>
          <table:table-cell table:style-name="ce7" office:value-type="float" office:value="340" calcext:value-type="float">
            <text:p>340.000</text:p>
          </table:table-cell>
          <table:table-cell table:style-name="ce7" office:value-type="float" office:value="340.333343505859" calcext:value-type="float">
            <text:p>340.333</text:p>
          </table:table-cell>
          <table:table-cell table:style-name="ce7" table:formula="of:=[.D157]-[.C157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7" office:value-type="float" office:value="340.5" calcext:value-type="float">
            <text:p>340.500</text:p>
          </table:table-cell>
          <table:table-cell table:style-name="ce7" office:value-type="float" office:value="340.333343505859" calcext:value-type="float">
            <text:p>340.333</text:p>
          </table:table-cell>
          <table:table-cell table:style-name="ce7" office:value-type="float" office:value="340.666656494141" calcext:value-type="float">
            <text:p>340.667</text:p>
          </table:table-cell>
          <table:table-cell table:style-name="ce7" table:formula="of:=[.D158]-[.C158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7" office:value-type="float" office:value="340.833343505859" calcext:value-type="float">
            <text:p>340.833</text:p>
          </table:table-cell>
          <table:table-cell table:style-name="ce7" office:value-type="float" office:value="340.666656494141" calcext:value-type="float">
            <text:p>340.667</text:p>
          </table:table-cell>
          <table:table-cell table:style-name="ce7" office:value-type="float" office:value="341" calcext:value-type="float">
            <text:p>341.000</text:p>
          </table:table-cell>
          <table:table-cell table:style-name="ce7" table:formula="of:=[.D159]-[.C159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7" office:value-type="float" office:value="341.166656494141" calcext:value-type="float">
            <text:p>341.167</text:p>
          </table:table-cell>
          <table:table-cell table:style-name="ce7" office:value-type="float" office:value="341" calcext:value-type="float">
            <text:p>341.000</text:p>
          </table:table-cell>
          <table:table-cell table:style-name="ce7" office:value-type="float" office:value="341.333343505859" calcext:value-type="float">
            <text:p>341.333</text:p>
          </table:table-cell>
          <table:table-cell table:style-name="ce7" table:formula="of:=[.D160]-[.C160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341.5" calcext:value-type="float">
            <text:p>341.500</text:p>
          </table:table-cell>
          <table:table-cell table:style-name="ce7" office:value-type="float" office:value="341.333343505859" calcext:value-type="float">
            <text:p>341.333</text:p>
          </table:table-cell>
          <table:table-cell table:style-name="ce7" office:value-type="float" office:value="341.666656494141" calcext:value-type="float">
            <text:p>341.667</text:p>
          </table:table-cell>
          <table:table-cell table:style-name="ce7" table:formula="of:=[.D161]-[.C161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7" office:value-type="float" office:value="341.833343505859" calcext:value-type="float">
            <text:p>341.833</text:p>
          </table:table-cell>
          <table:table-cell table:style-name="ce7" office:value-type="float" office:value="341.666656494141" calcext:value-type="float">
            <text:p>341.667</text:p>
          </table:table-cell>
          <table:table-cell table:style-name="ce7" office:value-type="float" office:value="342" calcext:value-type="float">
            <text:p>342.000</text:p>
          </table:table-cell>
          <table:table-cell table:style-name="ce7" table:formula="of:=[.D162]-[.C162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7" office:value-type="float" office:value="342.166656494141" calcext:value-type="float">
            <text:p>342.167</text:p>
          </table:table-cell>
          <table:table-cell table:style-name="ce7" office:value-type="float" office:value="342" calcext:value-type="float">
            <text:p>342.000</text:p>
          </table:table-cell>
          <table:table-cell table:style-name="ce7" office:value-type="float" office:value="342.333343505859" calcext:value-type="float">
            <text:p>342.333</text:p>
          </table:table-cell>
          <table:table-cell table:style-name="ce7" table:formula="of:=[.D163]-[.C163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342.5" calcext:value-type="float">
            <text:p>342.500</text:p>
          </table:table-cell>
          <table:table-cell table:style-name="ce7" office:value-type="float" office:value="342.333343505859" calcext:value-type="float">
            <text:p>342.333</text:p>
          </table:table-cell>
          <table:table-cell table:style-name="ce7" office:value-type="float" office:value="342.666656494141" calcext:value-type="float">
            <text:p>342.667</text:p>
          </table:table-cell>
          <table:table-cell table:style-name="ce7" table:formula="of:=[.D164]-[.C164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342.833343505859" calcext:value-type="float">
            <text:p>342.833</text:p>
          </table:table-cell>
          <table:table-cell table:style-name="ce7" office:value-type="float" office:value="342.666656494141" calcext:value-type="float">
            <text:p>342.667</text:p>
          </table:table-cell>
          <table:table-cell table:style-name="ce7" office:value-type="float" office:value="343" calcext:value-type="float">
            <text:p>343.000</text:p>
          </table:table-cell>
          <table:table-cell table:style-name="ce7" table:formula="of:=[.D165]-[.C165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7" office:value-type="float" office:value="343.166656494141" calcext:value-type="float">
            <text:p>343.167</text:p>
          </table:table-cell>
          <table:table-cell table:style-name="ce7" office:value-type="float" office:value="343" calcext:value-type="float">
            <text:p>343.000</text:p>
          </table:table-cell>
          <table:table-cell table:style-name="ce7" office:value-type="float" office:value="343.333343505859" calcext:value-type="float">
            <text:p>343.333</text:p>
          </table:table-cell>
          <table:table-cell table:style-name="ce7" table:formula="of:=[.D166]-[.C166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343.5" calcext:value-type="float">
            <text:p>343.500</text:p>
          </table:table-cell>
          <table:table-cell table:style-name="ce7" office:value-type="float" office:value="343.333343505859" calcext:value-type="float">
            <text:p>343.333</text:p>
          </table:table-cell>
          <table:table-cell table:style-name="ce7" office:value-type="float" office:value="343.666656494141" calcext:value-type="float">
            <text:p>343.667</text:p>
          </table:table-cell>
          <table:table-cell table:style-name="ce7" table:formula="of:=[.D167]-[.C167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7" office:value-type="float" office:value="343.833343505859" calcext:value-type="float">
            <text:p>343.833</text:p>
          </table:table-cell>
          <table:table-cell table:style-name="ce7" office:value-type="float" office:value="343.666656494141" calcext:value-type="float">
            <text:p>343.667</text:p>
          </table:table-cell>
          <table:table-cell table:style-name="ce7" office:value-type="float" office:value="344" calcext:value-type="float">
            <text:p>344.000</text:p>
          </table:table-cell>
          <table:table-cell table:style-name="ce7" table:formula="of:=[.D168]-[.C168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7" office:value-type="float" office:value="344.166656494141" calcext:value-type="float">
            <text:p>344.167</text:p>
          </table:table-cell>
          <table:table-cell table:style-name="ce7" office:value-type="float" office:value="344" calcext:value-type="float">
            <text:p>344.000</text:p>
          </table:table-cell>
          <table:table-cell table:style-name="ce7" office:value-type="float" office:value="344.333343505859" calcext:value-type="float">
            <text:p>344.333</text:p>
          </table:table-cell>
          <table:table-cell table:style-name="ce7" table:formula="of:=[.D169]-[.C169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7" office:value-type="float" office:value="344.5" calcext:value-type="float">
            <text:p>344.500</text:p>
          </table:table-cell>
          <table:table-cell table:style-name="ce7" office:value-type="float" office:value="344.333343505859" calcext:value-type="float">
            <text:p>344.333</text:p>
          </table:table-cell>
          <table:table-cell table:style-name="ce7" office:value-type="float" office:value="344.666656494141" calcext:value-type="float">
            <text:p>344.667</text:p>
          </table:table-cell>
          <table:table-cell table:style-name="ce7" table:formula="of:=[.D170]-[.C170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7" office:value-type="float" office:value="344.833343505859" calcext:value-type="float">
            <text:p>344.833</text:p>
          </table:table-cell>
          <table:table-cell table:style-name="ce7" office:value-type="float" office:value="344.666656494141" calcext:value-type="float">
            <text:p>344.667</text:p>
          </table:table-cell>
          <table:table-cell table:style-name="ce7" office:value-type="float" office:value="345" calcext:value-type="float">
            <text:p>345.000</text:p>
          </table:table-cell>
          <table:table-cell table:style-name="ce7" table:formula="of:=[.D171]-[.C171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7" office:value-type="float" office:value="345.166656494141" calcext:value-type="float">
            <text:p>345.167</text:p>
          </table:table-cell>
          <table:table-cell table:style-name="ce7" office:value-type="float" office:value="345" calcext:value-type="float">
            <text:p>345.000</text:p>
          </table:table-cell>
          <table:table-cell table:style-name="ce7" office:value-type="float" office:value="345.333343505859" calcext:value-type="float">
            <text:p>345.333</text:p>
          </table:table-cell>
          <table:table-cell table:style-name="ce7" table:formula="of:=[.D172]-[.C172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345.5" calcext:value-type="float">
            <text:p>345.500</text:p>
          </table:table-cell>
          <table:table-cell table:style-name="ce7" office:value-type="float" office:value="345.333343505859" calcext:value-type="float">
            <text:p>345.333</text:p>
          </table:table-cell>
          <table:table-cell table:style-name="ce7" office:value-type="float" office:value="345.666656494141" calcext:value-type="float">
            <text:p>345.667</text:p>
          </table:table-cell>
          <table:table-cell table:style-name="ce7" table:formula="of:=[.D173]-[.C173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7" office:value-type="float" office:value="345.833343505859" calcext:value-type="float">
            <text:p>345.833</text:p>
          </table:table-cell>
          <table:table-cell table:style-name="ce7" office:value-type="float" office:value="345.666656494141" calcext:value-type="float">
            <text:p>345.667</text:p>
          </table:table-cell>
          <table:table-cell table:style-name="ce7" office:value-type="float" office:value="346" calcext:value-type="float">
            <text:p>346.000</text:p>
          </table:table-cell>
          <table:table-cell table:style-name="ce7" table:formula="of:=[.D174]-[.C174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7" office:value-type="float" office:value="346.166656494141" calcext:value-type="float">
            <text:p>346.167</text:p>
          </table:table-cell>
          <table:table-cell table:style-name="ce7" office:value-type="float" office:value="346" calcext:value-type="float">
            <text:p>346.000</text:p>
          </table:table-cell>
          <table:table-cell table:style-name="ce7" office:value-type="float" office:value="346.333343505859" calcext:value-type="float">
            <text:p>346.333</text:p>
          </table:table-cell>
          <table:table-cell table:style-name="ce7" table:formula="of:=[.D175]-[.C175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7" office:value-type="float" office:value="346.5" calcext:value-type="float">
            <text:p>346.500</text:p>
          </table:table-cell>
          <table:table-cell table:style-name="ce7" office:value-type="float" office:value="346.333343505859" calcext:value-type="float">
            <text:p>346.333</text:p>
          </table:table-cell>
          <table:table-cell table:style-name="ce7" office:value-type="float" office:value="346.666656494141" calcext:value-type="float">
            <text:p>346.667</text:p>
          </table:table-cell>
          <table:table-cell table:style-name="ce7" table:formula="of:=[.D176]-[.C176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7" office:value-type="float" office:value="346.833343505859" calcext:value-type="float">
            <text:p>346.833</text:p>
          </table:table-cell>
          <table:table-cell table:style-name="ce7" office:value-type="float" office:value="346.666656494141" calcext:value-type="float">
            <text:p>346.667</text:p>
          </table:table-cell>
          <table:table-cell table:style-name="ce7" office:value-type="float" office:value="347" calcext:value-type="float">
            <text:p>347.000</text:p>
          </table:table-cell>
          <table:table-cell table:style-name="ce7" table:formula="of:=[.D177]-[.C177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7" office:value-type="float" office:value="347.166656494141" calcext:value-type="float">
            <text:p>347.167</text:p>
          </table:table-cell>
          <table:table-cell table:style-name="ce7" office:value-type="float" office:value="347" calcext:value-type="float">
            <text:p>347.000</text:p>
          </table:table-cell>
          <table:table-cell table:style-name="ce7" office:value-type="float" office:value="347.333343505859" calcext:value-type="float">
            <text:p>347.333</text:p>
          </table:table-cell>
          <table:table-cell table:style-name="ce7" table:formula="of:=[.D178]-[.C178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7" office:value-type="float" office:value="347.5" calcext:value-type="float">
            <text:p>347.500</text:p>
          </table:table-cell>
          <table:table-cell table:style-name="ce7" office:value-type="float" office:value="347.333343505859" calcext:value-type="float">
            <text:p>347.333</text:p>
          </table:table-cell>
          <table:table-cell table:style-name="ce7" office:value-type="float" office:value="347.666656494141" calcext:value-type="float">
            <text:p>347.667</text:p>
          </table:table-cell>
          <table:table-cell table:style-name="ce7" table:formula="of:=[.D179]-[.C179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7" office:value-type="float" office:value="347.833343505859" calcext:value-type="float">
            <text:p>347.833</text:p>
          </table:table-cell>
          <table:table-cell table:style-name="ce7" office:value-type="float" office:value="347.666656494141" calcext:value-type="float">
            <text:p>347.667</text:p>
          </table:table-cell>
          <table:table-cell table:style-name="ce7" office:value-type="float" office:value="348" calcext:value-type="float">
            <text:p>348.000</text:p>
          </table:table-cell>
          <table:table-cell table:style-name="ce7" table:formula="of:=[.D180]-[.C180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348.166656494141" calcext:value-type="float">
            <text:p>348.167</text:p>
          </table:table-cell>
          <table:table-cell table:style-name="ce7" office:value-type="float" office:value="348" calcext:value-type="float">
            <text:p>348.000</text:p>
          </table:table-cell>
          <table:table-cell table:style-name="ce7" office:value-type="float" office:value="348.333343505859" calcext:value-type="float">
            <text:p>348.333</text:p>
          </table:table-cell>
          <table:table-cell table:style-name="ce7" table:formula="of:=[.D181]-[.C181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7" office:value-type="float" office:value="348.5" calcext:value-type="float">
            <text:p>348.500</text:p>
          </table:table-cell>
          <table:table-cell table:style-name="ce7" office:value-type="float" office:value="348.333343505859" calcext:value-type="float">
            <text:p>348.333</text:p>
          </table:table-cell>
          <table:table-cell table:style-name="ce7" office:value-type="float" office:value="348.666656494141" calcext:value-type="float">
            <text:p>348.667</text:p>
          </table:table-cell>
          <table:table-cell table:style-name="ce7" table:formula="of:=[.D182]-[.C182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7" office:value-type="float" office:value="348.833343505859" calcext:value-type="float">
            <text:p>348.833</text:p>
          </table:table-cell>
          <table:table-cell table:style-name="ce7" office:value-type="float" office:value="348.666656494141" calcext:value-type="float">
            <text:p>348.667</text:p>
          </table:table-cell>
          <table:table-cell table:style-name="ce7" office:value-type="float" office:value="349" calcext:value-type="float">
            <text:p>349.000</text:p>
          </table:table-cell>
          <table:table-cell table:style-name="ce7" table:formula="of:=[.D183]-[.C183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349.166656494141" calcext:value-type="float">
            <text:p>349.167</text:p>
          </table:table-cell>
          <table:table-cell table:style-name="ce7" office:value-type="float" office:value="349" calcext:value-type="float">
            <text:p>349.000</text:p>
          </table:table-cell>
          <table:table-cell table:style-name="ce7" office:value-type="float" office:value="349.333343505859" calcext:value-type="float">
            <text:p>349.333</text:p>
          </table:table-cell>
          <table:table-cell table:style-name="ce7" table:formula="of:=[.D184]-[.C184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7" office:value-type="float" office:value="349.5" calcext:value-type="float">
            <text:p>349.500</text:p>
          </table:table-cell>
          <table:table-cell table:style-name="ce7" office:value-type="float" office:value="349.333343505859" calcext:value-type="float">
            <text:p>349.333</text:p>
          </table:table-cell>
          <table:table-cell table:style-name="ce7" office:value-type="float" office:value="349.666656494141" calcext:value-type="float">
            <text:p>349.667</text:p>
          </table:table-cell>
          <table:table-cell table:style-name="ce7" table:formula="of:=[.D185]-[.C185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349.833343505859" calcext:value-type="float">
            <text:p>349.833</text:p>
          </table:table-cell>
          <table:table-cell table:style-name="ce7" office:value-type="float" office:value="349.666656494141" calcext:value-type="float">
            <text:p>349.667</text:p>
          </table:table-cell>
          <table:table-cell table:style-name="ce7" office:value-type="float" office:value="350" calcext:value-type="float">
            <text:p>350.000</text:p>
          </table:table-cell>
          <table:table-cell table:style-name="ce7" table:formula="of:=[.D186]-[.C186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7" office:value-type="float" office:value="350.166656494141" calcext:value-type="float">
            <text:p>350.167</text:p>
          </table:table-cell>
          <table:table-cell table:style-name="ce7" office:value-type="float" office:value="350" calcext:value-type="float">
            <text:p>350.000</text:p>
          </table:table-cell>
          <table:table-cell table:style-name="ce7" office:value-type="float" office:value="350.333343505859" calcext:value-type="float">
            <text:p>350.333</text:p>
          </table:table-cell>
          <table:table-cell table:style-name="ce7" table:formula="of:=[.D187]-[.C187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7" office:value-type="float" office:value="350.5" calcext:value-type="float">
            <text:p>350.500</text:p>
          </table:table-cell>
          <table:table-cell table:style-name="ce7" office:value-type="float" office:value="350.333343505859" calcext:value-type="float">
            <text:p>350.333</text:p>
          </table:table-cell>
          <table:table-cell table:style-name="ce7" office:value-type="float" office:value="350.666656494141" calcext:value-type="float">
            <text:p>350.667</text:p>
          </table:table-cell>
          <table:table-cell table:style-name="ce7" table:formula="of:=[.D188]-[.C188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350.833343505859" calcext:value-type="float">
            <text:p>350.833</text:p>
          </table:table-cell>
          <table:table-cell table:style-name="ce7" office:value-type="float" office:value="350.666656494141" calcext:value-type="float">
            <text:p>350.667</text:p>
          </table:table-cell>
          <table:table-cell table:style-name="ce7" office:value-type="float" office:value="351" calcext:value-type="float">
            <text:p>351.000</text:p>
          </table:table-cell>
          <table:table-cell table:style-name="ce7" table:formula="of:=[.D189]-[.C189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7" office:value-type="float" office:value="351.166656494141" calcext:value-type="float">
            <text:p>351.167</text:p>
          </table:table-cell>
          <table:table-cell table:style-name="ce7" office:value-type="float" office:value="351" calcext:value-type="float">
            <text:p>351.000</text:p>
          </table:table-cell>
          <table:table-cell table:style-name="ce7" office:value-type="float" office:value="351.333343505859" calcext:value-type="float">
            <text:p>351.333</text:p>
          </table:table-cell>
          <table:table-cell table:style-name="ce7" table:formula="of:=[.D190]-[.C190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7" office:value-type="float" office:value="351.5" calcext:value-type="float">
            <text:p>351.500</text:p>
          </table:table-cell>
          <table:table-cell table:style-name="ce7" office:value-type="float" office:value="351.333343505859" calcext:value-type="float">
            <text:p>351.333</text:p>
          </table:table-cell>
          <table:table-cell table:style-name="ce7" office:value-type="float" office:value="351.666656494141" calcext:value-type="float">
            <text:p>351.667</text:p>
          </table:table-cell>
          <table:table-cell table:style-name="ce7" table:formula="of:=[.D191]-[.C191]" office:value-type="float" office:value="0.333312988282046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7" office:value-type="float" office:value="351.833343505859" calcext:value-type="float">
            <text:p>351.833</text:p>
          </table:table-cell>
          <table:table-cell table:style-name="ce7" office:value-type="float" office:value="351.666656494141" calcext:value-type="float">
            <text:p>351.667</text:p>
          </table:table-cell>
          <table:table-cell table:style-name="ce7" office:value-type="float" office:value="352" calcext:value-type="float">
            <text:p>352.000</text:p>
          </table:table-cell>
          <table:table-cell table:style-name="ce7" table:formula="of:=[.D192]-[.C192]" office:value-type="float" office:value="0.333343505858977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7" office:value-type="float" office:value="352.166656494141" calcext:value-type="float">
            <text:p>352.167</text:p>
          </table:table-cell>
          <table:table-cell table:style-name="ce7" office:value-type="float" office:value="352" calcext:value-type="float">
            <text:p>352.000</text:p>
          </table:table-cell>
          <table:table-cell table:style-name="ce7" office:value-type="float" office:value="352.33334351" calcext:value-type="float">
            <text:p>352.333</text:p>
          </table:table-cell>
          <table:table-cell table:style-name="ce7" table:formula="of:=[.D193]-[.C193]" office:value-type="float" office:value="0.33334351000002" calcext:value-type="float">
            <text:p>0.333</text:p>
          </table:table-cell>
          <table:table-cell table:style-name="ce9"/>
          <table:table-cell table:style-name="ce10" table:number-columns-repeated="4"/>
          <table:table-cell table:number-columns-repeated="1014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K112:Sheet1.K112">
            <calcext:condition calcext:apply-style-name="Untitled1" calcext:value="formula-is(MOD(ROW()+1;2=1))" calcext:base-cell-address="Sheet1.K112"/>
          </calcext:conditional-format>
          <calcext:conditional-format calcext:target-range-address="Sheet1.A2:Sheet1.J193">
            <calcext:condition calcext:apply-style-name="Untitled2" calcext:value="formula-is(MOD(ROW()+1;2=1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A2:Sheet1.J133">
            <calcext:condition calcext:apply-style-name="Untitled2" calcext:value="formula-is(MOD(ROW()+1;2=1))" calcext:base-cell-address="Sheet1.A2"/>
            <calcext:condition calcext:apply-style-name="Accent" calcext:value="=0" calcext:base-cell-address="Sheet1.A2"/>
          </calcext:conditional-format>
          <calcext:conditional-format calcext:target-range-address="Sheet1.A1:Sheet1.J133">
            <calcext:condition calcext:apply-style-name="Untitled2" calcext:value="formula-is(ISODD(ROW()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A134:Sheet1.E193">
            <calcext:condition calcext:apply-style-name="Untitled4" calcext:value="formula-is(ISODD(ROW()))" calcext:base-cell-address="Sheet1.A1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adc5e7"/>
    </style:style>
    <style:style style:name="Untitled2" style:family="table-cell" style:parent-style-name="Default">
      <style:table-cell-properties fo:background-color="#adc5e7"/>
    </style:style>
    <style:style style:name="Untitled3" style:family="table-cell" style:parent-style-name="Default">
      <style:table-cell-properties fo:background-color="#adc5e7"/>
    </style:style>
    <style:style style:name="Untitled4" style:family="table-cell" style:parent-style-name="Default">
      <style:table-cell-properties fo:background-color="#adc5e7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32:08.797580967</meta:creation-date>
    <meta:generator>LibreOffice/6.0.7.3$Linux_X86_64 LibreOffice_project/00m0$Build-3</meta:generator>
    <dc:date>2019-09-26T13:07:14.609923947</dc:date>
    <meta:editing-duration>PT1H35M4S</meta:editing-duration>
    <meta:editing-cycles>6</meta:editing-cycles>
    <meta:document-statistic meta:table-count="1" meta:cell-count="1630" meta:object-count="0"/>
  </office:meta>
</office:document-meta>
</file>